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settings.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color="#0000ff" style:font-name="Times New Roman" fo:font-size="12pt" officeooo:rsid="00245081" officeooo:paragraph-rsid="00409c56" style:font-size-asian="12pt" style:font-size-complex="12pt"/>
    </style:style>
    <style:style style:name="P2" style:family="paragraph" style:parent-style-name="Standard">
      <style:text-properties fo:color="#0000ff" style:font-name="Times New Roman" fo:font-size="12pt" officeooo:rsid="00245081" officeooo:paragraph-rsid="00245081" style:font-size-asian="12pt" style:font-size-complex="12pt"/>
    </style:style>
    <style:style style:name="P3" style:family="paragraph" style:parent-style-name="Standard">
      <style:text-properties style:font-name="Times New Roman" fo:font-size="12pt" officeooo:rsid="00b11538" officeooo:paragraph-rsid="00b11538" style:font-size-asian="12pt" style:font-size-complex="12pt"/>
    </style:style>
    <style:style style:name="P4" style:family="paragraph" style:parent-style-name="Standard">
      <style:paragraph-properties fo:margin-left="0in" fo:margin-right="0in" fo:margin-top="0.1in" fo:margin-bottom="0in" style:contextual-spacing="false" fo:text-indent="0in" style:auto-text-indent="false"/>
      <style:text-properties fo:color="#0000ff" style:font-name="Times New Roman" fo:font-size="12pt" officeooo:rsid="00245081" officeooo:paragraph-rsid="00245081" style:font-size-asian="12pt" style:font-size-complex="12pt"/>
    </style:style>
    <style:style style:name="P5" style:family="paragraph" style:parent-style-name="Standard">
      <style:paragraph-properties fo:margin-left="0in" fo:margin-right="0in" fo:margin-top="0.1in" fo:margin-bottom="0in" style:contextual-spacing="false" fo:text-indent="0in" style:auto-text-indent="false"/>
      <style:text-properties fo:color="#0000ff" style:font-name="Times New Roman" fo:font-size="12pt" officeooo:rsid="00245081" officeooo:paragraph-rsid="00327744" style:font-size-asian="12pt" style:font-size-complex="12pt"/>
    </style:style>
    <style:style style:name="P6" style:family="paragraph" style:parent-style-name="Standard">
      <style:paragraph-properties fo:margin-left="0in" fo:margin-right="0in" fo:margin-top="0.1in" fo:margin-bottom="0in" style:contextual-spacing="false" fo:text-indent="0in" style:auto-text-indent="false"/>
      <style:text-properties officeooo:rsid="001d2a31" officeooo:paragraph-rsid="00459775"/>
    </style:style>
    <style:style style:name="P7" style:family="paragraph" style:parent-style-name="Standard">
      <style:paragraph-properties fo:margin-left="0in" fo:margin-right="0in" fo:margin-top="0.1in" fo:margin-bottom="0in" style:contextual-spacing="false" fo:text-indent="0in" style:auto-text-indent="false"/>
      <style:text-properties fo:font-size="12pt" officeooo:paragraph-rsid="023e2bb6" style:font-size-asian="12pt" style:font-size-complex="12pt"/>
    </style:style>
    <style:style style:name="P8" style:family="paragraph" style:parent-style-name="Standard">
      <style:paragraph-properties fo:margin-left="0in" fo:margin-right="0in" fo:margin-top="0.1in" fo:margin-bottom="0in" style:contextual-spacing="false" fo:text-indent="0in" style:auto-text-indent="false"/>
      <style:text-properties fo:font-size="12pt" officeooo:paragraph-rsid="0256db77" style:font-size-asian="12pt" style:font-size-complex="12pt"/>
    </style:style>
    <style:style style:name="P9" style:family="paragraph" style:parent-style-name="Standard">
      <style:paragraph-properties fo:margin-left="0in" fo:margin-right="0in" fo:margin-top="0.1in" fo:margin-bottom="0in" style:contextual-spacing="false" fo:text-indent="0in" style:auto-text-indent="false"/>
      <style:text-properties officeooo:paragraph-rsid="021df166"/>
    </style:style>
    <style:style style:name="P10" style:family="paragraph" style:parent-style-name="Standard">
      <style:paragraph-properties fo:margin-left="0in" fo:margin-right="0in" fo:margin-top="0.1in" fo:margin-bottom="0in" style:contextual-spacing="false" fo:text-indent="0in" style:auto-text-indent="false"/>
      <style:text-properties fo:font-variant="normal" fo:text-transform="none" fo:color="#000000" style:font-name="Times New Roman" fo:font-size="12pt" fo:letter-spacing="normal" fo:font-style="normal" fo:font-weight="normal" officeooo:rsid="001ebdb1" officeooo:paragraph-rsid="0088784f" style:font-size-asian="12pt" style:font-size-complex="12pt"/>
    </style:style>
    <style:style style:name="P11" style:family="paragraph" style:parent-style-name="Standard">
      <style:paragraph-properties fo:margin-left="0in" fo:margin-right="0in" fo:margin-top="0.1in" fo:margin-bottom="0in" style:contextual-spacing="false" fo:text-indent="0in" style:auto-text-indent="false"/>
      <style:text-properties fo:color="#000000" style:font-name="Times New Roman" fo:font-size="12pt" officeooo:rsid="00245081" officeooo:paragraph-rsid="00245081" style:font-size-asian="12pt" style:font-size-complex="12pt"/>
    </style:style>
    <style:style style:name="P12" style:family="paragraph" style:parent-style-name="Standard">
      <style:paragraph-properties fo:margin-left="0in" fo:margin-right="0in" fo:margin-top="0.1in" fo:margin-bottom="0in" style:contextual-spacing="false" fo:text-indent="0in" style:auto-text-indent="false"/>
      <style:text-properties style:font-name="Times New Roman" fo:font-size="12pt" officeooo:paragraph-rsid="020bdc54" style:font-size-asian="12pt" style:font-size-complex="12pt"/>
    </style:style>
    <style:style style:name="P13" style:family="paragraph" style:parent-style-name="Standard">
      <style:paragraph-properties fo:margin-left="0in" fo:margin-right="0in" fo:margin-top="0.1in" fo:margin-bottom="0in" style:contextual-spacing="false" fo:text-indent="0in" style:auto-text-indent="false"/>
      <style:text-properties style:font-name="Times New Roman" fo:font-size="12pt" officeooo:rsid="001ebd7c" officeooo:paragraph-rsid="00245081" style:font-size-asian="12pt" style:font-size-complex="12pt"/>
    </style:style>
    <style:style style:name="P14" style:family="paragraph" style:parent-style-name="Standard">
      <style:paragraph-properties fo:margin-left="0in" fo:margin-right="0in" fo:margin-top="0.1in" fo:margin-bottom="0in" style:contextual-spacing="false" fo:text-indent="0in" style:auto-text-indent="false"/>
      <style:text-properties style:font-name="Times New Roman" fo:font-size="12pt" officeooo:rsid="002ede93" officeooo:paragraph-rsid="002ede93" style:font-size-asian="12pt" style:font-size-complex="12pt"/>
    </style:style>
    <style:style style:name="P15" style:family="paragraph" style:parent-style-name="Standard">
      <style:paragraph-properties fo:margin-left="0in" fo:margin-right="0in" fo:margin-top="0.1in" fo:margin-bottom="0in" style:contextual-spacing="false" fo:text-indent="0in" style:auto-text-indent="false"/>
      <style:text-properties style:font-name="Times New Roman" fo:font-size="12pt" officeooo:rsid="001ebdb1" officeooo:paragraph-rsid="0037dba7" style:font-size-asian="12pt" style:font-size-complex="12pt"/>
    </style:style>
    <style:style style:name="P16" style:family="paragraph" style:parent-style-name="Standard">
      <style:paragraph-properties fo:margin-left="0in" fo:margin-right="0in" fo:margin-top="0.1in" fo:margin-bottom="0in" style:contextual-spacing="false" fo:text-indent="0in" style:auto-text-indent="false"/>
      <style:text-properties style:font-name="Times New Roman" fo:font-size="12pt" officeooo:rsid="001ebdb1" officeooo:paragraph-rsid="016a567d" style:font-size-asian="12pt" style:font-size-complex="12pt"/>
    </style:style>
    <style:style style:name="P17" style:family="paragraph" style:parent-style-name="Standard">
      <style:paragraph-properties fo:margin-left="0in" fo:margin-right="0in" fo:margin-top="0.1in" fo:margin-bottom="0in" style:contextual-spacing="false" fo:text-indent="0in" style:auto-text-indent="false"/>
      <style:text-properties style:font-name="Times New Roman" fo:font-size="12pt" officeooo:rsid="00245081" officeooo:paragraph-rsid="00327744" style:font-size-asian="12pt" style:font-size-complex="12pt"/>
    </style:style>
    <style:style style:name="P18" style:family="paragraph" style:parent-style-name="Standard">
      <style:paragraph-properties fo:margin-left="0in" fo:margin-right="0in" fo:margin-top="0.1in" fo:margin-bottom="0in" style:contextual-spacing="false" fo:text-indent="0in" style:auto-text-indent="false"/>
      <style:text-properties style:font-name="Times New Roman" fo:font-size="12pt" officeooo:paragraph-rsid="022554ce" style:font-size-asian="12pt" style:font-size-complex="12pt"/>
    </style:style>
    <style:style style:name="P19" style:family="paragraph" style:parent-style-name="Standard">
      <style:paragraph-properties fo:margin-left="0in" fo:margin-right="0in" fo:margin-top="0.1in" fo:margin-bottom="0in" style:contextual-spacing="false" fo:text-indent="0in" style:auto-text-indent="false"/>
      <style:text-properties style:font-name="Times New Roman" fo:font-size="12pt" officeooo:rsid="001d2a31" officeooo:paragraph-rsid="02287483" style:font-size-asian="12pt" style:font-size-complex="12pt"/>
    </style:style>
    <style:style style:name="P20" style:family="paragraph" style:parent-style-name="Standard">
      <style:paragraph-properties fo:margin-left="0in" fo:margin-right="0in" fo:margin-top="0.1in" fo:margin-bottom="0in" style:contextual-spacing="false" fo:text-indent="0in" style:auto-text-indent="false"/>
      <style:text-properties style:font-name="Times New Roman" fo:font-size="12pt" officeooo:rsid="001d2a31" officeooo:paragraph-rsid="010795bc" style:font-size-asian="12pt" style:font-size-complex="12pt"/>
    </style:style>
    <style:style style:name="P21" style:family="paragraph" style:parent-style-name="Standard">
      <style:paragraph-properties fo:margin-left="0in" fo:margin-right="0in" fo:margin-top="0.1in" fo:margin-bottom="0in" style:contextual-spacing="false" fo:text-indent="0in" style:auto-text-indent="false"/>
      <style:text-properties style:font-name="Times New Roman" fo:font-size="12pt" officeooo:rsid="0031b9fd" officeooo:paragraph-rsid="0113e99e" style:font-size-asian="12pt" style:font-size-complex="12pt"/>
    </style:style>
    <style:style style:name="P22" style:family="paragraph" style:parent-style-name="Standard">
      <style:paragraph-properties fo:margin-left="0in" fo:margin-right="0in" fo:margin-top="0.1in" fo:margin-bottom="0in" style:contextual-spacing="false" fo:text-indent="0in" style:auto-text-indent="false"/>
      <style:text-properties style:font-name="Times New Roman" fo:font-size="12pt" officeooo:paragraph-rsid="01f09fb5" style:font-size-asian="12pt" style:font-size-complex="12pt"/>
    </style:style>
    <style:style style:name="P23" style:family="paragraph" style:parent-style-name="Standard">
      <style:paragraph-properties fo:margin-left="0in" fo:margin-right="0in" fo:margin-top="0.1in" fo:margin-bottom="0in" style:contextual-spacing="false" fo:text-indent="0in" style:auto-text-indent="false"/>
      <style:text-properties style:font-name="Times New Roman" fo:font-size="12pt" officeooo:paragraph-rsid="01bff27c" style:font-size-asian="12pt" style:font-size-complex="12pt"/>
    </style:style>
    <style:style style:name="P24" style:family="paragraph" style:parent-style-name="Standard">
      <style:paragraph-properties fo:margin-left="0in" fo:margin-right="0in" fo:margin-top="0.1in" fo:margin-bottom="0in" style:contextual-spacing="false" fo:text-indent="0in" style:auto-text-indent="false"/>
      <style:text-properties style:font-name="Times New Roman" fo:font-size="12pt" officeooo:rsid="0067dfc5" officeooo:paragraph-rsid="021761a7" style:font-size-asian="12pt" style:font-size-complex="12pt"/>
    </style:style>
    <style:style style:name="P25" style:family="paragraph" style:parent-style-name="Standard">
      <style:paragraph-properties fo:margin-left="0in" fo:margin-right="0in" fo:margin-top="0.1in" fo:margin-bottom="0in" style:contextual-spacing="false" fo:text-indent="0in" style:auto-text-indent="false"/>
      <style:text-properties style:font-name="Times New Roman" fo:font-size="12pt" fo:font-weight="bold" officeooo:rsid="001ebd7c" officeooo:paragraph-rsid="001ebd7c" style:font-size-asian="12pt" style:font-weight-asian="bold" style:font-size-complex="12pt" style:font-weight-complex="bold"/>
    </style:style>
    <style:style style:name="P26" style:family="paragraph" style:parent-style-name="Standard">
      <style:paragraph-properties fo:margin-left="0in" fo:margin-right="0in" fo:margin-top="0.1in" fo:margin-bottom="0in" style:contextual-spacing="false" fo:text-indent="0in" style:auto-text-indent="false"/>
      <style:text-properties officeooo:paragraph-rsid="023471a0"/>
    </style:style>
    <style:style style:name="P27" style:family="paragraph" style:parent-style-name="Standard">
      <style:paragraph-properties fo:margin-left="0in" fo:margin-right="0in" fo:margin-top="0.1in" fo:margin-bottom="0in" style:contextual-spacing="false" fo:text-indent="0in" style:auto-text-indent="false"/>
      <style:text-properties officeooo:paragraph-rsid="02413dd8"/>
    </style:style>
    <style:style style:name="P28" style:family="paragraph" style:parent-style-name="Standard">
      <style:paragraph-properties fo:margin-left="0in" fo:margin-right="0in" fo:margin-top="0.1in" fo:margin-bottom="0in" style:contextual-spacing="false" fo:text-indent="0in" style:auto-text-indent="false"/>
      <style:text-properties officeooo:paragraph-rsid="025ee0e3"/>
    </style:style>
    <style:style style:name="P29" style:family="paragraph" style:parent-style-name="Text_20_body">
      <style:paragraph-properties fo:margin-left="0in" fo:margin-right="0in" fo:margin-top="0.1in" fo:margin-bottom="0in" style:contextual-spacing="false" fo:text-indent="0in" style:auto-text-indent="false"/>
      <style:text-properties fo:font-variant="normal" fo:text-transform="none" fo:color="#000000" style:font-name="Times New Roman" fo:font-size="12pt" fo:letter-spacing="normal" fo:font-style="normal" fo:font-weight="bold" officeooo:rsid="00869552" officeooo:paragraph-rsid="0151e256" style:font-size-asian="12pt" style:font-weight-asian="bold" style:font-size-complex="12pt" style:font-weight-complex="bold"/>
    </style:style>
    <style:style style:name="P30" style:family="paragraph" style:parent-style-name="Text_20_body">
      <style:paragraph-properties fo:margin-left="0in" fo:margin-right="0in" fo:margin-top="0.1in" fo:margin-bottom="0in" style:contextual-spacing="false" fo:text-indent="0in" style:auto-text-indent="false"/>
      <style:text-properties style:font-name="Times New Roman" fo:font-size="12pt" style:font-size-asian="12pt" style:font-size-complex="12pt"/>
    </style:style>
    <style:style style:name="P31" style:family="paragraph" style:parent-style-name="Text_20_body">
      <style:paragraph-properties fo:margin-left="0in" fo:margin-right="0in" fo:margin-top="0.1in" fo:margin-bottom="0in" style:contextual-spacing="false" fo:text-indent="0in" style:auto-text-indent="false"/>
      <style:text-properties style:font-name="Times New Roman" fo:font-size="12pt" officeooo:rsid="0067dfc5" officeooo:paragraph-rsid="00b22ec1" style:font-size-asian="12pt" style:font-size-complex="12pt"/>
    </style:style>
    <style:style style:name="P32" style:family="paragraph" style:parent-style-name="Text_20_body">
      <style:paragraph-properties fo:margin-left="0in" fo:margin-right="0in" fo:margin-top="0.1in" fo:margin-bottom="0in" style:contextual-spacing="false" fo:text-indent="0in" style:auto-text-indent="false"/>
      <style:text-properties style:font-name="Times New Roman" fo:font-size="12pt" officeooo:paragraph-rsid="0213a845" style:font-size-asian="12pt" style:font-size-complex="12pt"/>
    </style:style>
    <style:style style:name="P33" style:family="paragraph" style:parent-style-name="Text_20_body">
      <style:paragraph-properties fo:margin-left="0in" fo:margin-right="0in" fo:margin-top="0.1in" fo:margin-bottom="0in" style:contextual-spacing="false" fo:text-indent="0in" style:auto-text-indent="false"/>
      <style:text-properties officeooo:paragraph-rsid="025ee0e3"/>
    </style:style>
    <style:style style:name="P34" style:family="paragraph" style:parent-style-name="Text_20_body">
      <style:paragraph-properties fo:margin-left="0in" fo:margin-right="0in" fo:margin-top="0.1in" fo:margin-bottom="0in" style:contextual-spacing="false" fo:text-indent="0in" style:auto-text-indent="false"/>
      <style:text-properties fo:font-variant="normal" fo:text-transform="none" fo:color="#000000" style:font-name="Times New Roman" fo:font-size="12pt" fo:letter-spacing="normal" fo:font-style="normal" fo:font-weight="normal" officeooo:rsid="004aca4d" officeooo:paragraph-rsid="019c0fd2" style:font-size-asian="12pt" style:font-weight-asian="bold" style:font-size-complex="12pt" style:font-weight-complex="bold"/>
    </style:style>
    <style:style style:name="P35" style:family="paragraph" style:parent-style-name="Text_20_body">
      <style:paragraph-properties fo:margin-left="0in" fo:margin-right="0in" fo:margin-top="0.1in" fo:margin-bottom="0in" style:contextual-spacing="false" fo:text-indent="0in" style:auto-text-indent="false"/>
      <style:text-properties style:font-name="Times New Roman" fo:font-size="12pt" officeooo:paragraph-rsid="0261fd7f" style:font-size-asian="12pt" style:font-size-complex="12pt"/>
    </style:style>
    <style:style style:name="P36" style:family="paragraph" style:parent-style-name="Standard" style:master-page-name="Standard">
      <style:paragraph-properties fo:margin-left="0in" fo:margin-right="0in" fo:margin-top="0.1in" fo:margin-bottom="0in" style:contextual-spacing="false" fo:text-indent="0in" style:auto-text-indent="false" style:page-number="auto"/>
      <style:text-properties fo:color="#0000ff" style:font-name="Times New Roman" fo:font-size="12pt" officeooo:rsid="00245081" officeooo:paragraph-rsid="00245081" style:font-size-asian="12pt" style:font-size-complex="12pt"/>
    </style:style>
    <style:style style:name="P37" style:family="paragraph" style:parent-style-name="Standard">
      <style:paragraph-properties fo:margin-left="0in" fo:margin-right="0in" fo:margin-top="0.1in" fo:margin-bottom="0in" style:contextual-spacing="false" fo:text-indent="0in" style:auto-text-indent="false"/>
      <style:text-properties style:font-name="Times New Roman" fo:font-size="12pt" fo:font-weight="bold" officeooo:rsid="0039da2d" officeooo:paragraph-rsid="0039da2d" style:font-size-asian="12pt" style:font-weight-asian="bold" style:font-size-complex="12pt" style:font-weight-complex="bold"/>
    </style:style>
    <style:style style:name="P38" style:family="paragraph" style:parent-style-name="Standard">
      <style:paragraph-properties fo:margin-left="0in" fo:margin-right="0in" fo:margin-top="0.1in" fo:margin-bottom="0in" style:contextual-spacing="false" fo:text-indent="0in" style:auto-text-indent="false"/>
      <style:text-properties style:font-name="Times New Roman" fo:font-size="12pt" fo:font-weight="bold" officeooo:rsid="0115a6c5" officeooo:paragraph-rsid="0115a6c5" style:font-size-asian="12pt" style:font-weight-asian="bold" style:font-size-complex="12pt" style:font-weight-complex="bold"/>
    </style:style>
    <style:style style:name="P39" style:family="paragraph" style:parent-style-name="Standard">
      <style:paragraph-properties fo:margin-left="0in" fo:margin-right="0in" fo:margin-top="0.1in" fo:margin-bottom="0in" style:contextual-spacing="false" fo:text-indent="0in" style:auto-text-indent="false"/>
      <style:text-properties style:font-name="Times New Roman" fo:font-size="12pt" fo:font-weight="bold" officeooo:rsid="01345ef7" officeooo:paragraph-rsid="011a4753" style:font-size-asian="12pt" style:font-weight-asian="bold" style:font-size-complex="12pt" style:font-weight-complex="bold"/>
    </style:style>
    <style:style style:name="P40" style:family="paragraph" style:parent-style-name="Standard">
      <style:paragraph-properties fo:margin-left="0in" fo:margin-right="0in" fo:margin-top="0.1in" fo:margin-bottom="0in" style:contextual-spacing="false" fo:text-indent="0in" style:auto-text-indent="false"/>
      <style:text-properties style:font-name="Times New Roman" fo:font-size="12pt" fo:font-weight="bold" officeooo:rsid="00951c20" officeooo:paragraph-rsid="00951c20" style:font-size-asian="12pt" style:font-weight-asian="bold" style:font-size-complex="12pt" style:font-weight-complex="bold"/>
    </style:style>
    <style:style style:name="P41" style:family="paragraph" style:parent-style-name="Standard">
      <style:paragraph-properties fo:margin-left="0in" fo:margin-right="0in" fo:margin-top="0.1in" fo:margin-bottom="0in" style:contextual-spacing="false" fo:text-indent="0in" style:auto-text-indent="false"/>
      <style:text-properties fo:font-variant="normal" fo:text-transform="none" fo:color="#000000" style:font-name="Times New Roman" fo:font-size="12pt" fo:letter-spacing="normal" fo:font-style="normal" fo:font-weight="normal" officeooo:rsid="021761a7" officeooo:paragraph-rsid="021761a7" style:font-size-asian="12pt" style:font-name-complex="Arial1" style:font-size-complex="12pt"/>
    </style:style>
    <style:style style:name="P42" style:family="paragraph" style:parent-style-name="Standard">
      <style:paragraph-properties fo:margin-left="0in" fo:margin-right="0in" fo:margin-top="0.1in" fo:margin-bottom="0in" style:contextual-spacing="false" fo:text-indent="0in" style:auto-text-indent="false"/>
      <style:text-properties fo:color="#0000ff" style:font-name="Times New Roman" fo:font-size="12pt" officeooo:rsid="0049564d" officeooo:paragraph-rsid="02413dd8" style:font-size-asian="12pt" style:font-size-complex="12pt"/>
    </style:style>
    <style:style style:name="P43" style:family="paragraph" style:parent-style-name="Standard">
      <style:paragraph-properties fo:margin-left="0in" fo:margin-right="0in" fo:margin-top="0.1in" fo:margin-bottom="0in" style:contextual-spacing="false" fo:text-indent="0in" style:auto-text-indent="false"/>
      <style:text-properties fo:color="#0000ff" style:font-name="Times New Roman" fo:font-size="12pt" officeooo:rsid="00245081" officeooo:paragraph-rsid="00245081" style:font-size-asian="12pt" style:font-size-complex="12pt"/>
    </style:style>
    <style:style style:name="P44" style:family="paragraph" style:parent-style-name="Standard">
      <style:paragraph-properties fo:margin-left="0in" fo:margin-right="0in" fo:margin-top="0.0598in" fo:margin-bottom="0in" style:contextual-spacing="false" fo:text-indent="0in" style:auto-text-indent="false"/>
      <style:text-properties fo:color="#0000ff" style:font-name="Times New Roman" fo:font-size="12pt" officeooo:rsid="00245081" officeooo:paragraph-rsid="00245081" style:font-size-asian="12pt" style:font-size-complex="12pt"/>
    </style:style>
    <style:style style:name="P45" style:family="paragraph" style:parent-style-name="Standard">
      <style:text-properties style:font-name="Times New Roman" fo:font-size="12pt" officeooo:rsid="024d0436" officeooo:paragraph-rsid="024d0436" style:font-size-asian="12pt" style:font-size-complex="12pt"/>
    </style:style>
    <style:style style:name="P46" style:family="paragraph" style:parent-style-name="Standard">
      <style:text-properties style:font-name="Times New Roman" fo:font-size="12pt" officeooo:rsid="001d2a31" officeooo:paragraph-rsid="00b39c7c" style:font-size-asian="12pt" style:font-size-complex="12pt"/>
    </style:style>
    <style:style style:name="P47" style:family="paragraph" style:parent-style-name="Standard">
      <style:text-properties style:font-name="Times New Roman" fo:font-size="12pt" officeooo:rsid="00b11538" officeooo:paragraph-rsid="00b11538" style:font-size-asian="12pt" style:font-size-complex="12pt"/>
    </style:style>
    <style:style style:name="P48" style:family="paragraph" style:parent-style-name="Standard">
      <style:text-properties style:font-name="Times New Roman" fo:font-size="12pt" officeooo:rsid="001d2a31" officeooo:paragraph-rsid="025f4976" style:font-size-asian="12pt" style:font-size-complex="12pt"/>
    </style:style>
    <style:style style:name="P49" style:family="paragraph" style:parent-style-name="Standard">
      <style:text-properties style:font-name="Times New Roman" fo:font-size="12pt" officeooo:rsid="001d2a31" officeooo:paragraph-rsid="025ff251" style:font-size-asian="12pt" style:font-size-complex="12pt"/>
    </style:style>
    <style:style style:name="P50" style:family="paragraph" style:parent-style-name="Standard">
      <style:text-properties style:font-name="Times New Roman" fo:font-size="12pt" officeooo:rsid="001d2a31" officeooo:paragraph-rsid="02601f6b" style:font-size-asian="12pt" style:font-size-complex="12pt"/>
    </style:style>
    <style:style style:name="P51" style:family="paragraph" style:parent-style-name="Standard">
      <style:text-properties fo:color="#0000ff" style:font-name="Times New Roman" fo:font-size="12pt" officeooo:rsid="00245081" officeooo:paragraph-rsid="00409c56" style:font-size-asian="12pt" style:font-size-complex="12pt"/>
    </style:style>
    <style:style style:name="P52" style:family="paragraph" style:parent-style-name="Standard">
      <style:text-properties fo:color="#0000ff" style:font-name="Times New Roman" fo:font-size="12pt" officeooo:rsid="00245081" officeooo:paragraph-rsid="00245081" style:font-size-asian="12pt" style:font-size-complex="12pt"/>
    </style:style>
    <style:style style:name="P53" style:family="paragraph" style:parent-style-name="Footnote">
      <style:text-properties fo:font-variant="normal" fo:text-transform="none" style:text-position="0% 100%" fo:font-style="normal" style:text-underline-style="none" fo:font-weight="normal"/>
    </style:style>
    <style:style style:name="P54" style:family="paragraph" style:parent-style-name="Bibliography_20_1">
      <style:text-properties fo:font-style="normal" fo:font-weight="normal" style:font-style-asian="normal" style:font-weight-asian="normal"/>
    </style:style>
    <style:style style:name="T1" style:family="text">
      <style:text-properties fo:font-variant="normal" fo:text-transform="none" fo:color="#000000" fo:letter-spacing="normal" fo:font-style="normal" fo:font-weight="normal" officeooo:rsid="004f35bf"/>
    </style:style>
    <style:style style:name="T2" style:family="text">
      <style:text-properties fo:font-variant="normal" fo:text-transform="none" fo:color="#000000" fo:letter-spacing="normal" fo:font-style="normal" fo:font-weight="normal" officeooo:rsid="00691217"/>
    </style:style>
    <style:style style:name="T3" style:family="text">
      <style:text-properties fo:font-variant="normal" fo:text-transform="none" fo:color="#000000" fo:letter-spacing="normal" fo:font-style="normal" fo:font-weight="normal" officeooo:rsid="0088784f"/>
    </style:style>
    <style:style style:name="T4" style:family="text">
      <style:text-properties fo:font-variant="normal" fo:text-transform="none" fo:color="#000000" fo:letter-spacing="normal" fo:font-style="normal" fo:font-weight="normal" officeooo:rsid="008c10e2"/>
    </style:style>
    <style:style style:name="T5" style:family="text">
      <style:text-properties fo:font-variant="normal" fo:text-transform="none" fo:color="#000000" fo:letter-spacing="normal" fo:font-style="normal" fo:font-weight="normal" officeooo:rsid="00548a82"/>
    </style:style>
    <style:style style:name="T6" style:family="text">
      <style:text-properties fo:font-variant="normal" fo:text-transform="none" fo:color="#000000" fo:letter-spacing="normal" fo:font-style="normal" fo:font-weight="normal" officeooo:rsid="00a239b1"/>
    </style:style>
    <style:style style:name="T7" style:family="text">
      <style:text-properties fo:font-variant="normal" fo:text-transform="none" fo:color="#000000" fo:letter-spacing="normal" fo:font-style="normal" fo:font-weight="normal" officeooo:rsid="0227665c"/>
    </style:style>
    <style:style style:name="T8" style:family="text">
      <style:text-properties fo:font-variant="normal" fo:text-transform="none" fo:color="#000000" fo:letter-spacing="normal" fo:font-style="normal" fo:font-weight="normal" officeooo:rsid="02287483"/>
    </style:style>
    <style:style style:name="T9" style:family="text">
      <style:text-properties fo:font-variant="normal" fo:text-transform="none" fo:color="#000000" fo:letter-spacing="normal" fo:font-style="normal" fo:font-weight="normal" officeooo:rsid="00a2d400"/>
    </style:style>
    <style:style style:name="T10" style:family="text">
      <style:text-properties fo:font-variant="normal" fo:text-transform="none" fo:color="#000000" fo:letter-spacing="normal" fo:font-style="normal" fo:font-weight="normal" officeooo:rsid="00a1f955"/>
    </style:style>
    <style:style style:name="T11" style:family="text">
      <style:text-properties fo:font-variant="normal" fo:text-transform="none" fo:color="#000000" fo:letter-spacing="normal" fo:font-style="normal" fo:font-weight="normal" officeooo:rsid="022a0114"/>
    </style:style>
    <style:style style:name="T12" style:family="text">
      <style:text-properties fo:font-variant="normal" fo:text-transform="none" fo:color="#000000" fo:letter-spacing="normal" fo:font-style="normal" fo:font-weight="normal" officeooo:rsid="022a9621"/>
    </style:style>
    <style:style style:name="T13" style:family="text">
      <style:text-properties fo:font-variant="normal" fo:text-transform="none" fo:color="#000000" fo:letter-spacing="normal" fo:font-style="normal" fo:font-weight="normal" officeooo:rsid="022c5d47"/>
    </style:style>
    <style:style style:name="T14" style:family="text">
      <style:text-properties fo:font-variant="normal" fo:text-transform="none" fo:color="#000000" fo:letter-spacing="normal" fo:font-style="normal" fo:font-weight="normal" officeooo:rsid="008df12d"/>
    </style:style>
    <style:style style:name="T15" style:family="text">
      <style:text-properties fo:font-variant="normal" fo:text-transform="none" fo:color="#000000" fo:letter-spacing="normal" fo:font-style="normal" fo:font-weight="normal" officeooo:rsid="0109b239"/>
    </style:style>
    <style:style style:name="T16" style:family="text">
      <style:text-properties fo:font-variant="normal" fo:text-transform="none" fo:color="#000000" fo:letter-spacing="normal" fo:font-style="normal" fo:font-weight="normal" officeooo:rsid="00f76191"/>
    </style:style>
    <style:style style:name="T17" style:family="text">
      <style:text-properties fo:font-variant="normal" fo:text-transform="none" fo:color="#000000" fo:letter-spacing="normal" fo:font-style="normal" fo:font-weight="normal" officeooo:rsid="00206f45"/>
    </style:style>
    <style:style style:name="T18" style:family="text">
      <style:text-properties fo:font-variant="normal" fo:text-transform="none" fo:color="#000000" fo:letter-spacing="normal" fo:font-style="normal" fo:font-weight="normal" officeooo:rsid="0108fefb"/>
    </style:style>
    <style:style style:name="T19" style:family="text">
      <style:text-properties fo:font-variant="normal" fo:text-transform="none" fo:color="#000000" fo:letter-spacing="normal" fo:font-style="normal" fo:font-weight="normal" officeooo:rsid="008f9ca9"/>
    </style:style>
    <style:style style:name="T20" style:family="text">
      <style:text-properties fo:font-variant="normal" fo:text-transform="none" fo:color="#000000" fo:letter-spacing="normal" fo:font-style="normal" fo:font-weight="normal" officeooo:rsid="00c7875e"/>
    </style:style>
    <style:style style:name="T21" style:family="text">
      <style:text-properties fo:font-variant="normal" fo:text-transform="none" fo:color="#000000" fo:letter-spacing="normal" fo:font-style="normal" fo:font-weight="normal" officeooo:rsid="00a12e6d"/>
    </style:style>
    <style:style style:name="T22" style:family="text">
      <style:text-properties fo:font-variant="normal" fo:text-transform="none" fo:color="#000000" fo:letter-spacing="normal" fo:font-style="normal" fo:font-weight="normal" officeooo:rsid="0092d34e"/>
    </style:style>
    <style:style style:name="T23" style:family="text">
      <style:text-properties fo:font-variant="normal" fo:text-transform="none" fo:color="#000000" fo:letter-spacing="normal" fo:font-style="normal" fo:font-weight="normal" officeooo:rsid="010fd943"/>
    </style:style>
    <style:style style:name="T24" style:family="text">
      <style:text-properties fo:font-variant="normal" fo:text-transform="none" fo:color="#000000" fo:letter-spacing="normal" fo:font-style="normal" fo:font-weight="normal" officeooo:rsid="010b9760"/>
    </style:style>
    <style:style style:name="T25" style:family="text">
      <style:text-properties fo:font-variant="normal" fo:text-transform="none" fo:color="#000000" fo:letter-spacing="normal" fo:font-style="normal" fo:font-weight="normal" officeooo:rsid="00cdbe8d"/>
    </style:style>
    <style:style style:name="T26" style:family="text">
      <style:text-properties fo:font-variant="normal" fo:text-transform="none" fo:color="#000000" fo:letter-spacing="normal" fo:font-style="normal" fo:font-weight="normal" officeooo:rsid="0099a20c"/>
    </style:style>
    <style:style style:name="T27" style:family="text">
      <style:text-properties fo:font-variant="normal" fo:text-transform="none" fo:color="#000000" fo:letter-spacing="normal" fo:font-style="normal" fo:font-weight="normal" officeooo:rsid="00cf58f5"/>
    </style:style>
    <style:style style:name="T28" style:family="text">
      <style:text-properties fo:font-variant="normal" fo:text-transform="none" fo:color="#000000" fo:letter-spacing="normal" fo:font-style="normal" fo:font-weight="normal" officeooo:rsid="010fe8f1"/>
    </style:style>
    <style:style style:name="T29" style:family="text">
      <style:text-properties fo:font-variant="normal" fo:text-transform="none" fo:color="#000000" fo:letter-spacing="normal" fo:font-style="normal" fo:font-weight="normal" officeooo:rsid="00a50eb0"/>
    </style:style>
    <style:style style:name="T30" style:family="text">
      <style:text-properties fo:font-variant="normal" fo:text-transform="none" fo:color="#000000" fo:letter-spacing="normal" fo:font-style="normal" fo:font-weight="normal" officeooo:rsid="00579493"/>
    </style:style>
    <style:style style:name="T31" style:family="text">
      <style:text-properties fo:font-variant="normal" fo:text-transform="none" fo:color="#000000" fo:letter-spacing="normal" fo:font-style="normal" fo:font-weight="normal" officeooo:rsid="01a69354"/>
    </style:style>
    <style:style style:name="T32" style:family="text">
      <style:text-properties fo:font-variant="normal" fo:text-transform="none" fo:color="#000000" fo:letter-spacing="normal" fo:font-style="normal" fo:font-weight="normal" officeooo:rsid="009cef00"/>
    </style:style>
    <style:style style:name="T33" style:family="text">
      <style:text-properties fo:font-variant="normal" fo:text-transform="none" fo:color="#000000" fo:letter-spacing="normal" fo:font-style="normal" fo:font-weight="normal" officeooo:rsid="01c2c44d"/>
    </style:style>
    <style:style style:name="T34" style:family="text">
      <style:text-properties fo:font-variant="normal" fo:text-transform="none" fo:color="#000000" fo:letter-spacing="normal" fo:font-style="normal" fo:font-weight="normal" officeooo:rsid="00a2f699"/>
    </style:style>
    <style:style style:name="T35" style:family="text">
      <style:text-properties fo:font-variant="normal" fo:text-transform="none" fo:color="#000000" fo:letter-spacing="normal" fo:font-style="normal" fo:font-weight="normal" officeooo:rsid="0204f1e4"/>
    </style:style>
    <style:style style:name="T36" style:family="text">
      <style:text-properties fo:font-variant="normal" fo:text-transform="none" fo:color="#000000" fo:letter-spacing="normal" fo:font-style="normal" fo:font-weight="normal" officeooo:rsid="01e47627"/>
    </style:style>
    <style:style style:name="T37" style:family="text">
      <style:text-properties fo:font-variant="normal" fo:text-transform="none" fo:color="#000000" fo:letter-spacing="normal" fo:font-style="normal" fo:font-weight="normal" officeooo:rsid="00ae72c4"/>
    </style:style>
    <style:style style:name="T38" style:family="text">
      <style:text-properties fo:font-variant="normal" fo:text-transform="none" fo:color="#000000" fo:letter-spacing="normal" fo:font-style="normal" fo:font-weight="normal" officeooo:rsid="00b330eb"/>
    </style:style>
    <style:style style:name="T39" style:family="text">
      <style:text-properties fo:font-variant="normal" fo:text-transform="none" fo:color="#000000" fo:letter-spacing="normal" fo:font-style="normal" fo:font-weight="normal" officeooo:rsid="00ec5da3"/>
    </style:style>
    <style:style style:name="T40" style:family="text">
      <style:text-properties fo:font-variant="normal" fo:text-transform="none" fo:color="#000000" fo:letter-spacing="normal" fo:font-style="normal" fo:font-weight="normal" officeooo:rsid="01e51aac"/>
    </style:style>
    <style:style style:name="T41" style:family="text">
      <style:text-properties fo:font-variant="normal" fo:text-transform="none" fo:color="#000000" fo:letter-spacing="normal" fo:font-style="normal" fo:font-weight="normal" officeooo:rsid="01d8005b"/>
    </style:style>
    <style:style style:name="T42" style:family="text">
      <style:text-properties fo:font-variant="normal" fo:text-transform="none" fo:color="#000000" fo:letter-spacing="normal" fo:font-style="normal" fo:font-weight="normal" officeooo:rsid="012dc36e"/>
    </style:style>
    <style:style style:name="T43" style:family="text">
      <style:text-properties fo:font-variant="normal" fo:text-transform="none" fo:color="#000000" fo:letter-spacing="normal" fo:font-style="normal" fo:font-weight="normal" officeooo:rsid="00dc281c"/>
    </style:style>
    <style:style style:name="T44" style:family="text">
      <style:text-properties fo:font-variant="normal" fo:text-transform="none" fo:color="#000000" fo:letter-spacing="normal" fo:font-style="normal" fo:font-weight="normal" officeooo:rsid="016e618c"/>
    </style:style>
    <style:style style:name="T45" style:family="text">
      <style:text-properties fo:font-variant="normal" fo:text-transform="none" fo:color="#000000" fo:letter-spacing="normal" fo:font-style="normal" fo:font-weight="normal" officeooo:rsid="0235cf2d"/>
    </style:style>
    <style:style style:name="T46" style:family="text">
      <style:text-properties fo:font-variant="normal" fo:text-transform="none" fo:color="#000000" fo:letter-spacing="normal" fo:font-style="normal" fo:font-weight="normal" officeooo:rsid="0237718f"/>
    </style:style>
    <style:style style:name="T47" style:family="text">
      <style:text-properties fo:font-variant="normal" fo:text-transform="none" fo:color="#000000" fo:letter-spacing="normal" fo:font-style="normal" fo:font-weight="normal" officeooo:rsid="00ddf06e"/>
    </style:style>
    <style:style style:name="T48" style:family="text">
      <style:text-properties fo:font-variant="normal" fo:text-transform="none" fo:color="#000000" fo:letter-spacing="normal" fo:font-style="normal" fo:font-weight="normal" officeooo:rsid="00e12337"/>
    </style:style>
    <style:style style:name="T49" style:family="text">
      <style:text-properties fo:font-variant="normal" fo:text-transform="none" fo:color="#000000" fo:letter-spacing="normal" fo:font-style="normal" fo:font-weight="normal" officeooo:rsid="00eda232"/>
    </style:style>
    <style:style style:name="T50" style:family="text">
      <style:text-properties fo:font-variant="normal" fo:text-transform="none" fo:color="#000000" fo:letter-spacing="normal" fo:font-style="normal" fo:font-weight="normal" officeooo:rsid="00df3ec0"/>
    </style:style>
    <style:style style:name="T51" style:family="text">
      <style:text-properties fo:font-variant="normal" fo:text-transform="none" fo:color="#000000" fo:letter-spacing="normal" fo:font-style="normal" fo:font-weight="normal" officeooo:rsid="01107cd8"/>
    </style:style>
    <style:style style:name="T52" style:family="text">
      <style:text-properties fo:font-variant="normal" fo:text-transform="none" fo:color="#000000" fo:letter-spacing="normal" fo:font-style="normal" fo:font-weight="normal" officeooo:rsid="01fa3a6a"/>
    </style:style>
    <style:style style:name="T53" style:family="text">
      <style:text-properties fo:font-variant="normal" fo:text-transform="none" fo:color="#000000" fo:letter-spacing="normal" fo:font-style="normal" fo:font-weight="normal" officeooo:rsid="01f48796"/>
    </style:style>
    <style:style style:name="T54" style:family="text">
      <style:text-properties fo:font-variant="normal" fo:text-transform="none" fo:color="#000000" fo:letter-spacing="normal" fo:font-style="normal" fo:font-weight="normal" officeooo:rsid="0174e20f"/>
    </style:style>
    <style:style style:name="T55" style:family="text">
      <style:text-properties fo:font-variant="normal" fo:text-transform="none" fo:color="#000000" fo:letter-spacing="normal" fo:font-style="normal" fo:font-weight="normal" officeooo:rsid="00de1296"/>
    </style:style>
    <style:style style:name="T56" style:family="text">
      <style:text-properties fo:font-variant="normal" fo:text-transform="none" fo:color="#000000" fo:letter-spacing="normal" fo:font-style="normal" fo:font-weight="normal" officeooo:rsid="00dee2a0"/>
    </style:style>
    <style:style style:name="T57" style:family="text">
      <style:text-properties fo:font-variant="normal" fo:text-transform="none" fo:color="#000000" fo:letter-spacing="normal" fo:font-style="normal" fo:font-weight="normal" officeooo:rsid="01f50f1a"/>
    </style:style>
    <style:style style:name="T58" style:family="text">
      <style:text-properties fo:font-variant="normal" fo:text-transform="none" fo:color="#000000" fo:letter-spacing="normal" fo:font-style="normal" fo:font-weight="normal" officeooo:rsid="01f78aa4"/>
    </style:style>
    <style:style style:name="T59" style:family="text">
      <style:text-properties fo:font-variant="normal" fo:text-transform="none" fo:color="#000000" fo:letter-spacing="normal" fo:font-style="normal" fo:font-weight="normal" officeooo:rsid="01f69c87"/>
    </style:style>
    <style:style style:name="T60" style:family="text">
      <style:text-properties fo:font-variant="normal" fo:text-transform="none" fo:color="#000000" fo:letter-spacing="normal" fo:font-style="normal" fo:font-weight="normal" officeooo:rsid="02055daa"/>
    </style:style>
    <style:style style:name="T61" style:family="text">
      <style:text-properties fo:font-variant="normal" fo:text-transform="none" fo:color="#000000" fo:letter-spacing="normal" fo:font-style="normal" fo:font-weight="normal" officeooo:rsid="00ad2f2d"/>
    </style:style>
    <style:style style:name="T62" style:family="text">
      <style:text-properties fo:font-variant="normal" fo:text-transform="none" fo:color="#000000" fo:letter-spacing="normal" fo:font-style="normal" fo:font-weight="normal" officeooo:rsid="00991dd5"/>
    </style:style>
    <style:style style:name="T63" style:family="text">
      <style:text-properties fo:font-variant="normal" fo:text-transform="none" fo:color="#000000" fo:letter-spacing="normal" fo:font-style="normal" fo:font-weight="normal" officeooo:rsid="0067dfc5"/>
    </style:style>
    <style:style style:name="T64" style:family="text">
      <style:text-properties fo:font-variant="normal" fo:text-transform="none" fo:color="#000000" fo:letter-spacing="normal" fo:font-style="normal" fo:font-weight="normal" officeooo:rsid="00cab528"/>
    </style:style>
    <style:style style:name="T65" style:family="text">
      <style:text-properties fo:font-variant="normal" fo:text-transform="none" fo:color="#000000" fo:letter-spacing="normal" fo:font-style="normal" fo:font-weight="normal" officeooo:rsid="020570c8"/>
    </style:style>
    <style:style style:name="T66" style:family="text">
      <style:text-properties fo:font-variant="normal" fo:text-transform="none" fo:color="#000000" fo:letter-spacing="normal" fo:font-style="normal" fo:font-weight="normal" officeooo:rsid="019e742d"/>
    </style:style>
    <style:style style:name="T67" style:family="text">
      <style:text-properties fo:font-variant="normal" fo:text-transform="none" fo:color="#000000" fo:letter-spacing="normal" fo:font-style="normal" fo:font-weight="normal" officeooo:rsid="01a80dc5"/>
    </style:style>
    <style:style style:name="T68" style:family="text">
      <style:text-properties fo:font-variant="normal" fo:text-transform="none" fo:color="#000000" fo:letter-spacing="normal" fo:font-style="normal" fo:font-weight="normal" officeooo:rsid="0161c865"/>
    </style:style>
    <style:style style:name="T69" style:family="text">
      <style:text-properties fo:font-variant="normal" fo:text-transform="none" fo:color="#000000" fo:letter-spacing="normal" fo:font-style="normal" fo:font-weight="normal" officeooo:rsid="0160f7a9"/>
    </style:style>
    <style:style style:name="T70" style:family="text">
      <style:text-properties fo:font-variant="normal" fo:text-transform="none" fo:color="#000000" fo:letter-spacing="normal" fo:font-style="normal" fo:font-weight="normal" officeooo:rsid="01a9436f"/>
    </style:style>
    <style:style style:name="T71" style:family="text">
      <style:text-properties fo:font-variant="normal" fo:text-transform="none" fo:color="#000000" fo:letter-spacing="normal" fo:font-style="normal" fo:font-weight="normal" officeooo:rsid="01aa8953"/>
    </style:style>
    <style:style style:name="T72" style:family="text">
      <style:text-properties fo:font-variant="normal" fo:text-transform="none" fo:color="#000000" fo:letter-spacing="normal" fo:font-style="normal" fo:font-weight="normal" officeooo:rsid="0187abf3"/>
    </style:style>
    <style:style style:name="T73" style:family="text">
      <style:text-properties fo:font-variant="normal" fo:text-transform="none" fo:color="#000000" fo:letter-spacing="normal" fo:font-style="normal" fo:font-weight="normal" officeooo:rsid="018823b4"/>
    </style:style>
    <style:style style:name="T74" style:family="text">
      <style:text-properties fo:font-variant="normal" fo:text-transform="none" fo:color="#000000" fo:letter-spacing="normal" fo:font-style="normal" fo:font-weight="normal" officeooo:rsid="0189f474"/>
    </style:style>
    <style:style style:name="T75" style:family="text">
      <style:text-properties fo:font-variant="normal" fo:text-transform="none" fo:color="#000000" fo:letter-spacing="normal" fo:font-style="normal" fo:font-weight="normal" officeooo:rsid="01a2abce"/>
    </style:style>
    <style:style style:name="T76" style:family="text">
      <style:text-properties fo:font-variant="normal" fo:text-transform="none" fo:color="#000000" fo:letter-spacing="normal" fo:font-style="normal" fo:font-weight="normal" officeooo:rsid="01a0ba42"/>
    </style:style>
    <style:style style:name="T77" style:family="text">
      <style:text-properties fo:font-variant="normal" fo:text-transform="none" fo:color="#000000" fo:letter-spacing="normal" fo:font-style="normal" fo:font-weight="normal" officeooo:rsid="01a04424"/>
    </style:style>
    <style:style style:name="T78" style:family="text">
      <style:text-properties fo:font-variant="normal" fo:text-transform="none" fo:color="#000000" fo:letter-spacing="normal" fo:font-style="normal" fo:font-weight="normal" officeooo:rsid="01b4fd5f"/>
    </style:style>
    <style:style style:name="T79" style:family="text">
      <style:text-properties fo:font-variant="normal" fo:text-transform="none" fo:color="#000000" fo:letter-spacing="normal" fo:font-style="normal" fo:font-weight="normal" officeooo:rsid="01667c1e"/>
    </style:style>
    <style:style style:name="T80" style:family="text">
      <style:text-properties fo:font-variant="normal" fo:text-transform="none" fo:color="#000000" fo:letter-spacing="normal" fo:font-style="normal" fo:font-weight="normal" officeooo:rsid="01b7558f"/>
    </style:style>
    <style:style style:name="T81" style:family="text">
      <style:text-properties fo:font-variant="normal" fo:text-transform="none" fo:color="#000000" fo:letter-spacing="normal" fo:font-style="normal" fo:font-weight="normal" officeooo:rsid="018dd6a9"/>
    </style:style>
    <style:style style:name="T82" style:family="text">
      <style:text-properties fo:font-variant="normal" fo:text-transform="none" fo:color="#000000" fo:letter-spacing="normal" fo:font-style="normal" fo:font-weight="normal" officeooo:rsid="0162bf61"/>
    </style:style>
    <style:style style:name="T83" style:family="text">
      <style:text-properties fo:font-variant="normal" fo:text-transform="none" fo:color="#000000" fo:letter-spacing="normal" fo:font-style="normal" fo:font-weight="normal" officeooo:rsid="01b82c1d"/>
    </style:style>
    <style:style style:name="T84" style:family="text">
      <style:text-properties fo:font-variant="normal" fo:text-transform="none" fo:color="#000000" fo:letter-spacing="normal" fo:font-style="normal" fo:font-weight="normal" officeooo:rsid="01a5f4e8"/>
    </style:style>
    <style:style style:name="T85" style:family="text">
      <style:text-properties fo:font-variant="normal" fo:text-transform="none" fo:color="#000000" fo:letter-spacing="normal" fo:font-style="normal" fo:font-weight="normal" officeooo:rsid="01b8dce5"/>
    </style:style>
    <style:style style:name="T86" style:family="text">
      <style:text-properties fo:font-variant="normal" fo:text-transform="none" fo:color="#000000" fo:letter-spacing="normal" fo:font-style="normal" fo:font-weight="normal" officeooo:rsid="01645e90"/>
    </style:style>
    <style:style style:name="T87" style:family="text">
      <style:text-properties fo:font-variant="normal" fo:text-transform="none" fo:color="#000000" fo:letter-spacing="normal" fo:font-style="normal" fo:font-weight="normal" officeooo:rsid="0213a845"/>
    </style:style>
    <style:style style:name="T88" style:family="text">
      <style:text-properties fo:font-variant="normal" fo:text-transform="none" fo:color="#000000" fo:letter-spacing="normal" fo:font-style="normal" fo:font-weight="normal" officeooo:rsid="01bff27c" style:font-name-complex="Arial1"/>
    </style:style>
    <style:style style:name="T89" style:family="text">
      <style:text-properties fo:font-variant="normal" fo:text-transform="none" fo:color="#000000" fo:letter-spacing="normal" fo:font-style="normal" fo:font-weight="normal" officeooo:rsid="01b960a7" style:font-name-complex="Arial1"/>
    </style:style>
    <style:style style:name="T90" style:family="text">
      <style:text-properties fo:font-variant="normal" fo:text-transform="none" fo:color="#000000" fo:letter-spacing="normal" fo:font-style="normal" fo:font-weight="normal" officeooo:rsid="0218a9e4" style:font-name-complex="Arial1"/>
    </style:style>
    <style:style style:name="T91" style:family="text">
      <style:text-properties fo:font-variant="normal" fo:text-transform="none" fo:color="#000000" fo:letter-spacing="normal" fo:font-style="normal" fo:font-weight="normal" officeooo:rsid="023ae7ad"/>
    </style:style>
    <style:style style:name="T92" style:family="text">
      <style:text-properties fo:font-variant="normal" fo:text-transform="none" fo:color="#000000" fo:letter-spacing="normal" fo:font-style="normal" fo:font-weight="normal" officeooo:rsid="02326010"/>
    </style:style>
    <style:style style:name="T93" style:family="text">
      <style:text-properties fo:font-variant="normal" fo:text-transform="none" fo:color="#000000" fo:letter-spacing="normal" fo:font-style="normal" fo:font-weight="normal" officeooo:rsid="0246d5aa"/>
    </style:style>
    <style:style style:name="T94" style:family="text">
      <style:text-properties fo:font-variant="normal" fo:text-transform="none" fo:color="#000000" fo:letter-spacing="normal" fo:font-style="normal" fo:font-weight="normal" officeooo:rsid="00fd294c"/>
    </style:style>
    <style:style style:name="T95" style:family="text">
      <style:text-properties fo:font-variant="normal" fo:text-transform="none" fo:color="#000000" fo:letter-spacing="normal" fo:font-style="normal" fo:font-weight="normal" officeooo:rsid="024848e0"/>
    </style:style>
    <style:style style:name="T96" style:family="text">
      <style:text-properties fo:font-variant="normal" fo:text-transform="none" fo:color="#000000" fo:letter-spacing="normal" fo:font-style="normal" fo:font-weight="normal" officeooo:rsid="02493558"/>
    </style:style>
    <style:style style:name="T97" style:family="text">
      <style:text-properties fo:font-variant="normal" fo:text-transform="none" fo:color="#000000" fo:letter-spacing="normal" fo:font-style="normal" fo:font-weight="normal" officeooo:rsid="025f1e37" style:font-weight-asian="bold" style:font-weight-complex="bold"/>
    </style:style>
    <style:style style:name="T98" style:family="text">
      <style:text-properties fo:font-variant="normal" fo:text-transform="none" fo:color="#000000" fo:letter-spacing="normal" fo:font-style="normal" fo:font-weight="normal" officeooo:rsid="025ff251" style:font-weight-asian="bold" style:font-weight-complex="bold"/>
    </style:style>
    <style:style style:name="T99" style:family="text">
      <style:text-properties fo:font-variant="normal" fo:text-transform="none" fo:color="#000000" fo:letter-spacing="normal" fo:font-style="normal" fo:font-weight="normal" officeooo:rsid="02601f6b" style:font-weight-asian="bold" style:font-weight-complex="bold"/>
    </style:style>
    <style:style style:name="T100" style:family="text">
      <style:text-properties fo:font-variant="normal" fo:text-transform="none" fo:color="#000000" fo:letter-spacing="normal" fo:font-style="normal" fo:font-weight="normal" officeooo:rsid="0261fd7f"/>
    </style:style>
    <style:style style:name="T101" style:family="text">
      <style:text-properties fo:font-variant="normal" fo:text-transform="none" fo:color="#000000" fo:letter-spacing="normal" fo:font-style="normal" fo:font-weight="bold" officeooo:rsid="00ae38b0" style:font-weight-asian="bold" style:font-weight-complex="bold"/>
    </style:style>
    <style:style style:name="T102" style:family="text">
      <style:text-properties fo:font-variant="normal" fo:text-transform="none" fo:color="#000000" fo:letter-spacing="normal" fo:font-style="normal" fo:font-weight="bold" officeooo:rsid="009c377c" style:font-weight-asian="bold" style:font-weight-complex="bold"/>
    </style:style>
    <style:style style:name="T103" style:family="text">
      <style:text-properties fo:font-variant="normal" fo:text-transform="none" fo:color="#000000" fo:letter-spacing="normal" fo:font-style="normal" fo:font-weight="bold" officeooo:rsid="009f5c86" style:font-weight-asian="bold" style:font-weight-complex="bold"/>
    </style:style>
    <style:style style:name="T104" style:family="text">
      <style:text-properties fo:font-variant="normal" fo:text-transform="none" fo:color="#000000" fo:letter-spacing="normal" fo:font-style="normal" fo:font-weight="bold" officeooo:rsid="009e5ab7" style:font-weight-asian="bold" style:font-weight-complex="bold"/>
    </style:style>
    <style:style style:name="T105" style:family="text">
      <style:text-properties fo:font-variant="normal" fo:text-transform="none" fo:color="#000000" fo:letter-spacing="normal" fo:font-style="normal" fo:font-weight="bold" officeooo:rsid="01bff27c" style:font-weight-asian="bold" style:font-name-complex="Arial1" style:font-weight-complex="bold"/>
    </style:style>
    <style:style style:name="T106" style:family="text">
      <style:text-properties fo:font-variant="normal" fo:text-transform="none" fo:color="#000000" fo:letter-spacing="normal" fo:font-style="normal" fo:font-weight="bold" officeooo:rsid="0209b6cf" style:font-weight-asian="bold" style:font-name-complex="Arial1" style:font-weight-complex="bold"/>
    </style:style>
    <style:style style:name="T107" style:family="text">
      <style:text-properties fo:font-variant="normal" fo:text-transform="none" fo:color="#000000" style:text-position="super 58%" fo:letter-spacing="normal" fo:font-style="normal" style:text-underline-style="none" fo:font-weight="normal" officeooo:rsid="01e51aac"/>
    </style:style>
    <style:style style:name="T108" style:family="text">
      <style:text-properties fo:font-variant="normal" fo:text-transform="none" fo:color="#000000" style:text-position="super 58%" fo:letter-spacing="normal" fo:font-style="normal" style:text-underline-style="none" fo:font-weight="normal" officeooo:rsid="00ddf06e"/>
    </style:style>
    <style:style style:name="T109" style:family="text">
      <style:text-properties fo:font-variant="normal" fo:text-transform="none" fo:color="#000000" style:text-position="super 58%" fo:letter-spacing="normal" fo:font-style="normal" style:text-underline-style="none" fo:font-weight="normal" officeooo:rsid="01f48796"/>
    </style:style>
    <style:style style:name="T110" style:family="text">
      <style:text-properties fo:font-variant="normal" fo:text-transform="none" fo:color="#000000" style:text-position="super 58%" fo:letter-spacing="normal" fo:font-style="normal" style:text-underline-style="none" fo:font-weight="normal" officeooo:rsid="00fd294c"/>
    </style:style>
    <style:style style:name="T111" style:family="text">
      <style:text-properties fo:font-variant="normal" fo:text-transform="none" fo:color="#000000" style:text-position="super 58%" fo:letter-spacing="normal" fo:font-style="normal" style:text-underline-style="none" fo:font-weight="normal" officeooo:rsid="01645e90"/>
    </style:style>
    <style:style style:name="T112" style:family="text">
      <style:text-properties fo:font-variant="normal" fo:text-transform="none" fo:color="#000000" style:text-position="super 58%" style:font-name="Times New Roman" fo:font-size="12pt" fo:font-style="normal" style:text-underline-style="none" fo:font-weight="normal" officeooo:rsid="025ea811" style:font-size-asian="12pt" style:font-size-complex="12pt"/>
    </style:style>
    <style:style style:name="T113" style:family="text">
      <style:text-properties fo:font-variant="normal" fo:text-transform="none" fo:color="#000000" style:text-position="super 58%" style:font-name="Times New Roman" fo:font-size="12pt" fo:letter-spacing="normal" fo:font-style="normal" style:text-underline-style="none" fo:font-weight="normal" officeooo:rsid="0049564d" style:font-size-asian="12pt" style:font-size-complex="12pt"/>
    </style:style>
    <style:style style:name="T114" style:family="text">
      <style:text-properties fo:font-variant="normal" fo:text-transform="none" fo:color="#000000" style:text-position="super 58%" style:font-name="Times New Roman" fo:font-size="12pt" fo:letter-spacing="normal" fo:font-style="normal" style:text-underline-style="none" fo:font-weight="normal" officeooo:rsid="017d7d36" style:font-size-asian="12pt" style:font-size-complex="12pt"/>
    </style:style>
    <style:style style:name="T115" style:family="text">
      <style:text-properties fo:font-variant="normal" fo:text-transform="none" fo:color="#000000" style:text-position="super 58%" style:font-name="Times New Roman" fo:font-size="12pt" fo:letter-spacing="normal" fo:font-style="normal" style:text-underline-style="none" fo:font-weight="normal" officeooo:rsid="004aca4d" style:font-size-asian="12pt" style:font-size-complex="12pt"/>
    </style:style>
    <style:style style:name="T116" style:family="text">
      <style:text-properties fo:font-variant="normal" fo:text-transform="none" fo:color="#000000" style:text-position="super 58%" style:font-name="Times New Roman" fo:font-size="12pt" fo:letter-spacing="normal" fo:font-style="normal" style:text-underline-style="none" fo:font-weight="normal" officeooo:rsid="0050dd7a" style:font-size-asian="12pt" style:font-size-complex="12pt"/>
    </style:style>
    <style:style style:name="T117" style:family="text">
      <style:text-properties fo:font-variant="normal" fo:text-transform="none" fo:color="#000000" style:text-position="super 58%" style:font-name="Times New Roman" fo:font-size="12pt" fo:letter-spacing="normal" fo:font-style="normal" style:text-underline-style="none" fo:font-weight="normal" officeooo:rsid="004d768a" style:font-size-asian="12pt" style:font-size-complex="12pt"/>
    </style:style>
    <style:style style:name="T118" style:family="text">
      <style:text-properties fo:font-variant="normal" fo:text-transform="none" fo:color="#000000" style:text-position="super 58%" style:font-name="Times New Roman" fo:font-size="12pt" fo:letter-spacing="normal" fo:font-style="normal" style:text-underline-style="none" fo:font-weight="normal" officeooo:rsid="004f35bf" style:font-size-asian="12pt" style:font-size-complex="12pt"/>
    </style:style>
    <style:style style:name="T119" style:family="text">
      <style:text-properties fo:font-variant="normal" fo:text-transform="none" fo:color="#000000" style:text-position="super 58%" style:font-name="Times New Roman" fo:font-size="12pt" fo:letter-spacing="normal" fo:font-style="normal" style:text-underline-style="none" fo:font-weight="normal" officeooo:rsid="00679b1f" style:font-size-asian="12pt" style:font-size-complex="12pt"/>
    </style:style>
    <style:style style:name="T120" style:family="text">
      <style:text-properties fo:font-variant="normal" fo:text-transform="none" fo:color="#000000" fo:font-size="11.25pt" fo:letter-spacing="normal" fo:font-style="normal" fo:font-weight="normal" officeooo:rsid="004aca4d" style:font-weight-asian="bold" style:font-weight-complex="bold"/>
    </style:style>
    <style:style style:name="T121" style:family="text">
      <style:text-properties fo:font-variant="normal" fo:text-transform="none" fo:color="#000000" style:font-name="Times New Roman" fo:font-size="12pt" fo:letter-spacing="normal" fo:font-style="normal" fo:font-weight="normal" officeooo:rsid="004aca4d" style:font-size-asian="12pt" style:font-size-complex="12pt"/>
    </style:style>
    <style:style style:name="T122" style:family="text">
      <style:text-properties fo:font-variant="normal" fo:text-transform="none" fo:color="#000000" style:font-name="Times New Roman" fo:font-size="12pt" fo:letter-spacing="normal" fo:font-style="normal" fo:font-weight="normal" officeooo:rsid="0049564d" style:font-size-asian="12pt" style:font-size-complex="12pt"/>
    </style:style>
    <style:style style:name="T123" style:family="text">
      <style:text-properties fo:font-variant="normal" fo:text-transform="none" fo:color="#000000" style:font-name="Times New Roman" fo:font-size="12pt" fo:letter-spacing="normal" fo:font-style="normal" fo:font-weight="normal" officeooo:rsid="004f35bf" style:font-size-asian="12pt" style:font-size-complex="12pt"/>
    </style:style>
    <style:style style:name="T124" style:family="text">
      <style:text-properties fo:font-variant="normal" fo:text-transform="none" fo:color="#000000" style:font-name="Times New Roman" fo:font-size="12pt" fo:letter-spacing="normal" fo:font-style="normal" fo:font-weight="normal" officeooo:rsid="017e71cf" style:font-size-asian="12pt" style:font-size-complex="12pt"/>
    </style:style>
    <style:style style:name="T125" style:family="text">
      <style:text-properties fo:font-variant="normal" fo:text-transform="none" fo:color="#000000" style:font-name="Times New Roman" fo:font-size="12pt" fo:letter-spacing="normal" fo:font-style="normal" fo:font-weight="normal" officeooo:rsid="017d7d36" style:font-size-asian="12pt" style:font-size-complex="12pt"/>
    </style:style>
    <style:style style:name="T126" style:family="text">
      <style:text-properties fo:font-variant="normal" fo:text-transform="none" fo:color="#000000" style:font-name="Times New Roman" fo:font-size="12pt" fo:letter-spacing="normal" fo:font-style="normal" fo:font-weight="normal" officeooo:rsid="01bb70d2" style:font-size-asian="12pt" style:font-size-complex="12pt"/>
    </style:style>
    <style:style style:name="T127" style:family="text">
      <style:text-properties fo:font-variant="normal" fo:text-transform="none" fo:color="#000000" style:font-name="Times New Roman" fo:font-size="12pt" fo:letter-spacing="normal" fo:font-style="normal" fo:font-weight="normal" officeooo:rsid="00888b3e" style:font-size-asian="12pt" style:font-size-complex="12pt"/>
    </style:style>
    <style:style style:name="T128" style:family="text">
      <style:text-properties fo:font-variant="normal" fo:text-transform="none" fo:color="#000000" style:font-name="Times New Roman" fo:font-size="12pt" fo:letter-spacing="normal" fo:font-style="normal" fo:font-weight="normal" officeooo:rsid="01bc049e" style:font-size-asian="12pt" style:font-size-complex="12pt"/>
    </style:style>
    <style:style style:name="T129" style:family="text">
      <style:text-properties fo:font-variant="normal" fo:text-transform="none" fo:color="#000000" style:font-name="Times New Roman" fo:font-size="12pt" fo:letter-spacing="normal" fo:font-style="normal" fo:font-weight="normal" officeooo:rsid="01bcc6c2" style:font-size-asian="12pt" style:font-size-complex="12pt"/>
    </style:style>
    <style:style style:name="T130" style:family="text">
      <style:text-properties fo:font-variant="normal" fo:text-transform="none" fo:color="#000000" style:font-name="Times New Roman" fo:font-size="12pt" fo:letter-spacing="normal" fo:font-style="normal" fo:font-weight="normal" officeooo:rsid="00c080ad" style:font-size-asian="12pt" style:font-size-complex="12pt"/>
    </style:style>
    <style:style style:name="T131" style:family="text">
      <style:text-properties fo:font-variant="normal" fo:text-transform="none" fo:color="#000000" style:font-name="Times New Roman" fo:font-size="12pt" fo:letter-spacing="normal" fo:font-style="normal" fo:font-weight="normal" officeooo:rsid="00798f58" style:font-size-asian="12pt" style:font-size-complex="12pt"/>
    </style:style>
    <style:style style:name="T132" style:family="text">
      <style:text-properties fo:font-variant="normal" fo:text-transform="none" fo:color="#000000" style:font-name="Times New Roman" fo:font-size="12pt" fo:letter-spacing="normal" fo:font-style="normal" fo:font-weight="normal" officeooo:rsid="004d768a" style:font-size-asian="12pt" style:font-size-complex="12pt"/>
    </style:style>
    <style:style style:name="T133" style:family="text">
      <style:text-properties fo:font-variant="normal" fo:text-transform="none" fo:color="#000000" style:font-name="Times New Roman" fo:font-size="12pt" fo:letter-spacing="normal" fo:font-style="normal" fo:font-weight="normal" officeooo:rsid="0050dd7a" style:font-size-asian="12pt" style:font-size-complex="12pt"/>
    </style:style>
    <style:style style:name="T134" style:family="text">
      <style:text-properties fo:font-variant="normal" fo:text-transform="none" fo:color="#000000" style:font-name="Times New Roman" fo:font-size="12pt" fo:letter-spacing="normal" fo:font-style="normal" fo:font-weight="normal" officeooo:rsid="005565a6" style:font-size-asian="12pt" style:font-size-complex="12pt"/>
    </style:style>
    <style:style style:name="T135" style:family="text">
      <style:text-properties fo:font-variant="normal" fo:text-transform="none" fo:color="#000000" style:font-name="Times New Roman" fo:font-size="12pt" fo:letter-spacing="normal" fo:font-style="normal" fo:font-weight="normal" officeooo:rsid="007d7681" style:font-size-asian="12pt" style:font-size-complex="12pt"/>
    </style:style>
    <style:style style:name="T136" style:family="text">
      <style:text-properties fo:font-variant="normal" fo:text-transform="none" fo:color="#000000" style:font-name="Times New Roman" fo:font-size="12pt" fo:letter-spacing="normal" fo:font-style="normal" fo:font-weight="normal" officeooo:rsid="008976b7" style:font-size-asian="12pt" style:font-size-complex="12pt"/>
    </style:style>
    <style:style style:name="T137" style:family="text">
      <style:text-properties fo:font-variant="normal" fo:text-transform="none" fo:color="#000000" style:font-name="Times New Roman" fo:font-size="12pt" fo:letter-spacing="normal" fo:font-style="normal" fo:font-weight="normal" officeooo:rsid="0223d256" style:font-size-asian="12pt" style:font-size-complex="12pt"/>
    </style:style>
    <style:style style:name="T138" style:family="text">
      <style:text-properties fo:font-variant="normal" fo:text-transform="none" fo:color="#000000" style:font-name="Times New Roman" fo:font-size="12pt" fo:letter-spacing="normal" fo:font-style="normal" fo:font-weight="normal" officeooo:rsid="00538fa6" style:font-size-asian="12pt" style:font-size-complex="12pt"/>
    </style:style>
    <style:style style:name="T139" style:family="text">
      <style:text-properties fo:font-variant="normal" fo:text-transform="none" fo:color="#000000" style:font-name="Times New Roman" fo:font-size="12pt" fo:letter-spacing="normal" fo:font-style="normal" fo:font-weight="normal" officeooo:rsid="00a79459" style:font-size-asian="12pt" style:font-size-complex="12pt"/>
    </style:style>
    <style:style style:name="T140" style:family="text">
      <style:text-properties fo:font-variant="normal" fo:text-transform="none" fo:color="#000000" style:font-name="Times New Roman" fo:font-size="12pt" fo:letter-spacing="normal" fo:font-style="normal" fo:font-weight="normal" officeooo:rsid="00a965e4" style:font-size-asian="12pt" style:font-size-complex="12pt"/>
    </style:style>
    <style:style style:name="T141" style:family="text">
      <style:text-properties fo:font-variant="normal" fo:text-transform="none" fo:color="#000000" style:font-name="Times New Roman" fo:font-size="12pt" fo:letter-spacing="normal" fo:font-style="normal" fo:font-weight="normal" officeooo:rsid="007d2c55" style:font-size-asian="12pt" style:font-size-complex="12pt"/>
    </style:style>
    <style:style style:name="T142" style:family="text">
      <style:text-properties fo:font-variant="normal" fo:text-transform="none" fo:color="#000000" style:font-name="Times New Roman" fo:font-size="12pt" fo:letter-spacing="normal" fo:font-style="normal" fo:font-weight="normal" officeooo:rsid="008ae654" style:font-size-asian="12pt" style:font-size-complex="12pt"/>
    </style:style>
    <style:style style:name="T143" style:family="text">
      <style:text-properties fo:font-variant="normal" fo:text-transform="none" fo:color="#000000" style:font-name="Times New Roman" fo:font-size="12pt" fo:letter-spacing="normal" fo:font-style="normal" fo:font-weight="normal" officeooo:rsid="005d88ff" style:font-size-asian="12pt" style:font-size-complex="12pt"/>
    </style:style>
    <style:style style:name="T144" style:family="text">
      <style:text-properties fo:font-variant="normal" fo:text-transform="none" fo:color="#000000" style:font-name="Times New Roman" fo:font-size="12pt" fo:letter-spacing="normal" fo:font-style="normal" fo:font-weight="normal" officeooo:rsid="00608f9d" style:font-size-asian="12pt" style:font-size-complex="12pt"/>
    </style:style>
    <style:style style:name="T145" style:family="text">
      <style:text-properties fo:font-variant="normal" fo:text-transform="none" fo:color="#000000" style:font-name="Times New Roman" fo:font-size="12pt" fo:letter-spacing="normal" fo:font-style="normal" fo:font-weight="normal" officeooo:rsid="007efa7e" style:font-size-asian="12pt" style:font-size-complex="12pt"/>
    </style:style>
    <style:style style:name="T146" style:family="text">
      <style:text-properties fo:font-variant="normal" fo:text-transform="none" fo:color="#000000" style:font-name="Times New Roman" fo:font-size="12pt" fo:letter-spacing="normal" fo:font-style="normal" fo:font-weight="normal" officeooo:rsid="006c0349" style:font-size-asian="12pt" style:font-size-complex="12pt"/>
    </style:style>
    <style:style style:name="T147" style:family="text">
      <style:text-properties fo:font-variant="normal" fo:text-transform="none" fo:color="#000000" style:font-name="Times New Roman" fo:font-size="12pt" fo:letter-spacing="normal" fo:font-style="normal" fo:font-weight="normal" officeooo:rsid="00691217" style:font-size-asian="12pt" style:font-size-complex="12pt"/>
    </style:style>
    <style:style style:name="T148" style:family="text">
      <style:text-properties fo:font-variant="normal" fo:text-transform="none" fo:color="#000000" style:font-name="Times New Roman" fo:font-size="12pt" fo:letter-spacing="normal" fo:font-style="normal" fo:font-weight="normal" officeooo:rsid="00679b1f" style:font-size-asian="12pt" style:font-size-complex="12pt"/>
    </style:style>
    <style:style style:name="T149" style:family="text">
      <style:text-properties fo:font-variant="normal" fo:text-transform="none" fo:color="#000000" style:font-name="Times New Roman" fo:font-size="12pt" fo:letter-spacing="normal" fo:font-style="normal" fo:font-weight="normal" officeooo:rsid="00a6b7ec" style:font-size-asian="12pt" style:font-size-complex="12pt"/>
    </style:style>
    <style:style style:name="T150" style:family="text">
      <style:text-properties fo:font-variant="normal" fo:text-transform="none" fo:color="#000000" style:font-name="Times New Roman" fo:font-size="12pt" fo:letter-spacing="normal" fo:font-style="normal" fo:font-weight="normal" officeooo:rsid="01d61f73" style:font-size-asian="12pt" style:font-size-complex="12pt"/>
    </style:style>
    <style:style style:name="T151" style:family="text">
      <style:text-properties fo:font-variant="normal" fo:text-transform="none" fo:color="#000000" style:font-name="Times New Roman" fo:font-size="12pt" fo:letter-spacing="normal" fo:font-style="normal" fo:font-weight="normal" officeooo:rsid="00c47580" style:font-size-asian="12pt" style:font-size-complex="12pt"/>
    </style:style>
    <style:style style:name="T152" style:family="text">
      <style:text-properties fo:font-variant="normal" fo:text-transform="none" fo:color="#000000" style:font-name="Times New Roman" fo:font-size="12pt" fo:letter-spacing="normal" fo:font-style="normal" fo:font-weight="normal" officeooo:rsid="00972d1a" style:font-size-asian="12pt" style:font-size-complex="12pt"/>
    </style:style>
    <style:style style:name="T153" style:family="text">
      <style:text-properties fo:font-variant="normal" fo:text-transform="none" fo:color="#000000" style:font-name="Times New Roman" fo:font-size="12pt" fo:letter-spacing="normal" fo:font-style="normal" fo:font-weight="normal" officeooo:rsid="006134c2" style:font-size-asian="12pt" style:font-size-complex="12pt"/>
    </style:style>
    <style:style style:name="T154" style:family="text">
      <style:text-properties fo:font-variant="normal" fo:text-transform="none" fo:color="#000000" style:font-name="Times New Roman" fo:font-size="12pt" fo:letter-spacing="normal" fo:font-style="normal" fo:font-weight="normal" officeooo:rsid="00631d86" style:font-size-asian="12pt" style:font-size-complex="12pt"/>
    </style:style>
    <style:style style:name="T155" style:family="text">
      <style:text-properties fo:font-variant="normal" fo:text-transform="none" fo:color="#000000" style:font-name="Times New Roman" fo:font-size="12pt" fo:letter-spacing="normal" fo:font-style="normal" fo:font-weight="normal" officeooo:rsid="0080e3c2" style:font-size-asian="12pt" style:font-size-complex="12pt"/>
    </style:style>
    <style:style style:name="T156" style:family="text">
      <style:text-properties fo:font-variant="normal" fo:text-transform="none" fo:color="#000000" style:font-name="Times New Roman" fo:font-size="12pt" fo:letter-spacing="normal" fo:font-style="normal" fo:font-weight="normal" officeooo:rsid="0082b7c7" style:font-size-asian="12pt" style:font-size-complex="12pt"/>
    </style:style>
    <style:style style:name="T157" style:family="text">
      <style:text-properties fo:font-variant="normal" fo:text-transform="none" fo:color="#000000" style:font-name="Times New Roman" fo:font-size="12pt" fo:letter-spacing="normal" fo:font-style="normal" fo:font-weight="normal" officeooo:rsid="0083ce71" style:font-size-asian="12pt" style:font-size-complex="12pt"/>
    </style:style>
    <style:style style:name="T158" style:family="text">
      <style:text-properties fo:font-variant="normal" fo:text-transform="none" fo:color="#000000" style:font-name="Times New Roman" fo:font-size="12pt" fo:letter-spacing="normal" fo:font-style="normal" fo:font-weight="normal" officeooo:rsid="0064b367" style:font-size-asian="12pt" style:font-size-complex="12pt"/>
    </style:style>
    <style:style style:name="T159" style:family="text">
      <style:text-properties fo:font-variant="normal" fo:text-transform="none" fo:color="#000000" style:font-name="Times New Roman" fo:font-size="12pt" fo:letter-spacing="normal" fo:font-style="normal" fo:font-weight="normal" officeooo:rsid="00d9beeb" style:font-size-asian="12pt" style:font-size-complex="12pt"/>
    </style:style>
    <style:style style:name="T160" style:family="text">
      <style:text-properties fo:font-variant="normal" fo:text-transform="none" fo:color="#000000" style:font-name="Times New Roman" fo:font-size="12pt" fo:letter-spacing="normal" fo:font-style="normal" fo:font-weight="normal" officeooo:rsid="00d46bf2" style:font-size-asian="12pt" style:font-size-complex="12pt"/>
    </style:style>
    <style:style style:name="T161" style:family="text">
      <style:text-properties fo:font-variant="normal" fo:text-transform="none" fo:color="#000000" style:font-name="Times New Roman" fo:font-size="12pt" fo:letter-spacing="normal" fo:font-style="normal" fo:font-weight="normal" officeooo:rsid="015c0fbc" style:font-size-asian="12pt" style:font-size-complex="12pt"/>
    </style:style>
    <style:style style:name="T162" style:family="text">
      <style:text-properties fo:font-variant="normal" fo:text-transform="none" fo:color="#000000" style:font-name="Times New Roman" fo:font-size="12pt" fo:letter-spacing="normal" fo:font-style="normal" fo:font-weight="normal" officeooo:rsid="004ba9f9" style:font-size-asian="12pt" style:font-size-complex="12pt"/>
    </style:style>
    <style:style style:name="T163" style:family="text">
      <style:text-properties fo:font-variant="normal" fo:text-transform="none" fo:color="#000000" style:font-name="Times New Roman" fo:font-size="12pt" fo:letter-spacing="normal" fo:font-style="normal" fo:font-weight="normal" officeooo:rsid="00d5e732" style:font-size-asian="12pt" style:font-size-complex="12pt"/>
    </style:style>
    <style:style style:name="T164" style:family="text">
      <style:text-properties fo:font-variant="normal" fo:text-transform="none" fo:color="#000000" style:font-name="Times New Roman" fo:font-size="12pt" fo:letter-spacing="normal" fo:font-style="normal" fo:font-weight="normal" officeooo:rsid="00663c0b" style:font-size-asian="12pt" style:font-size-complex="12pt"/>
    </style:style>
    <style:style style:name="T165" style:family="text">
      <style:text-properties fo:font-variant="normal" fo:text-transform="none" fo:color="#000000" style:font-name="Times New Roman" fo:font-size="12pt" fo:letter-spacing="normal" fo:font-style="normal" fo:font-weight="normal" officeooo:rsid="00db30ec" style:font-size-asian="12pt" style:font-size-complex="12pt"/>
    </style:style>
    <style:style style:name="T166" style:family="text">
      <style:text-properties fo:font-variant="normal" fo:text-transform="none" style:text-position="super 58%" fo:font-style="normal" style:text-underline-style="none" fo:font-weight="normal"/>
    </style:style>
    <style:style style:name="T167" style:family="text">
      <style:text-properties fo:font-variant="normal" fo:text-transform="none" style:text-position="super 58%" fo:font-style="normal" style:text-underline-style="none" fo:font-weight="normal" officeooo:rsid="0049124a"/>
    </style:style>
    <style:style style:name="T168" style:family="text">
      <style:text-properties fo:font-variant="normal" fo:text-transform="none" style:text-position="super 58%" fo:font-style="normal" style:text-underline-style="none" fo:font-weight="normal" officeooo:rsid="006e860e"/>
    </style:style>
    <style:style style:name="T169" style:family="text">
      <style:text-properties fo:font-variant="normal" fo:text-transform="none" style:text-position="super 58%" fo:font-style="normal" style:text-underline-style="none" fo:font-weight="normal" officeooo:rsid="0031b9fd"/>
    </style:style>
    <style:style style:name="T170" style:family="text">
      <style:text-properties fo:font-variant="normal" fo:text-transform="none" style:text-position="super 58%" style:font-name="Times New Roman" fo:font-size="12pt" fo:font-style="normal" style:text-underline-style="none" fo:font-weight="normal" officeooo:rsid="01fe49ee" style:font-size-asian="12pt" style:font-size-complex="12pt"/>
    </style:style>
    <style:style style:name="T171" style:family="text">
      <style:text-properties fo:font-variant="normal" fo:text-transform="none" style:text-position="super 58%" style:font-name="Times New Roman" fo:font-size="12pt" fo:font-style="normal" style:text-underline-style="none" fo:font-weight="normal" officeooo:rsid="017581d0" style:font-size-asian="12pt" style:font-size-complex="12pt"/>
    </style:style>
    <style:style style:name="T172" style:family="text">
      <style:text-properties fo:font-style="italic" style:font-style-asian="italic"/>
    </style:style>
    <style:style style:name="T173" style:family="text">
      <style:text-properties fo:font-style="italic" fo:font-weight="normal" style:font-style-asian="italic" style:font-weight-asian="normal"/>
    </style:style>
    <style:style style:name="T174" style:family="text">
      <style:text-properties fo:font-style="normal" style:font-style-asian="normal"/>
    </style:style>
    <style:style style:name="T175" style:family="text">
      <style:text-properties fo:font-style="normal" fo:font-weight="bold" style:font-style-asian="normal" style:font-weight-asian="bold"/>
    </style:style>
    <style:style style:name="T176" style:family="text">
      <style:text-properties fo:font-style="normal" fo:font-weight="normal" style:font-style-asian="normal" style:font-weight-asian="normal"/>
    </style:style>
    <style:style style:name="T177" style:family="text">
      <style:text-properties style:font-style-asian="normal" style:font-weight-asian="normal"/>
    </style:style>
    <style:style style:name="T178" style:family="text">
      <style:text-properties officeooo:rsid="00245081"/>
    </style:style>
    <style:style style:name="T179" style:family="text">
      <style:text-properties fo:color="#000000" style:font-name="Times New Roman" officeooo:rsid="0152bdb9"/>
    </style:style>
    <style:style style:name="T180" style:family="text">
      <style:text-properties fo:color="#000000" style:font-name="Times New Roman" officeooo:rsid="02413dd8"/>
    </style:style>
    <style:style style:name="T181" style:family="text">
      <style:text-properties fo:color="#000000" style:font-name="Times New Roman" officeooo:rsid="02425e34"/>
    </style:style>
    <style:style style:name="T182" style:family="text">
      <style:text-properties fo:color="#000000" style:font-name="Times New Roman" officeooo:rsid="0242d250"/>
    </style:style>
    <style:style style:name="T183" style:family="text">
      <style:text-properties fo:color="#000000" style:font-name="Times New Roman" fo:font-size="12pt" officeooo:rsid="025ea811" style:font-size-asian="12pt" style:font-size-complex="12pt"/>
    </style:style>
    <style:style style:name="T184" style:family="text">
      <style:text-properties fo:color="#000000" style:font-name="Times New Roman" fo:font-size="12pt" officeooo:rsid="0152bdb9" style:font-size-asian="12pt" style:font-size-complex="12pt"/>
    </style:style>
    <style:style style:name="T185" style:family="text">
      <style:text-properties officeooo:rsid="0027aa80"/>
    </style:style>
    <style:style style:name="T186" style:family="text">
      <style:text-properties officeooo:rsid="003195a9"/>
    </style:style>
    <style:style style:name="T187" style:family="text">
      <style:text-properties officeooo:rsid="0031b9fd"/>
    </style:style>
    <style:style style:name="T188" style:family="text">
      <style:text-properties officeooo:rsid="0037dba7"/>
    </style:style>
    <style:style style:name="T189" style:family="text">
      <style:text-properties officeooo:rsid="003cc353"/>
    </style:style>
    <style:style style:name="T190" style:family="text">
      <style:text-properties officeooo:rsid="0046e873"/>
    </style:style>
    <style:style style:name="T191" style:family="text">
      <style:text-properties officeooo:rsid="0048776c"/>
    </style:style>
    <style:style style:name="T192" style:family="text">
      <style:text-properties officeooo:rsid="0049124a"/>
    </style:style>
    <style:style style:name="T193" style:family="text">
      <style:text-properties officeooo:rsid="0049564d"/>
    </style:style>
    <style:style style:name="T194" style:family="text">
      <style:text-properties officeooo:rsid="006e860e"/>
    </style:style>
    <style:style style:name="T195" style:family="text">
      <style:text-properties officeooo:rsid="007068a7"/>
    </style:style>
    <style:style style:name="T196" style:family="text">
      <style:text-properties officeooo:rsid="007675ff"/>
    </style:style>
    <style:style style:name="T197" style:family="text">
      <style:text-properties officeooo:rsid="0077901f"/>
    </style:style>
    <style:style style:name="T198" style:family="text">
      <style:text-properties officeooo:rsid="00798cf1"/>
    </style:style>
    <style:style style:name="T199" style:family="text">
      <style:text-properties officeooo:rsid="0088784f"/>
    </style:style>
    <style:style style:name="T200" style:family="text">
      <style:text-properties fo:font-weight="bold" style:font-weight-asian="bold" style:font-weight-complex="bold"/>
    </style:style>
    <style:style style:name="T201" style:family="text">
      <style:text-properties fo:font-weight="bold" officeooo:rsid="00340ca3" style:font-weight-asian="bold" style:font-weight-complex="bold"/>
    </style:style>
    <style:style style:name="T202" style:family="text">
      <style:text-properties fo:font-weight="bold" officeooo:rsid="016a5af6" style:font-weight-asian="bold" style:font-weight-complex="bold"/>
    </style:style>
    <style:style style:name="T203" style:family="text">
      <style:text-properties fo:font-weight="bold" officeooo:rsid="0141d737" style:font-weight-asian="bold" style:font-weight-complex="bold"/>
    </style:style>
    <style:style style:name="T204" style:family="text">
      <style:text-properties fo:font-weight="bold" officeooo:rsid="01d07b56" style:font-weight-asian="bold" style:font-weight-complex="bold"/>
    </style:style>
    <style:style style:name="T205" style:family="text">
      <style:text-properties officeooo:rsid="00b330eb"/>
    </style:style>
    <style:style style:name="T206" style:family="text">
      <style:text-properties officeooo:rsid="00b29b3a"/>
    </style:style>
    <style:style style:name="T207" style:family="text">
      <style:text-properties officeooo:rsid="00b4f01f"/>
    </style:style>
    <style:style style:name="T208" style:family="text">
      <style:text-properties officeooo:rsid="00b5fc40"/>
    </style:style>
    <style:style style:name="T209" style:family="text">
      <style:text-properties officeooo:rsid="00b7c9e5"/>
    </style:style>
    <style:style style:name="T210" style:family="text">
      <style:text-properties officeooo:rsid="00bb3fa6"/>
    </style:style>
    <style:style style:name="T211" style:family="text">
      <style:text-properties officeooo:rsid="00bb814b"/>
    </style:style>
    <style:style style:name="T212" style:family="text">
      <style:text-properties officeooo:rsid="00bce6ff"/>
    </style:style>
    <style:style style:name="T213" style:family="text">
      <style:text-properties officeooo:rsid="00bdacbf"/>
    </style:style>
    <style:style style:name="T214" style:family="text">
      <style:text-properties officeooo:rsid="00bfc1aa"/>
    </style:style>
    <style:style style:name="T215" style:family="text">
      <style:text-properties officeooo:rsid="00d295f7"/>
    </style:style>
    <style:style style:name="T216" style:family="text">
      <style:text-properties officeooo:rsid="00d3a710"/>
    </style:style>
    <style:style style:name="T217" style:family="text">
      <style:text-properties officeooo:rsid="00f76191"/>
    </style:style>
    <style:style style:name="T218" style:family="text">
      <style:text-properties officeooo:rsid="00206f45"/>
    </style:style>
    <style:style style:name="T219" style:family="text">
      <style:text-properties officeooo:rsid="0109b239"/>
    </style:style>
    <style:style style:name="T220" style:family="text">
      <style:text-properties officeooo:rsid="0029dbe9"/>
    </style:style>
    <style:style style:name="T221" style:family="text">
      <style:text-properties officeooo:rsid="0127d3da"/>
    </style:style>
    <style:style style:name="T222" style:family="text">
      <style:text-properties officeooo:rsid="0130fbb1"/>
    </style:style>
    <style:style style:name="T223" style:family="text">
      <style:text-properties officeooo:rsid="01322d74"/>
    </style:style>
    <style:style style:name="T224" style:family="text">
      <style:text-properties officeooo:rsid="0132b171"/>
    </style:style>
    <style:style style:name="T225" style:family="text">
      <style:text-properties officeooo:rsid="01d8f524"/>
    </style:style>
    <style:style style:name="T226" style:family="text">
      <style:text-properties officeooo:rsid="01dae982"/>
    </style:style>
    <style:style style:name="T227" style:family="text">
      <style:text-properties officeooo:rsid="020bdc54"/>
    </style:style>
    <style:style style:name="T228" style:family="text">
      <style:text-properties officeooo:rsid="020d924f"/>
    </style:style>
    <style:style style:name="T229" style:family="text">
      <style:text-properties officeooo:rsid="020fef98"/>
    </style:style>
    <style:style style:name="T230" style:family="text">
      <style:text-properties officeooo:rsid="0211ae72"/>
    </style:style>
    <style:style style:name="T231" style:family="text">
      <style:text-properties officeooo:rsid="0211ccab"/>
    </style:style>
    <style:style style:name="T232" style:family="text">
      <style:text-properties officeooo:rsid="0213a845"/>
    </style:style>
    <style:style style:name="T233" style:family="text">
      <style:text-properties style:font-name="Times New Roman" officeooo:rsid="002ede93"/>
    </style:style>
    <style:style style:name="T234" style:family="text">
      <style:text-properties style:font-name="Times New Roman" officeooo:rsid="004686a3"/>
    </style:style>
    <style:style style:name="T235" style:family="text">
      <style:text-properties style:font-name="Times New Roman" officeooo:rsid="003048e8"/>
    </style:style>
    <style:style style:name="T236" style:family="text">
      <style:text-properties style:font-name="Times New Roman" officeooo:rsid="0049564d"/>
    </style:style>
    <style:style style:name="T237" style:family="text">
      <style:text-properties style:font-name="Times New Roman" officeooo:rsid="023471a0"/>
    </style:style>
    <style:style style:name="T238" style:family="text">
      <style:text-properties style:font-name="Times New Roman" officeooo:rsid="02343484"/>
    </style:style>
    <style:style style:name="T239" style:family="text">
      <style:text-properties style:font-name="Times New Roman" officeooo:rsid="00c0374d"/>
    </style:style>
    <style:style style:name="T240" style:family="text">
      <style:text-properties style:font-name="Times New Roman" officeooo:rsid="00798f58"/>
    </style:style>
    <style:style style:name="T241" style:family="text">
      <style:text-properties style:font-name="Times New Roman" officeooo:rsid="0235cf2d"/>
    </style:style>
    <style:style style:name="T242" style:family="text">
      <style:text-properties style:font-name="Times New Roman" fo:font-size="12pt" officeooo:rsid="0027aa80" style:font-size-asian="12pt" style:font-size-complex="12pt"/>
    </style:style>
    <style:style style:name="T243" style:family="text">
      <style:text-properties style:font-name="Times New Roman" fo:font-size="12pt" officeooo:rsid="002ede93" style:font-size-asian="12pt" style:font-size-complex="12pt"/>
    </style:style>
    <style:style style:name="T244" style:family="text">
      <style:text-properties style:font-name="Times New Roman" fo:font-size="12pt" officeooo:rsid="0028cecf" style:font-size-asian="12pt" style:font-size-complex="12pt"/>
    </style:style>
    <style:style style:name="T245" style:family="text">
      <style:text-properties style:font-name="Times New Roman" fo:font-size="12pt" officeooo:rsid="00295cba" style:font-size-asian="12pt" style:font-size-complex="12pt"/>
    </style:style>
    <style:style style:name="T246" style:family="text">
      <style:text-properties style:font-name="Times New Roman" fo:font-size="12pt" officeooo:rsid="002b2f0b" style:font-size-asian="12pt" style:font-size-complex="12pt"/>
    </style:style>
    <style:style style:name="T247" style:family="text">
      <style:text-properties style:font-name="Times New Roman" fo:font-size="12pt" officeooo:rsid="003603f3" style:font-size-asian="12pt" style:font-size-complex="12pt"/>
    </style:style>
    <style:style style:name="T248" style:family="text">
      <style:text-properties style:font-name="Times New Roman" fo:font-size="12pt" officeooo:rsid="002d57a6" style:font-size-asian="12pt" style:font-size-complex="12pt"/>
    </style:style>
    <style:style style:name="T249" style:family="text">
      <style:text-properties style:font-name="Times New Roman" fo:font-size="12pt" officeooo:rsid="00459775" style:font-size-asian="12pt" style:font-size-complex="12pt"/>
    </style:style>
    <style:style style:name="T250" style:family="text">
      <style:text-properties style:font-name="Times New Roman" fo:font-size="12pt" officeooo:rsid="004603bd" style:font-size-asian="12pt" style:font-size-complex="12pt"/>
    </style:style>
    <style:style style:name="T251" style:family="text">
      <style:text-properties style:font-name="Times New Roman" fo:font-size="12pt" officeooo:rsid="00691217" style:font-size-asian="12pt" style:font-size-complex="12pt"/>
    </style:style>
    <style:style style:name="T252" style:family="text">
      <style:text-properties style:font-name="Times New Roman" fo:font-size="12pt" officeooo:rsid="0045e31b" style:font-size-asian="12pt" style:font-size-complex="12pt"/>
    </style:style>
    <style:style style:name="T253" style:family="text">
      <style:text-properties style:font-name="Times New Roman" fo:font-size="12pt" officeooo:rsid="004686a3" style:font-size-asian="12pt" style:font-size-complex="12pt"/>
    </style:style>
    <style:style style:name="T254" style:family="text">
      <style:text-properties style:font-name="Times New Roman" fo:font-size="12pt" officeooo:rsid="003048e8" style:font-size-asian="12pt" style:font-size-complex="12pt"/>
    </style:style>
    <style:style style:name="T255" style:family="text">
      <style:text-properties style:font-name="Times New Roman" fo:font-size="12pt" officeooo:rsid="0039da2d" style:font-size-asian="12pt" style:font-size-complex="12pt"/>
    </style:style>
    <style:style style:name="T256" style:family="text">
      <style:text-properties style:font-name="Times New Roman" fo:font-size="12pt" officeooo:rsid="006a26d6" style:font-size-asian="12pt" style:font-size-complex="12pt"/>
    </style:style>
    <style:style style:name="T257" style:family="text">
      <style:text-properties style:font-name="Times New Roman" fo:font-size="12pt" officeooo:rsid="00360e77" style:font-size-asian="12pt" style:font-size-complex="12pt"/>
    </style:style>
    <style:style style:name="T258" style:family="text">
      <style:text-properties style:font-name="Times New Roman" fo:font-size="12pt" officeooo:rsid="01e3cd84" style:font-size-asian="12pt" style:font-size-complex="12pt"/>
    </style:style>
    <style:style style:name="T259" style:family="text">
      <style:text-properties style:font-name="Times New Roman" fo:font-size="12pt" officeooo:rsid="020047c5" style:font-size-asian="12pt" style:font-size-complex="12pt"/>
    </style:style>
    <style:style style:name="T260" style:family="text">
      <style:text-properties style:font-name="Times New Roman" fo:font-size="12pt" officeooo:rsid="0200a408" style:font-size-asian="12pt" style:font-size-complex="12pt"/>
    </style:style>
    <style:style style:name="T261" style:family="text">
      <style:text-properties style:font-name="Times New Roman" fo:font-size="12pt" officeooo:rsid="02019852" style:font-size-asian="12pt" style:font-size-complex="12pt"/>
    </style:style>
    <style:style style:name="T262" style:family="text">
      <style:text-properties style:font-name="Times New Roman" fo:font-size="12pt" officeooo:rsid="0203410f" style:font-size-asian="12pt" style:font-size-complex="12pt"/>
    </style:style>
    <style:style style:name="T263" style:family="text">
      <style:text-properties style:font-name="Times New Roman" fo:font-size="12pt" officeooo:rsid="001ebdb1" style:font-size-asian="12pt" style:font-size-complex="12pt"/>
    </style:style>
    <style:style style:name="T264" style:family="text">
      <style:text-properties style:font-name="Times New Roman" fo:font-size="12pt" officeooo:rsid="0201f025" style:font-size-asian="12pt" style:font-size-complex="12pt"/>
    </style:style>
    <style:style style:name="T265" style:family="text">
      <style:text-properties style:font-name="Times New Roman" fo:font-size="12pt" officeooo:rsid="01fe49ee" style:font-size-asian="12pt" style:font-size-complex="12pt"/>
    </style:style>
    <style:style style:name="T266" style:family="text">
      <style:text-properties style:font-name="Times New Roman" fo:font-size="12pt" officeooo:rsid="02326010" style:font-size-asian="12pt" style:font-size-complex="12pt"/>
    </style:style>
    <style:style style:name="T267" style:family="text">
      <style:text-properties style:font-name="Times New Roman" fo:font-size="12pt" officeooo:rsid="023f5f60" style:font-size-asian="12pt" style:font-size-complex="12pt"/>
    </style:style>
    <style:style style:name="T268" style:family="text">
      <style:text-properties style:font-name="Times New Roman" fo:font-size="12pt" officeooo:rsid="0246d5aa" style:font-size-asian="12pt" style:font-size-complex="12pt"/>
    </style:style>
    <style:style style:name="T269" style:family="text">
      <style:text-properties style:font-name="Times New Roman" fo:font-size="12pt" officeooo:rsid="025d0d9a" style:font-size-asian="12pt" style:font-size-complex="12pt"/>
    </style:style>
    <style:style style:name="T270" style:family="text">
      <style:text-properties style:font-name="Times New Roman" fo:font-size="12pt" officeooo:rsid="0049564d" style:font-size-asian="12pt" style:font-size-complex="12pt"/>
    </style:style>
    <style:style style:name="T271" style:family="text">
      <style:text-properties style:font-name="Times New Roman" fo:font-size="12pt" officeooo:rsid="01de8319" style:font-size-asian="12pt" style:font-size-complex="12pt"/>
    </style:style>
    <style:style style:name="T272" style:family="text">
      <style:text-properties style:font-name="Times New Roman" fo:font-size="12pt" officeooo:rsid="025ea811" style:font-size-asian="12pt" style:font-size-complex="12pt"/>
    </style:style>
    <style:style style:name="T273" style:family="text">
      <style:text-properties style:font-name="Times New Roman" fo:font-size="12pt" officeooo:rsid="00ac3d38" style:font-size-asian="12pt" style:font-size-complex="12pt"/>
    </style:style>
    <style:style style:name="T274" style:family="text">
      <style:text-properties style:font-name="Times New Roman" fo:font-size="12pt" officeooo:rsid="00c0374d" style:font-size-asian="12pt" style:font-size-complex="12pt"/>
    </style:style>
    <style:style style:name="T275" style:family="text">
      <style:text-properties style:font-name="Times New Roman" fo:font-size="12pt" officeooo:rsid="00798f58" style:font-size-asian="12pt" style:font-size-complex="12pt"/>
    </style:style>
    <style:style style:name="T276" style:family="text">
      <style:text-properties style:font-name="Times New Roman" fo:font-size="12pt" officeooo:rsid="017581d0" style:font-size-asian="12pt" style:font-size-complex="12pt"/>
    </style:style>
    <style:style style:name="T277" style:family="text">
      <style:text-properties style:font-name="Times New Roman" fo:font-size="12pt" fo:font-weight="normal" officeooo:rsid="02039ab4" style:font-size-asian="12pt" style:font-weight-asian="normal" style:font-size-complex="12pt" style:font-weight-complex="normal"/>
    </style:style>
    <style:style style:name="T278" style:family="text">
      <style:text-properties style:font-name="Times New Roman" fo:font-size="12pt" fo:font-weight="normal" officeooo:rsid="021df166" style:font-size-asian="12pt" style:font-weight-asian="normal" style:font-size-complex="12pt" style:font-weight-complex="normal"/>
    </style:style>
    <style:style style:name="T279" style:family="text">
      <style:text-properties style:font-name="Times New Roman" fo:font-size="12pt" fo:font-weight="normal" officeooo:rsid="02583fc0" style:font-size-asian="12pt" style:font-weight-asian="normal" style:font-size-complex="12pt" style:font-weight-complex="normal"/>
    </style:style>
    <style:style style:name="T280" style:family="text">
      <style:text-properties style:font-name="Times New Roman" officeooo:rsid="023e2bb6"/>
    </style:style>
    <style:style style:name="T281" style:family="text">
      <style:text-properties style:font-name="Times New Roman" officeooo:rsid="023ed96c"/>
    </style:style>
    <style:style style:name="T282" style:family="text">
      <style:text-properties style:font-name="Times New Roman" officeooo:rsid="00bfc1aa"/>
    </style:style>
    <style:style style:name="T283" style:family="text">
      <style:text-properties style:font-name="Times New Roman" officeooo:rsid="00bdacbf"/>
    </style:style>
    <style:style style:name="T284" style:family="text">
      <style:text-properties style:font-name="Times New Roman" officeooo:rsid="0077901f"/>
    </style:style>
    <style:style style:name="T285" style:family="text">
      <style:text-properties style:font-name="Times New Roman" officeooo:rsid="00798cf1"/>
    </style:style>
    <style:style style:name="T286" style:family="text">
      <style:text-properties style:font-name="Times New Roman" officeooo:rsid="02405746"/>
    </style:style>
    <style:style style:name="T287" style:family="text">
      <style:text-properties style:font-name="Times New Roman" officeooo:rsid="02413dd8"/>
    </style:style>
    <style:style style:name="T288" style:family="text">
      <style:text-properties style:font-name="Times New Roman" officeooo:rsid="0242d250"/>
    </style:style>
    <style:style style:name="T289" style:family="text">
      <style:text-properties style:font-name="Times New Roman" officeooo:rsid="02445c1b"/>
    </style:style>
    <style:style style:name="T290" style:family="text">
      <style:text-properties style:font-name="Times New Roman" officeooo:rsid="0245b660"/>
    </style:style>
    <style:style style:name="T291" style:family="text">
      <style:text-properties style:font-name="Times New Roman" officeooo:rsid="0246d5aa"/>
    </style:style>
    <style:style style:name="T292" style:family="text">
      <style:text-properties style:font-name="Times New Roman" officeooo:rsid="024783db"/>
    </style:style>
    <style:style style:name="T293" style:family="text">
      <style:text-properties style:font-name="Times New Roman" officeooo:rsid="02515c38"/>
    </style:style>
    <style:style style:name="T294" style:family="text">
      <style:text-properties style:font-name="Times New Roman" officeooo:rsid="0254e5ba"/>
    </style:style>
    <style:style style:name="T295" style:family="text">
      <style:text-properties style:font-name="Times New Roman" officeooo:rsid="0255551f"/>
    </style:style>
    <style:style style:name="T296" style:family="text">
      <style:text-properties style:font-name="Times New Roman" officeooo:rsid="02561ba4"/>
    </style:style>
    <style:style style:name="T297" style:family="text">
      <style:text-properties style:font-name="Times New Roman" officeooo:rsid="02326010"/>
    </style:style>
    <style:style style:name="T298" style:family="text">
      <style:text-properties officeooo:rsid="024848e0"/>
    </style:style>
    <style:style style:name="T299" style:family="text">
      <style:text-properties officeooo:rsid="02493558"/>
    </style:style>
    <style:style style:name="T300" style:family="text">
      <style:text-properties officeooo:rsid="024acd1e"/>
    </style:style>
    <style:style style:name="T301" style:family="text">
      <style:text-properties officeooo:rsid="024d2c52"/>
    </style:style>
    <style:style style:name="T302" style:family="text">
      <style:text-properties officeooo:rsid="024d9c52"/>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itle Page</text:p>
      <text:p text:style-name="P13"><text:span text:style-name="T200">Agua: a </text:span><text:span text:style-name="T201">c</text:span><text:span text:style-name="T200">loud </text:span><text:span text:style-name="T201">b</text:span><text:span text:style-name="T200">ioinformatics </text:span><text:span text:style-name="T201">w</text:span><text:span text:style-name="T200">orkflow </text:span><text:span text:style-name="T201">p</text:span><text:span text:style-name="T200">latform</text:span></text:p>
      <text:p text:style-name="P25"/>
      <text:p text:style-name="P4">Abstract</text:p>
      <text:p text:style-name="P6"><text:span text:style-name="T242">The increasing availability of </text:span><text:span text:style-name="T243">huge volumes of </text:span><text:span text:style-name="T242">genomic data </text:span><text:span text:style-name="T244">has given </text:span><text:span text:style-name="T242">rise to a</text:span><text:span text:style-name="T244"> </text:span><text:span text:style-name="T242">crisis </text:span><text:span text:style-name="T243">of reliance </text:span><text:span text:style-name="T244">upon computational approaches </text:span><text:span text:style-name="T243">that </text:span><text:span text:style-name="T244">are scarcely reproducible and barely accessible. </text:span><text:span text:style-name="T245">A lack of bioinformatics tools, personnel, workflow standards </text:span><text:span text:style-name="T243">and computational power </text:span><text:span text:style-name="T245">hinder</text:span><text:span text:style-name="T246">s</text:span><text:span text:style-name="T245"> the </text:span><text:span text:style-name="T247">execution and </text:span><text:span text:style-name="T245">replication of experiments </text:span><text:span text:style-name="T248">by </text:span><text:span text:style-name="T249">genomics</text:span><text:span text:style-name="T248"> researchers</text:span><text:span text:style-name="T245">. </text:span><text:span text:style-name="T249">This problem is exacerbated as </text:span><text:span text:style-name="T250">genomic analysis</text:span><text:span text:style-name="T249"> spreads to life science disciplines where researchers are </text:span><text:span text:style-name="T251">even less </text:span><text:span text:style-name="T249">accustomed to high-throughput </text:span><text:span text:style-name="T252">approaches</text:span><text:span text:style-name="T249">. </text:span><text:span text:style-name="T243">Agua </text:span><text:a xlink:type="simple" xlink:href="http://www.aguadev.org/"><text:span text:style-name="T243">http://www.aguadev.org</text:span></text:a><text:span text:style-name="T243"> lowers these technology barriers by providing a </text:span><text:span text:style-name="T253">flexible,</text:span><text:span text:style-name="T243"> end-to-end </text:span><text:span text:style-name="T254">cloud bioinformatics </text:span><text:span text:style-name="T255">workflow solution</text:span><text:span text:style-name="T243"> from </text:span><text:span text:style-name="T269">sequencing</text:span><text:span text:style-name="T256"> </text:span><text:span text:style-name="T257">to</text:span><text:span text:style-name="T243"> genomic visualization.</text:span></text:p>
      <text:p text:style-name="P14"/>
      <text:p text:style-name="P5">Keywords</text:p>
      <text:p text:style-name="P15"><text:span text:style-name="T188">NGS, cloud, bioinformatics, workflows, visualization, </text:span><text:span text:style-name="T208">J</text:span><text:span text:style-name="T209">B</text:span><text:span text:style-name="T208">rowse, StarCluster, </text:span><text:span text:style-name="T207">Git</text:span><text:span text:style-name="T188">, </text:span><text:span text:style-name="T191">JSON</text:span></text:p>
      <text:p text:style-name="P17"/>
      <text:p text:style-name="P5">Article subdivisions</text:p>
      <text:p text:style-name="P37">Introduction</text:p>
      <text:p text:style-name="P18"><text:span text:style-name="T192">Genomics plays a part in nine of the ten leading causes of death in the United States</text:span><text:reference-mark-start text:name="ZOTERO_ITEM CSL_CITATION {&quot;citationID&quot;:&quot;coEugWXO&quot;,&quot;properties&quot;:{&quot;formattedCitation&quot;:&quot;{\\rtf \\super 1\\nosupersub{}}&quot;,&quot;plainCitation&quot;:&quot;1&quot;},&quot;citationItems&quot;:[{&quot;id&quot;:259,&quot;uris&quot;:[&quot;http://zotero.org/users/local/RPudwOpx/items/PGGQKQGR&quot;],&quot;uri&quot;:[&quot;http://zotero.org/users/local/RPudwOpx/items/PGGQKQGR&quot;],&quot;itemData&quot;:{&quot;id&quot;:259,&quot;type&quot;:&quot;webpage&quot;,&quot;title&quot;:&quot;FASTSTATS - Deaths and Mortality&quot;,&quot;URL&quot;:&quot;http://www.cdc.gov/nchs/fastats/deaths.htm&quot;,&quot;language&quot;:&quot;eng&quot;,&quot;accessed&quot;:{&quot;date-parts&quot;:[[&quot;2013&quot;,8,5]]}}}],&quot;schema&quot;:&quot;https://github.com/citation-style-language/schema/raw/master/csl-citation.json&quot;} RNDiRNdiumSdF"/><text:span text:style-name="T167">1</text:span><text:reference-mark-end text:name="ZOTERO_ITEM CSL_CITATION {&quot;citationID&quot;:&quot;coEugWXO&quot;,&quot;properties&quot;:{&quot;formattedCitation&quot;:&quot;{\\rtf \\super 1\\nosupersub{}}&quot;,&quot;plainCitation&quot;:&quot;1&quot;},&quot;citationItems&quot;:[{&quot;id&quot;:259,&quot;uris&quot;:[&quot;http://zotero.org/users/local/RPudwOpx/items/PGGQKQGR&quot;],&quot;uri&quot;:[&quot;http://zotero.org/users/local/RPudwOpx/items/PGGQKQGR&quot;],&quot;itemData&quot;:{&quot;id&quot;:259,&quot;type&quot;:&quot;webpage&quot;,&quot;title&quot;:&quot;FASTSTATS - Deaths and Mortality&quot;,&quot;URL&quot;:&quot;http://www.cdc.gov/nchs/fastats/deaths.htm&quot;,&quot;language&quot;:&quot;eng&quot;,&quot;accessed&quot;:{&quot;date-parts&quot;:[[&quot;2013&quot;,8,5]]}}}],&quot;schema&quot;:&quot;https://github.com/citation-style-language/schema/raw/master/csl-citation.json&quot;} RNDiRNdiumSdF"/><text:span text:style-name="T192">. </text:span><text:span text:style-name="T222">In the </text:span><text:span text:style-name="T224">effort</text:span><text:span text:style-name="T222"> to use </text:span><text:span text:style-name="T223">and understand </text:span><text:span text:style-name="T222">genomic data, b</text:span><text:span text:style-name="T186">io</text:span><text:span text:style-name="T185">science </text:span><text:span text:style-name="T302">has become</text:span><text:span text:style-name="T186"> a quantitative analysis activity </text:span><text:span text:style-name="T190">requiring the </text:span><text:span text:style-name="T186">c</text:span><text:span text:style-name="T185">omputational </text:span><text:span text:style-name="T186">processing and </text:span><text:span text:style-name="T185">interpretation of </text:span><text:span text:style-name="T186">massive </text:span><text:span text:style-name="T185">data sets. </text:span><text:span text:style-name="T189">B</text:span><text:span text:style-name="T187">iological data sets have multiplied to over 1,380 major Internet data sources </text:span><text:span text:style-name="T194">in 2012</text:span><text:reference-mark-start text:name="ZOTERO_ITEM CSL_CITATION {&quot;citationID&quot;:&quot;yKU7Xab3&quot;,&quot;properties&quot;:{&quot;formattedCitation&quot;:&quot;{\\rtf \\super 2\\nosupersub{}}&quot;,&quot;plainCitation&quot;:&quot;2&quot;},&quot;citationItems&quot;:[{&quot;id&quot;:249,&quot;uris&quot;:[&quot;http://zotero.org/users/local/RPudwOpx/items/FZQGUXIK&quot;],&quot;uri&quot;:[&quot;http://zotero.org/users/local/RPudwOpx/items/FZQGUXIK&quot;],&quot;itemData&quot;:{&quot;id&quot;:249,&quot;type&quot;:&quot;article-journal&quot;,&quot;title&quot;:&quot;The 2012 Nucleic Acids Research Database Issue and the online Molecular Biology Database Collection&quot;,&quot;container-title&quot;:&quot;Nucleic Acids Research&quot;,&quot;page&quot;:&quot;D1-D8&quot;,&quot;volume&quot;:&quot;40&quot;,&quot;issue&quot;:&quot;D1&quot;,&quot;source&quot;:&quot;PubMed Central&quot;,&quot;abstract&quot;:&quot;The 19th annual Database Issue of Nucleic Acids Research features descriptions of 92 new online databases covering various areas of molecular biology and 100 papers describing recent updates to the databases previously described in NAR and other journals. The highlights of this issue include, among others, a description of neXtProt, a knowledgebase on human proteins; a detailed explanation of the principles behind the NCBI Taxonomy Database; NCBI and EBI papers on the recently launched BioSample databases that store sample information for a variety of database resources; descriptions of the recent developments in the Gene Ontology and UniProt Gene Ontology Annotation projects; updates on Pfam, SMART and InterPro domain databases; update papers on KEGG and TAIR, two universally acclaimed databases that face an uncertain future; and a separate section with 10 wiki-based databases, introduced in an accompanying editorial. The NAR online Molecular Biology Database Collection, available at http://www.oxfordjournals.org/nar/database/a/, has been updated and now lists 1380 databases. Brief machine-readable descriptions of the databases featured in this issue, according to the BioDBcore standards, will be provided at the http://biosharing.org/biodbcore web site. The full content of the Database Issue is freely available online on the Nucleic Acids Research web site (http://nar.oxfordjournals.org/).&quot;,&quot;DOI&quot;:&quot;10.1093/nar/gkr1196&quot;,&quot;ISSN&quot;:&quot;0305-1048&quot;,&quot;note&quot;:&quot;PMID: 22144685\nPMCID: PMC3245068&quot;,&quot;journalAbbreviation&quot;:&quot;Nucleic Acids Res&quot;,&quot;author&quot;:[{&quot;family&quot;:&quot;Galperin&quot;,&quot;given&quot;:&quot;Michael Y.&quot;},{&quot;family&quot;:&quot;Fernandez-Suarez&quot;,&quot;given&quot;:&quot;Xose M.&quot;}],&quot;issued&quot;:{&quot;date-parts&quot;:[[&quot;2012&quot;,1]]},&quot;accessed&quot;:{&quot;date-parts&quot;:[[&quot;2013&quot;,8,5]]},&quot;PMID&quot;:&quot;22144685&quot;}}],&quot;schema&quot;:&quot;https://github.com/citation-style-language/schema/raw/master/csl-citation.json&quot;} RND7sDR6IZe9C"/><text:span text:style-name="T168">2</text:span><text:reference-mark-end text:name="ZOTERO_ITEM CSL_CITATION {&quot;citationID&quot;:&quot;yKU7Xab3&quot;,&quot;properties&quot;:{&quot;formattedCitation&quot;:&quot;{\\rtf \\super 2\\nosupersub{}}&quot;,&quot;plainCitation&quot;:&quot;2&quot;},&quot;citationItems&quot;:[{&quot;id&quot;:249,&quot;uris&quot;:[&quot;http://zotero.org/users/local/RPudwOpx/items/FZQGUXIK&quot;],&quot;uri&quot;:[&quot;http://zotero.org/users/local/RPudwOpx/items/FZQGUXIK&quot;],&quot;itemData&quot;:{&quot;id&quot;:249,&quot;type&quot;:&quot;article-journal&quot;,&quot;title&quot;:&quot;The 2012 Nucleic Acids Research Database Issue and the online Molecular Biology Database Collection&quot;,&quot;container-title&quot;:&quot;Nucleic Acids Research&quot;,&quot;page&quot;:&quot;D1-D8&quot;,&quot;volume&quot;:&quot;40&quot;,&quot;issue&quot;:&quot;D1&quot;,&quot;source&quot;:&quot;PubMed Central&quot;,&quot;abstract&quot;:&quot;The 19th annual Database Issue of Nucleic Acids Research features descriptions of 92 new online databases covering various areas of molecular biology and 100 papers describing recent updates to the databases previously described in NAR and other journals. The highlights of this issue include, among others, a description of neXtProt, a knowledgebase on human proteins; a detailed explanation of the principles behind the NCBI Taxonomy Database; NCBI and EBI papers on the recently launched BioSample databases that store sample information for a variety of database resources; descriptions of the recent developments in the Gene Ontology and UniProt Gene Ontology Annotation projects; updates on Pfam, SMART and InterPro domain databases; update papers on KEGG and TAIR, two universally acclaimed databases that face an uncertain future; and a separate section with 10 wiki-based databases, introduced in an accompanying editorial. The NAR online Molecular Biology Database Collection, available at http://www.oxfordjournals.org/nar/database/a/, has been updated and now lists 1380 databases. Brief machine-readable descriptions of the databases featured in this issue, according to the BioDBcore standards, will be provided at the http://biosharing.org/biodbcore web site. The full content of the Database Issue is freely available online on the Nucleic Acids Research web site (http://nar.oxfordjournals.org/).&quot;,&quot;DOI&quot;:&quot;10.1093/nar/gkr1196&quot;,&quot;ISSN&quot;:&quot;0305-1048&quot;,&quot;note&quot;:&quot;PMID: 22144685\nPMCID: PMC3245068&quot;,&quot;journalAbbreviation&quot;:&quot;Nucleic Acids Res&quot;,&quot;author&quot;:[{&quot;family&quot;:&quot;Galperin&quot;,&quot;given&quot;:&quot;Michael Y.&quot;},{&quot;family&quot;:&quot;Fernandez-Suarez&quot;,&quot;given&quot;:&quot;Xose M.&quot;}],&quot;issued&quot;:{&quot;date-parts&quot;:[[&quot;2012&quot;,1]]},&quot;accessed&quot;:{&quot;date-parts&quot;:[[&quot;2013&quot;,8,5]]},&quot;PMID&quot;:&quot;22144685&quot;}}],&quot;schema&quot;:&quot;https://github.com/citation-style-language/schema/raw/master/csl-citation.json&quot;} RND7sDR6IZe9C"/><text:span text:style-name="T187">. These </text:span><text:span text:style-name="T211">data sets </text:span><text:span text:style-name="T212">generally </text:span><text:span text:style-name="T211">have</text:span><text:span text:style-name="T187"> limited data compatibility </text:span><text:span text:style-name="T210">but </text:span><text:span text:style-name="T187">researchers often need to combine </text:span><text:span text:style-name="T195">data from </text:span><text:span text:style-name="T187">multiple sites to generate bioinformatics analyses.</text:span><text:span text:style-name="T185"> </text:span><text:span text:style-name="T196">W</text:span><text:span text:style-name="T192">orkflow-based tools </text:span><text:span text:style-name="T187">solve this problem by generating large and complex systems from collections of programs, data sources and structured data services</text:span><text:reference-mark-start text:name="ZOTERO_ITEM CSL_CITATION {&quot;citationID&quot;:&quot;iI0w7wV4&quot;,&quot;properties&quot;:{&quot;formattedCitation&quot;:&quot;{\\rtf \\super 3\\nosupersub{}}&quot;,&quot;plainCitation&quot;:&quot;3&quot;},&quot;citationItems&quot;:[{&quot;id&quot;:255,&quot;uris&quot;:[&quot;http://zotero.org/users/local/RPudwOpx/items/JCZ38ZXF&quot;],&quot;uri&quot;:[&quot;http://zotero.org/users/local/RPudwOpx/items/JCZ38ZXF&quot;],&quot;itemData&quot;:{&quot;id&quot;:255,&quot;type&quot;:&quot;article-journal&quot;,&quot;title&quot;:&quot;Better bioinformatics through usability analysis&quot;,&quot;container-title&quot;:&quot;Bioinformatics&quot;,&quot;page&quot;:&quot;406-412&quot;,&quot;volume&quot;:&quot;25&quot;,&quot;issue&quot;:&quot;3&quot;,&quot;source&quot;:&quot;bioinformatics.oxfordjournals.org&quot;,&quot;abstract&quot;:&quot;Motivation: Improving the usability of bioinformatics resources enables researchers to find, interact with, share, compare and manipulate important information more effectively and efficiently. It thus enables researchers to gain improved insights into biological processes with the potential, ultimately, of yielding new scientific results. Usability ‘barriers’ can pose significant obstacles to a satisfactory user experience and force researchers to spend unnecessary time and effort to complete their tasks. The number of online biological databases available is growing and there is an expanding community of diverse users. In this context there is an increasing need to ensure the highest standards of usability.\nResults: Using ‘state-of-the-art’ usability evaluation methods, we have identified and characterized a sample of usability issues potentially relevant to web bioinformatics resources, in general. These specifically concern the design of the navigation and search mechanisms available to the user. The usability issues we have discovered in our substantial case studies are undermining the ability of users to find the information they need in their daily research activities. In addition to characterizing these issues, specific recommendations for improvements are proposed leveraging proven practices from web and usability engineering. The methods and approach we exemplify can be readily adopted by the developers of bioinformatics resources.\nContact: dbolchin@iupui.edu\nSupplementary information: Supplementary data are available at Bioinformatics online.&quot;,&quot;DOI&quot;:&quot;10.1093/bioinformatics/btn633&quot;,&quot;ISSN&quot;:&quot;1367-4803, 1460-2059&quot;,&quot;note&quot;:&quot;PMID: 19073592&quot;,&quot;journalAbbreviation&quot;:&quot;Bioinformatics&quot;,&quot;language&quot;:&quot;en&quot;,&quot;author&quot;:[{&quot;family&quot;:&quot;Bolchini&quot;,&quot;given&quot;:&quot;Davide&quot;},{&quot;family&quot;:&quot;Finkelstein&quot;,&quot;given&quot;:&quot;Anthony&quot;},{&quot;family&quot;:&quot;Perrone&quot;,&quot;given&quot;:&quot;Vito&quot;},{&quot;family&quot;:&quot;Nagl&quot;,&quot;given&quot;:&quot;Sylvia&quot;}],&quot;issued&quot;:{&quot;date-parts&quot;:[[&quot;2009&quot;,2,1]]},&quot;accessed&quot;:{&quot;date-parts&quot;:[[&quot;2013&quot;,8,5]]},&quot;PMID&quot;:&quot;19073592&quot;}}],&quot;schema&quot;:&quot;https://github.com/citation-style-language/schema/raw/master/csl-citation.json&quot;} RND9EwOkHIcXz"/><text:span text:style-name="T169">3</text:span><text:reference-mark-end text:name="ZOTERO_ITEM CSL_CITATION {&quot;citationID&quot;:&quot;iI0w7wV4&quot;,&quot;properties&quot;:{&quot;formattedCitation&quot;:&quot;{\\rtf \\super 3\\nosupersub{}}&quot;,&quot;plainCitation&quot;:&quot;3&quot;},&quot;citationItems&quot;:[{&quot;id&quot;:255,&quot;uris&quot;:[&quot;http://zotero.org/users/local/RPudwOpx/items/JCZ38ZXF&quot;],&quot;uri&quot;:[&quot;http://zotero.org/users/local/RPudwOpx/items/JCZ38ZXF&quot;],&quot;itemData&quot;:{&quot;id&quot;:255,&quot;type&quot;:&quot;article-journal&quot;,&quot;title&quot;:&quot;Better bioinformatics through usability analysis&quot;,&quot;container-title&quot;:&quot;Bioinformatics&quot;,&quot;page&quot;:&quot;406-412&quot;,&quot;volume&quot;:&quot;25&quot;,&quot;issue&quot;:&quot;3&quot;,&quot;source&quot;:&quot;bioinformatics.oxfordjournals.org&quot;,&quot;abstract&quot;:&quot;Motivation: Improving the usability of bioinformatics resources enables researchers to find, interact with, share, compare and manipulate important information more effectively and efficiently. It thus enables researchers to gain improved insights into biological processes with the potential, ultimately, of yielding new scientific results. Usability ‘barriers’ can pose significant obstacles to a satisfactory user experience and force researchers to spend unnecessary time and effort to complete their tasks. The number of online biological databases available is growing and there is an expanding community of diverse users. In this context there is an increasing need to ensure the highest standards of usability.\nResults: Using ‘state-of-the-art’ usability evaluation methods, we have identified and characterized a sample of usability issues potentially relevant to web bioinformatics resources, in general. These specifically concern the design of the navigation and search mechanisms available to the user. The usability issues we have discovered in our substantial case studies are undermining the ability of users to find the information they need in their daily research activities. In addition to characterizing these issues, specific recommendations for improvements are proposed leveraging proven practices from web and usability engineering. The methods and approach we exemplify can be readily adopted by the developers of bioinformatics resources.\nContact: dbolchin@iupui.edu\nSupplementary information: Supplementary data are available at Bioinformatics online.&quot;,&quot;DOI&quot;:&quot;10.1093/bioinformatics/btn633&quot;,&quot;ISSN&quot;:&quot;1367-4803, 1460-2059&quot;,&quot;note&quot;:&quot;PMID: 19073592&quot;,&quot;journalAbbreviation&quot;:&quot;Bioinformatics&quot;,&quot;language&quot;:&quot;en&quot;,&quot;author&quot;:[{&quot;family&quot;:&quot;Bolchini&quot;,&quot;given&quot;:&quot;Davide&quot;},{&quot;family&quot;:&quot;Finkelstein&quot;,&quot;given&quot;:&quot;Anthony&quot;},{&quot;family&quot;:&quot;Perrone&quot;,&quot;given&quot;:&quot;Vito&quot;},{&quot;family&quot;:&quot;Nagl&quot;,&quot;given&quot;:&quot;Sylvia&quot;}],&quot;issued&quot;:{&quot;date-parts&quot;:[[&quot;2009&quot;,2,1]]},&quot;accessed&quot;:{&quot;date-parts&quot;:[[&quot;2013&quot;,8,5]]},&quot;PMID&quot;:&quot;19073592&quot;}}],&quot;schema&quot;:&quot;https://github.com/citation-style-language/schema/raw/master/csl-citation.json&quot;} RND9EwOkHIcXz"/><text:span text:style-name="T187">. </text:span><text:span text:style-name="T192">As the $1,000 genome approaches</text:span><text:reference-mark-start text:name="ZOTERO_ITEM CSL_CITATION {&quot;citationID&quot;:&quot;QTBXzAeX&quot;,&quot;properties&quot;:{&quot;formattedCitation&quot;:&quot;{\\rtf \\super 4\\nosupersub{}}&quot;,&quot;plainCitation&quot;:&quot;4&quot;},&quot;citationItems&quot;:[{&quot;id&quot;:299,&quot;uris&quot;:[&quot;http://zotero.org/users/local/RPudwOpx/items/8I38W2KA&quot;],&quot;uri&quot;:[&quot;http://zotero.org/users/local/RPudwOpx/items/8I38W2KA&quot;],&quot;itemData&quot;:{&quot;id&quot;:299,&quot;type&quot;:&quot;article-journal&quot;,&quot;title&quot;:&quot;The new date, new format, new goals and new sponsor of the Archon Genomics X PRIZE Competition&quot;,&quot;container-title&quot;:&quot;Nature Genetics&quot;,&quot;page&quot;:&quot;1055-1058&quot;,&quot;volume&quot;:&quot;43&quot;,&quot;issue&quot;:&quot;11&quot;,&quot;source&quot;:&quot;www.nature.com&quot;,&quot;abstract&quot;:&quot;The Archon Genomics X Prize contest has been declared for January 2013. Larry Kedes and Grant Campany explain the selection of centenarian genomes for the contest and provide the rules by which the contestants will be judged.&quot;,&quot;DOI&quot;:&quot;10.1038/ng.988&quot;,&quot;ISSN&quot;:&quot;1061-4036&quot;,&quot;journalAbbreviation&quot;:&quot;Nat Genet&quot;,&quot;language&quot;:&quot;en&quot;,&quot;author&quot;:[{&quot;family&quot;:&quot;Kedes&quot;,&quot;given&quot;:&quot;Larry&quot;},{&quot;family&quot;:&quot;Campany&quot;,&quot;given&quot;:&quot;Grant&quot;}],&quot;issued&quot;:{&quot;date-parts&quot;:[[&quot;2011&quot;,11]]},&quot;accessed&quot;:{&quot;date-parts&quot;:[[&quot;2013&quot;,8,5]]}}}],&quot;schema&quot;:&quot;https://github.com/citation-style-language/schema/raw/master/csl-citation.json&quot;} RND9nhLe3vrlE"/><text:span text:style-name="T167">4</text:span><text:reference-mark-end text:name="ZOTERO_ITEM CSL_CITATION {&quot;citationID&quot;:&quot;QTBXzAeX&quot;,&quot;properties&quot;:{&quot;formattedCitation&quot;:&quot;{\\rtf \\super 4\\nosupersub{}}&quot;,&quot;plainCitation&quot;:&quot;4&quot;},&quot;citationItems&quot;:[{&quot;id&quot;:299,&quot;uris&quot;:[&quot;http://zotero.org/users/local/RPudwOpx/items/8I38W2KA&quot;],&quot;uri&quot;:[&quot;http://zotero.org/users/local/RPudwOpx/items/8I38W2KA&quot;],&quot;itemData&quot;:{&quot;id&quot;:299,&quot;type&quot;:&quot;article-journal&quot;,&quot;title&quot;:&quot;The new date, new format, new goals and new sponsor of the Archon Genomics X PRIZE Competition&quot;,&quot;container-title&quot;:&quot;Nature Genetics&quot;,&quot;page&quot;:&quot;1055-1058&quot;,&quot;volume&quot;:&quot;43&quot;,&quot;issue&quot;:&quot;11&quot;,&quot;source&quot;:&quot;www.nature.com&quot;,&quot;abstract&quot;:&quot;The Archon Genomics X Prize contest has been declared for January 2013. Larry Kedes and Grant Campany explain the selection of centenarian genomes for the contest and provide the rules by which the contestants will be judged.&quot;,&quot;DOI&quot;:&quot;10.1038/ng.988&quot;,&quot;ISSN&quot;:&quot;1061-4036&quot;,&quot;journalAbbreviation&quot;:&quot;Nat Genet&quot;,&quot;language&quot;:&quot;en&quot;,&quot;author&quot;:[{&quot;family&quot;:&quot;Kedes&quot;,&quot;given&quot;:&quot;Larry&quot;},{&quot;family&quot;:&quot;Campany&quot;,&quot;given&quot;:&quot;Grant&quot;}],&quot;issued&quot;:{&quot;date-parts&quot;:[[&quot;2011&quot;,11]]},&quot;accessed&quot;:{&quot;date-parts&quot;:[[&quot;2013&quot;,8,5]]}}}],&quot;schema&quot;:&quot;https://github.com/citation-style-language/schema/raw/master/csl-citation.json&quot;} RND9nhLe3vrlE"/><text:span text:style-name="T192">, </text:span><text:span text:style-name="T193">genomic data volumes will increase and the bottleneck will shift to </text:span><text:span text:style-name="T214">the integration of </text:span><text:span text:style-name="T193">clinical </text:span><text:span text:style-name="T213">data</text:span><text:span text:style-name="T193"> </text:span><text:span text:style-name="T197">with</text:span><text:span text:style-name="T193"> genomic </text:span><text:span text:style-name="T213">data </text:span><text:span text:style-name="T193">and </text:span><text:span text:style-name="T198">responding to the question: H</text:span><text:span text:style-name="T193">ow can we understand this data? </text:span></text:p>
      <text:p text:style-name="Standard"><text:span text:style-name="T184">Reproducibility is a core principle of the scientific method. For an experiment to be scientific, it must be able to be accurately reproduced by others working independently from the original experimenter. </text:span><text:span text:style-name="T183">Bioinformatics has suffered from a lack of reproducibility which continues to block scientific progress</text:span><text:reference-mark-start text:name="ZOTERO_ITEM CSL_CITATION {&quot;citationID&quot;:&quot;qu77flmp0&quot;,&quot;properties&quot;:{&quot;formattedCitation&quot;:&quot;{\\rtf \\super 5\\nosupersub{}}&quot;,&quot;plainCitation&quot;:&quot;5&quot;},&quot;citationItems&quot;:[{&quot;id&quot;:311,&quot;uris&quot;:[&quot;http://zotero.org/users/local/RPudwOpx/items/TFUP27HV&quot;],&quot;uri&quot;:[&quot;http://zotero.org/users/local/RPudwOpx/items/TFUP27HV&quot;],&quot;itemData&quot;:{&quot;id&quot;:311,&quot;type&quot;:&quot;article-journal&quot;,&quot;title&quot;:&quot;Next-generation sequencing data interpretation: enhancing reproducibility and accessibility&quot;,&quot;container-title&quot;:&quot;Nature Reviews Genetics&quot;,&quot;page&quot;:&quot;667-672&quot;,&quot;volume&quot;:&quot;13&quot;,&quot;issue&quot;:&quot;9&quot;,&quot;source&quot;:&quot;www.nature.com&quot;,&quot;abstract&quot;:&quot;Areas of life sciences research that were previously distant from each other in ideology, analysis practices and toolkits, such as microbial ecology and personalized medicine, have all embraced techniques that rely on next-generation sequencing instruments. Yet the capacity to generate the data greatly outpaces our ability to analyse it. Existing sequencing technologies are more mature and accessible than the methodologies that are available for individual researchers to move, store, analyse and present data in a fashion that is transparent and reproducible. Here we discuss currently pressing issues with analysis, interpretation, reproducibility and accessibility of these data, and we present promising solutions and venture into potential future developments.&quot;,&quot;DOI&quot;:&quot;10.1038/nrg3305&quot;,&quot;ISSN&quot;:&quot;1471-0056&quot;,&quot;shortTitle&quot;:&quot;Next-generation sequencing data interpretation&quot;,&quot;journalAbbreviation&quot;:&quot;Nat Rev Genet&quot;,&quot;language&quot;:&quot;en&quot;,&quot;author&quot;:[{&quot;family&quot;:&quot;Nekrutenko&quot;,&quot;given&quot;:&quot;Anton&quot;},{&quot;family&quot;:&quot;Taylor&quot;,&quot;given&quot;:&quot;James&quot;}],&quot;issued&quot;:{&quot;date-parts&quot;:[[&quot;2012&quot;,9]]},&quot;accessed&quot;:{&quot;date-parts&quot;:[[&quot;2013&quot;,8,5]]}}}],&quot;schema&quot;:&quot;https://github.com/citation-style-language/schema/raw/master/csl-citation.json&quot;} RNDW6hN6KYVoy"/><text:span text:style-name="T112">5</text:span><text:reference-mark-end text:name="ZOTERO_ITEM CSL_CITATION {&quot;citationID&quot;:&quot;qu77flmp0&quot;,&quot;properties&quot;:{&quot;formattedCitation&quot;:&quot;{\\rtf \\super 5\\nosupersub{}}&quot;,&quot;plainCitation&quot;:&quot;5&quot;},&quot;citationItems&quot;:[{&quot;id&quot;:311,&quot;uris&quot;:[&quot;http://zotero.org/users/local/RPudwOpx/items/TFUP27HV&quot;],&quot;uri&quot;:[&quot;http://zotero.org/users/local/RPudwOpx/items/TFUP27HV&quot;],&quot;itemData&quot;:{&quot;id&quot;:311,&quot;type&quot;:&quot;article-journal&quot;,&quot;title&quot;:&quot;Next-generation sequencing data interpretation: enhancing reproducibility and accessibility&quot;,&quot;container-title&quot;:&quot;Nature Reviews Genetics&quot;,&quot;page&quot;:&quot;667-672&quot;,&quot;volume&quot;:&quot;13&quot;,&quot;issue&quot;:&quot;9&quot;,&quot;source&quot;:&quot;www.nature.com&quot;,&quot;abstract&quot;:&quot;Areas of life sciences research that were previously distant from each other in ideology, analysis practices and toolkits, such as microbial ecology and personalized medicine, have all embraced techniques that rely on next-generation sequencing instruments. Yet the capacity to generate the data greatly outpaces our ability to analyse it. Existing sequencing technologies are more mature and accessible than the methodologies that are available for individual researchers to move, store, analyse and present data in a fashion that is transparent and reproducible. Here we discuss currently pressing issues with analysis, interpretation, reproducibility and accessibility of these data, and we present promising solutions and venture into potential future developments.&quot;,&quot;DOI&quot;:&quot;10.1038/nrg3305&quot;,&quot;ISSN&quot;:&quot;1471-0056&quot;,&quot;shortTitle&quot;:&quot;Next-generation sequencing data interpretation&quot;,&quot;journalAbbreviation&quot;:&quot;Nat Rev Genet&quot;,&quot;language&quot;:&quot;en&quot;,&quot;author&quot;:[{&quot;family&quot;:&quot;Nekrutenko&quot;,&quot;given&quot;:&quot;Anton&quot;},{&quot;family&quot;:&quot;Taylor&quot;,&quot;given&quot;:&quot;James&quot;}],&quot;issued&quot;:{&quot;date-parts&quot;:[[&quot;2012&quot;,9]]},&quot;accessed&quot;:{&quot;date-parts&quot;:[[&quot;2013&quot;,8,5]]}}}],&quot;schema&quot;:&quot;https://github.com/citation-style-language/schema/raw/master/csl-citation.json&quot;} RNDW6hN6KYVoy"/><text:span text:style-name="T183">. </text:span><text:span text:style-name="T270">Agua </text:span><text:span text:style-name="T271">addresses</text:span><text:span text:style-name="T270"> </text:span><text:span text:style-name="T272">these issues </text:span><text:span text:style-name="T270">by providing a user-centric </text:span><text:span text:style-name="T273">open-source platform</text:span><text:span text:style-name="T270"> </text:span><text:span text:style-name="T273">that </text:span><text:span text:style-name="T270">facilitates sharing of workflows, </text:span><text:span text:style-name="T274">reproducibility</text:span><text:span text:style-name="T270"> </text:span><text:span text:style-name="T275">and interpretation of results</text:span><text:span text:style-name="T270">.</text:span></text:p>
      <text:p text:style-name="P34"/>
      <text:p text:style-name="P29">Workflow Standards</text:p>
      <text:p text:style-name="P33"><text:span text:style-name="T121">The </text:span><text:span text:style-name="T130">current </text:span><text:span text:style-name="T131">availability</text:span><text:span text:style-name="T121"> of common tools to enable </text:span><text:span text:style-name="T131">the </text:span><text:span text:style-name="T121">comparison of results from different data sets</text:span><text:reference-mark-start text:name="ZOTERO_ITEM CSL_CITATION {&quot;citationID&quot;:&quot;vMftQ65C&quot;,&quot;properties&quot;:{&quot;formattedCitation&quot;:&quot;{\\rtf \\super 6\\uc0\\u8211{}8\\nosupersub{}}&quot;,&quot;plainCitation&quot;:&quot;6–8&quot;},&quot;citationItems&quot;:[{&quot;id&quot;:285,&quot;uris&quot;:[&quot;http://zotero.org/users/local/RPudwOpx/items/NEXAZDMK&quot;],&quot;uri&quot;:[&quot;http://zotero.org/users/local/RPudwOpx/items/NEXAZDMK&quot;],&quot;itemData&quot;:{&quot;id&quot;:285,&quot;type&quot;:&quot;article-journal&quot;,&quot;title&quot;:&quot;Accessible Reproducible Research&quot;,&quot;container-title&quot;:&quot;Science&quot;,&quot;page&quot;:&quot;415-416&quot;,&quot;volume&quot;:&quot;327&quot;,&quot;issue&quot;:&quot;5964&quot;,&quot;source&quot;:&quot;www.sciencemag.org&quot;,&quot;abstract&quot;:&quot;Scientific publications have at least two goals: (i) to announce a result and (ii) to convince readers that the result is correct. Mathematics papers are expected to contain a proof complete enough to allow knowledgeable readers to fill in any details. Papers in experimental science should describe the results and provide a clear enough protocol to allow successful repetition and extension.&quot;,&quot;DOI&quot;:&quot;10.1126/science.1179653&quot;,&quot;ISSN&quot;:&quot;0036-8075, 1095-9203&quot;,&quot;note&quot;:&quot;PMID: 20093459&quot;,&quot;journalAbbreviation&quot;:&quot;Science&quot;,&quot;language&quot;:&quot;en&quot;,&quot;author&quot;:[{&quot;family&quot;:&quot;Mesirov&quot;,&quot;given&quot;:&quot;Jill P.&quot;}],&quot;issued&quot;:{&quot;date-parts&quot;:[[&quot;2010&quot;,1,22]]},&quot;accessed&quot;:{&quot;date-parts&quot;:[[&quot;2013&quot;,8,5]]},&quot;PMID&quot;:&quot;20093459&quot;}},{&quot;id&quot;:77,&quot;uris&quot;:[&quot;http://zotero.org/users/local/RPudwOpx/items/SCTQJA48&quot;],&quot;uri&quot;:[&quot;http://zotero.org/users/local/RPudwOpx/items/SCTQJA48&quot;],&quot;itemData&quot;:{&quot;id&quot;:77,&quot;type&quot;:&quot;article-journal&quot;,&quot;title&quot;:&quot;Galaxy: a comprehensive approach for supporting accessible, reproducible, and transparent computational research in the life sciences&quot;,&quot;container-title&quot;:&quot;Genome Biology&quot;,&quot;page&quot;:&quot;R86&quot;,&quot;volume&quot;:&quot;11&quot;,&quot;issue&quot;:&quot;8&quot;,&quot;source&quot;:&quot;PubMed Central&quot;,&quot;abstract&quot;:&quot;Increased reliance on computational approaches in the life sciences has revealed grave concerns about how accessible and reproducible computation-reliant results truly are. Galaxy http://usegalaxy.org, an open web-based platform for genomic research, addresses these problems. Galaxy automatically tracks and manages data provenance and provides support for capturing the context and intent of computational methods. Galaxy Pages are interactive, web-based documents that provide users with a medium to communicate a complete computational analysis.&quot;,&quot;DOI&quot;:&quot;10.1186/gb-2010-11-8-r86&quot;,&quot;ISSN&quot;:&quot;1465-6906&quot;,&quot;note&quot;:&quot;PMID: 20738864\nPMCID: PMC2945788&quot;,&quot;shortTitle&quot;:&quot;Galaxy&quot;,&quot;journalAbbreviation&quot;:&quot;Genome Biol&quot;,&quot;author&quot;:[{&quot;family&quot;:&quot;Goecks&quot;,&quot;given&quot;:&quot;Jeremy&quot;},{&quot;family&quot;:&quot;Nekrutenko&quot;,&quot;given&quot;:&quot;Anton&quot;},{&quot;family&quot;:&quot;Taylor&quot;,&quot;given&quot;:&quot;James&quot;}],&quot;issued&quot;:{&quot;date-parts&quot;:[[&quot;2010&quot;]]},&quot;accessed&quot;:{&quot;date-parts&quot;:[[&quot;2013&quot;,8,4]]},&quot;PMID&quot;:&quot;20738864&quot;}},{&quot;id&quot;:289,&quot;uris&quot;:[&quot;http://zotero.org/users/local/RPudwOpx/items/U4BZURG6&quot;],&quot;uri&quot;:[&quot;http://zotero.org/users/local/RPudwOpx/items/U4BZURG6&quot;],&quot;itemData&quot;:{&quot;id&quot;:289,&quot;type&quot;:&quot;article-journal&quot;,&quot;title&quot;:&quot;Comparability and reproducibility of biomedical data&quot;,&quot;container-title&quot;:&quot;Briefings in Bioinformatics&quot;,&quot;page&quot;:&quot;391-401&quot;,&quot;volume&quot;:&quot;14&quot;,&quot;issue&quot;:&quot;4&quot;,&quot;source&quot;:&quot;bib.oxfordjournals.org&quot;,&quot;abstract&quot;:&quot;With the development of novel assay technologies, biomedical experiments and analyses have gone through substantial evolution. Today, a typical experiment can simultaneously measure hundreds to thousands of individual features (e.g. genes) in dozens of biological conditions, resulting in gigabytes of data that need to be processed and analyzed. Because of the multiple steps involved in the data generation and analysis and the lack of details provided, it can be difficult for independent researchers to try to reproduce a published study. With the recent outrage following the halt of a cancer clinical trial due to the lack of reproducibility of the published study, researchers are now facing heavy pressure to ensure that their results are reproducible. Despite the global demand, too many published studies remain non-reproducible mainly due to the lack of availability of experimental protocol, data and/or computer code. Scientific discovery is an iterative process, where a published study generates new knowledge and data, resulting in new follow-up studies or clinical trials based on these results. As such, it is important for the results of a study to be quickly confirmed or discarded to avoid wasting time and money on novel projects. The availability of high-quality, reproducible data will also lead to more powerful analyses (or meta-analyses) where multiple data sets are combined to generate new knowledge. In this article, we review some of the recent developments regarding biomedical reproducibility and comparability and discuss some of the areas where the overall field could be improved.&quot;,&quot;DOI&quot;:&quot;10.1093/bib/bbs078&quot;,&quot;ISSN&quot;:&quot;1467-5463, 1477-4054&quot;,&quot;note&quot;:&quot;PMID: 23193203&quot;,&quot;journalAbbreviation&quot;:&quot;Brief Bioinform&quot;,&quot;language&quot;:&quot;en&quot;,&quot;author&quot;:[{&quot;family&quot;:&quot;Huang&quot;,&quot;given&quot;:&quot;Yunda&quot;},{&quot;family&quot;:&quot;Gottardo&quot;,&quot;given&quot;:&quot;Raphael&quot;}],&quot;issued&quot;:{&quot;date-parts&quot;:[[&quot;2013&quot;,7,1]]},&quot;accessed&quot;:{&quot;date-parts&quot;:[[&quot;2013&quot;,8,5]]},&quot;PMID&quot;:&quot;23193203&quot;}}],&quot;schema&quot;:&quot;https://github.com/citation-style-language/schema/raw/master/csl-citation.json&quot;} RNDBeBvdzR4ie"/><text:span text:style-name="T115">6</text:span><text:span text:style-name="T166">–8</text:span><text:reference-mark-end text:name="ZOTERO_ITEM CSL_CITATION {&quot;citationID&quot;:&quot;vMftQ65C&quot;,&quot;properties&quot;:{&quot;formattedCitation&quot;:&quot;{\\rtf \\super 6\\uc0\\u8211{}8\\nosupersub{}}&quot;,&quot;plainCitation&quot;:&quot;6–8&quot;},&quot;citationItems&quot;:[{&quot;id&quot;:285,&quot;uris&quot;:[&quot;http://zotero.org/users/local/RPudwOpx/items/NEXAZDMK&quot;],&quot;uri&quot;:[&quot;http://zotero.org/users/local/RPudwOpx/items/NEXAZDMK&quot;],&quot;itemData&quot;:{&quot;id&quot;:285,&quot;type&quot;:&quot;article-journal&quot;,&quot;title&quot;:&quot;Accessible Reproducible Research&quot;,&quot;container-title&quot;:&quot;Science&quot;,&quot;page&quot;:&quot;415-416&quot;,&quot;volume&quot;:&quot;327&quot;,&quot;issue&quot;:&quot;5964&quot;,&quot;source&quot;:&quot;www.sciencemag.org&quot;,&quot;abstract&quot;:&quot;Scientific publications have at least two goals: (i) to announce a result and (ii) to convince readers that the result is correct. Mathematics papers are expected to contain a proof complete enough to allow knowledgeable readers to fill in any details. Papers in experimental science should describe the results and provide a clear enough protocol to allow successful repetition and extension.&quot;,&quot;DOI&quot;:&quot;10.1126/science.1179653&quot;,&quot;ISSN&quot;:&quot;0036-8075, 1095-9203&quot;,&quot;note&quot;:&quot;PMID: 20093459&quot;,&quot;journalAbbreviation&quot;:&quot;Science&quot;,&quot;language&quot;:&quot;en&quot;,&quot;author&quot;:[{&quot;family&quot;:&quot;Mesirov&quot;,&quot;given&quot;:&quot;Jill P.&quot;}],&quot;issued&quot;:{&quot;date-parts&quot;:[[&quot;2010&quot;,1,22]]},&quot;accessed&quot;:{&quot;date-parts&quot;:[[&quot;2013&quot;,8,5]]},&quot;PMID&quot;:&quot;20093459&quot;}},{&quot;id&quot;:77,&quot;uris&quot;:[&quot;http://zotero.org/users/local/RPudwOpx/items/SCTQJA48&quot;],&quot;uri&quot;:[&quot;http://zotero.org/users/local/RPudwOpx/items/SCTQJA48&quot;],&quot;itemData&quot;:{&quot;id&quot;:77,&quot;type&quot;:&quot;article-journal&quot;,&quot;title&quot;:&quot;Galaxy: a comprehensive approach for supporting accessible, reproducible, and transparent computational research in the life sciences&quot;,&quot;container-title&quot;:&quot;Genome Biology&quot;,&quot;page&quot;:&quot;R86&quot;,&quot;volume&quot;:&quot;11&quot;,&quot;issue&quot;:&quot;8&quot;,&quot;source&quot;:&quot;PubMed Central&quot;,&quot;abstract&quot;:&quot;Increased reliance on computational approaches in the life sciences has revealed grave concerns about how accessible and reproducible computation-reliant results truly are. Galaxy http://usegalaxy.org, an open web-based platform for genomic research, addresses these problems. Galaxy automatically tracks and manages data provenance and provides support for capturing the context and intent of computational methods. Galaxy Pages are interactive, web-based documents that provide users with a medium to communicate a complete computational analysis.&quot;,&quot;DOI&quot;:&quot;10.1186/gb-2010-11-8-r86&quot;,&quot;ISSN&quot;:&quot;1465-6906&quot;,&quot;note&quot;:&quot;PMID: 20738864\nPMCID: PMC2945788&quot;,&quot;shortTitle&quot;:&quot;Galaxy&quot;,&quot;journalAbbreviation&quot;:&quot;Genome Biol&quot;,&quot;author&quot;:[{&quot;family&quot;:&quot;Goecks&quot;,&quot;given&quot;:&quot;Jeremy&quot;},{&quot;family&quot;:&quot;Nekrutenko&quot;,&quot;given&quot;:&quot;Anton&quot;},{&quot;family&quot;:&quot;Taylor&quot;,&quot;given&quot;:&quot;James&quot;}],&quot;issued&quot;:{&quot;date-parts&quot;:[[&quot;2010&quot;]]},&quot;accessed&quot;:{&quot;date-parts&quot;:[[&quot;2013&quot;,8,4]]},&quot;PMID&quot;:&quot;20738864&quot;}},{&quot;id&quot;:289,&quot;uris&quot;:[&quot;http://zotero.org/users/local/RPudwOpx/items/U4BZURG6&quot;],&quot;uri&quot;:[&quot;http://zotero.org/users/local/RPudwOpx/items/U4BZURG6&quot;],&quot;itemData&quot;:{&quot;id&quot;:289,&quot;type&quot;:&quot;article-journal&quot;,&quot;title&quot;:&quot;Comparability and reproducibility of biomedical data&quot;,&quot;container-title&quot;:&quot;Briefings in Bioinformatics&quot;,&quot;page&quot;:&quot;391-401&quot;,&quot;volume&quot;:&quot;14&quot;,&quot;issue&quot;:&quot;4&quot;,&quot;source&quot;:&quot;bib.oxfordjournals.org&quot;,&quot;abstract&quot;:&quot;With the development of novel assay technologies, biomedical experiments and analyses have gone through substantial evolution. Today, a typical experiment can simultaneously measure hundreds to thousands of individual features (e.g. genes) in dozens of biological conditions, resulting in gigabytes of data that need to be processed and analyzed. Because of the multiple steps involved in the data generation and analysis and the lack of details provided, it can be difficult for independent researchers to try to reproduce a published study. With the recent outrage following the halt of a cancer clinical trial due to the lack of reproducibility of the published study, researchers are now facing heavy pressure to ensure that their results are reproducible. Despite the global demand, too many published studies remain non-reproducible mainly due to the lack of availability of experimental protocol, data and/or computer code. Scientific discovery is an iterative process, where a published study generates new knowledge and data, resulting in new follow-up studies or clinical trials based on these results. As such, it is important for the results of a study to be quickly confirmed or discarded to avoid wasting time and money on novel projects. The availability of high-quality, reproducible data will also lead to more powerful analyses (or meta-analyses) where multiple data sets are combined to generate new knowledge. In this article, we review some of the recent developments regarding biomedical reproducibility and comparability and discuss some of the areas where the overall field could be improved.&quot;,&quot;DOI&quot;:&quot;10.1093/bib/bbs078&quot;,&quot;ISSN&quot;:&quot;1467-5463, 1477-4054&quot;,&quot;note&quot;:&quot;PMID: 23193203&quot;,&quot;journalAbbreviation&quot;:&quot;Brief Bioinform&quot;,&quot;language&quot;:&quot;en&quot;,&quot;author&quot;:[{&quot;family&quot;:&quot;Huang&quot;,&quot;given&quot;:&quot;Yunda&quot;},{&quot;family&quot;:&quot;Gottardo&quot;,&quot;given&quot;:&quot;Raphael&quot;}],&quot;issued&quot;:{&quot;date-parts&quot;:[[&quot;2013&quot;,7,1]]},&quot;accessed&quot;:{&quot;date-parts&quot;:[[&quot;2013&quot;,8,5]]},&quot;PMID&quot;:&quot;23193203&quot;}}],&quot;schema&quot;:&quot;https://github.com/citation-style-language/schema/raw/master/csl-citation.json&quot;} RNDBeBvdzR4ie"/><text:span text:style-name="T121"> paradoxically underscores the difficulty faced by scientists without programming experience. S</text:span><text:span text:style-name="T122">oftware libraries such as Bioperl, Biopython and Bioconductor, </text:span><text:span text:style-name="T123">and </text:span><text:span text:style-name="T122">bioinformatics toolkits such as EMBOSS</text:span><text:reference-mark-start text:name="ZOTERO_ITEM CSL_CITATION {&quot;citationID&quot;:&quot;4FKWlPRw&quot;,&quot;properties&quot;:{&quot;formattedCitation&quot;:&quot;{\\rtf \\super 9,10\\nosupersub{}}&quot;,&quot;plainCitation&quot;:&quot;9,10&quot;},&quot;citationItems&quot;:[{&quot;id&quot;:261,&quot;uris&quot;:[&quot;http://zotero.org/users/local/RPudwOpx/items/7RQAZDVU&quot;],&quot;uri&quot;:[&quot;http://zotero.org/users/local/RPudwOpx/items/7RQAZDVU&quot;],&quot;itemData&quot;:{&quot;id&quot;:261,&quot;type&quot;:&quot;article-journal&quot;,&quot;title&quot;:&quot;EMBOSS: the European Molecular Biology Open Software Suite&quot;,&quot;container-title&quot;:&quot;Trends in genetics: TIG&quot;,&quot;page&quot;:&quot;276-277&quot;,&quot;volume&quot;:&quot;16&quot;,&quot;issue&quot;:&quot;6&quot;,&quot;source&quot;:&quot;NCBI PubMed&quot;,&quot;ISSN&quot;:&quot;0168-9525&quot;,&quot;note&quot;:&quot;PMID: 10827456&quot;,&quot;shortTitle&quot;:&quot;EMBOSS&quot;,&quot;journalAbbreviation&quot;:&quot;Trends Genet.&quot;,&quot;language&quot;:&quot;eng&quot;,&quot;author&quot;:[{&quot;family&quot;:&quot;Rice&quot;,&quot;given&quot;:&quot;P&quot;},{&quot;family&quot;:&quot;Longden&quot;,&quot;given&quot;:&quot;I&quot;},{&quot;family&quot;:&quot;Bleasby&quot;,&quot;given&quot;:&quot;A&quot;}],&quot;issued&quot;:{&quot;date-parts&quot;:[[&quot;2000&quot;,6]]},&quot;PMID&quot;:&quot;10827456&quot;}},{&quot;id&quot;:359,&quot;uris&quot;:[&quot;http://zotero.org/users/local/RPudwOpx/items/MVEXSM44&quot;],&quot;uri&quot;:[&quot;http://zotero.org/users/local/RPudwOpx/items/MVEXSM44&quot;],&quot;itemData&quot;:{&quot;id&quot;:359,&quot;type&quot;:&quot;article&quot;,&quot;title&quot;:&quot;EMBOSS&quot;,&quot;URL&quot;:&quot;http://emboss.sourceforge.net/&quot;,&quot;accessed&quot;:{&quot;date-parts&quot;:[[&quot;2014&quot;,8,7]]}}}],&quot;schema&quot;:&quot;https://github.com/citation-style-language/schema/raw/master/csl-citation.json&quot;} RNDWlvd6Vp14O"/><text:span text:style-name="T113">9,10</text:span><text:reference-mark-end text:name="ZOTERO_ITEM CSL_CITATION {&quot;citationID&quot;:&quot;4FKWlPRw&quot;,&quot;properties&quot;:{&quot;formattedCitation&quot;:&quot;{\\rtf \\super 9,10\\nosupersub{}}&quot;,&quot;plainCitation&quot;:&quot;9,10&quot;},&quot;citationItems&quot;:[{&quot;id&quot;:261,&quot;uris&quot;:[&quot;http://zotero.org/users/local/RPudwOpx/items/7RQAZDVU&quot;],&quot;uri&quot;:[&quot;http://zotero.org/users/local/RPudwOpx/items/7RQAZDVU&quot;],&quot;itemData&quot;:{&quot;id&quot;:261,&quot;type&quot;:&quot;article-journal&quot;,&quot;title&quot;:&quot;EMBOSS: the European Molecular Biology Open Software Suite&quot;,&quot;container-title&quot;:&quot;Trends in genetics: TIG&quot;,&quot;page&quot;:&quot;276-277&quot;,&quot;volume&quot;:&quot;16&quot;,&quot;issue&quot;:&quot;6&quot;,&quot;source&quot;:&quot;NCBI PubMed&quot;,&quot;ISSN&quot;:&quot;0168-9525&quot;,&quot;note&quot;:&quot;PMID: 10827456&quot;,&quot;shortTitle&quot;:&quot;EMBOSS&quot;,&quot;journalAbbreviation&quot;:&quot;Trends Genet.&quot;,&quot;language&quot;:&quot;eng&quot;,&quot;author&quot;:[{&quot;family&quot;:&quot;Rice&quot;,&quot;given&quot;:&quot;P&quot;},{&quot;family&quot;:&quot;Longden&quot;,&quot;given&quot;:&quot;I&quot;},{&quot;family&quot;:&quot;Bleasby&quot;,&quot;given&quot;:&quot;A&quot;}],&quot;issued&quot;:{&quot;date-parts&quot;:[[&quot;2000&quot;,6]]},&quot;PMID&quot;:&quot;10827456&quot;}},{&quot;id&quot;:359,&quot;uris&quot;:[&quot;http://zotero.org/users/local/RPudwOpx/items/MVEXSM44&quot;],&quot;uri&quot;:[&quot;http://zotero.org/users/local/RPudwOpx/items/MVEXSM44&quot;],&quot;itemData&quot;:{&quot;id&quot;:359,&quot;type&quot;:&quot;article&quot;,&quot;title&quot;:&quot;EMBOSS&quot;,&quot;URL&quot;:&quot;http://emboss.sourceforge.net/&quot;,&quot;accessed&quot;:{&quot;date-parts&quot;:[[&quot;2014&quot;,8,7]]}}}],&quot;schema&quot;:&quot;https://github.com/citation-style-language/schema/raw/master/csl-citation.json&quot;} RNDWlvd6Vp14O"/><text:span text:style-name="T122"> </text:span><text:span text:style-name="T124">and</text:span><text:span text:style-name="T122"> </text:span><text:span text:style-name="T125">NCBITools</text:span><text:reference-mark-start text:name="ZOTERO_ITEM CSL_CITATION {&quot;citationID&quot;:&quot;XCEhqQem&quot;,&quot;properties&quot;:{&quot;formattedCitation&quot;:&quot;{\\rtf \\super 11\\nosupersub{}}&quot;,&quot;plainCitation&quot;:&quot;11&quot;},&quot;citationItems&quot;:[{&quot;id&quot;:357,&quot;uris&quot;:[&quot;http://zotero.org/users/local/RPudwOpx/items/4IK2EVBA&quot;],&quot;uri&quot;:[&quot;http://zotero.org/users/local/RPudwOpx/items/4IK2EVBA&quot;],&quot;itemData&quot;:{&quot;id&quot;:357,&quot;type&quot;:&quot;webpage&quot;,&quot;title&quot;:&quot;NCBITools (NCBI Software Collaboration)&quot;,&quot;abstract&quot;:&quot;NCBITools has 5 repositories written in Shell, Perl, and JavaScript. Follow their code on GitHub.&quot;,&quot;URL&quot;:&quot;https://github.com/NCBITools/&quot;,&quot;accessed&quot;:{&quot;date-parts&quot;:[[&quot;2013&quot;,8,8]]}}}],&quot;schema&quot;:&quot;https://github.com/citation-style-language/schema/raw/master/csl-citation.json&quot;} RNDqfrTv9oQYI"/><text:span text:style-name="T114">11</text:span><text:reference-mark-end text:name="ZOTERO_ITEM CSL_CITATION {&quot;citationID&quot;:&quot;XCEhqQem&quot;,&quot;properties&quot;:{&quot;formattedCitation&quot;:&quot;{\\rtf \\super 11\\nosupersub{}}&quot;,&quot;plainCitation&quot;:&quot;11&quot;},&quot;citationItems&quot;:[{&quot;id&quot;:357,&quot;uris&quot;:[&quot;http://zotero.org/users/local/RPudwOpx/items/4IK2EVBA&quot;],&quot;uri&quot;:[&quot;http://zotero.org/users/local/RPudwOpx/items/4IK2EVBA&quot;],&quot;itemData&quot;:{&quot;id&quot;:357,&quot;type&quot;:&quot;webpage&quot;,&quot;title&quot;:&quot;NCBITools (NCBI Software Collaboration)&quot;,&quot;abstract&quot;:&quot;NCBITools has 5 repositories written in Shell, Perl, and JavaScript. Follow their code on GitHub.&quot;,&quot;URL&quot;:&quot;https://github.com/NCBITools/&quot;,&quot;accessed&quot;:{&quot;date-parts&quot;:[[&quot;2013&quot;,8,8]]}}}],&quot;schema&quot;:&quot;https://github.com/citation-style-language/schema/raw/master/csl-citation.json&quot;} RNDqfrTv9oQYI"/><text:span text:style-name="T122"> </text:span><text:span text:style-name="T123">are </text:span><text:span text:style-name="T122">valuable contributions in terms of content and approach.</text:span><text:span text:style-name="T121"> </text:span><text:span text:style-name="T126">However, t</text:span><text:span text:style-name="T121">he</text:span><text:span text:style-name="T123">y do not provide a </text:span><text:span text:style-name="T121">general</text:span><text:span text:style-name="T127">ized</text:span><text:span text:style-name="T121"> solution to allow scientists with </text:span><text:span text:style-name="T128">minimal </text:span><text:span text:style-name="T121">informatics skills to run </text:span><text:span text:style-name="T129">existing</text:span><text:span text:style-name="T121"> workflows or generate novel workflows. </text:span></text:p>
      <text:p text:style-name="P33"><text:span text:style-name="T132">BioExtract</text:span><text:reference-mark-start text:name="ZOTERO_ITEM CSL_CITATION {&quot;citationID&quot;:&quot;l0pOafMs&quot;,&quot;properties&quot;:{&quot;formattedCitation&quot;:&quot;{\\rtf \\super 12\\nosupersub{}}&quot;,&quot;plainCitation&quot;:&quot;12&quot;},&quot;citationItems&quot;:[{&quot;id&quot;:270,&quot;uris&quot;:[&quot;http://zotero.org/users/local/RPudwOpx/items/UNTT5FHI&quot;],&quot;uri&quot;:[&quot;http://zotero.org/users/local/RPudwOpx/items/UNTT5FHI&quot;],&quot;itemData&quot;:{&quot;id&quot;:270,&quot;type&quot;:&quot;article-journal&quot;,&quot;title&quot;:&quot;BioExtract Server&amp;#x2014;An Integrated Workflow-Enabling System to Access and Analyze Heterogeneous, Distributed Biomolecular Data&quot;,&quot;container-title&quot;:&quot;IEEE/ACM Transactions on Computational Biology and Bioinformatics&quot;,&quot;page&quot;:&quot;12-24&quot;,&quot;volume&quot;:&quot;7&quot;,&quot;issue&quot;:&quot;1&quot;,&quot;source&quot;:&quot;IEEE Computer Society&quot;,&quot;abstract&quot;:&quot;Many in silico investigations in bioinformatics require access to multiple, distributed data sources and analytic tools. The requisite data sources may include large public data repositories, community databases, and project databases for use in domain-specific research. Different data sources frequently utilize distinct query languages and return results in unique formats, and therefore researchers must either rely upon a small number of primary data sources or become familiar with multiple query languages and formats. Similarly, the associated analytic tools often require specific input formats and produce unique outputs which make it difficult to utilize the output from one tool as input to another. The BioExtract Server (http://bioextract.org) is a Web-based data integration application designed to consolidate, analyze, and serve data from heterogeneous biomolecular databases in the form of a mash-up. The basic operations of the BioExtract Server allow researchers, via their Web browsers, to specify data sources, flexibly query data sources, apply analytic tools, download result sets, and store query results for later reuse. As a researcher works with the system, their “steps” are saved in the background. At any time, these steps can be preserved long-term as a workflow simply by providing a workflow name and description.&quot;,&quot;DOI&quot;:&quot;10.1109/TCBB.2008.98&quot;,&quot;ISSN&quot;:&quot;1545-5963&quot;,&quot;author&quot;:[{&quot;family&quot;:&quot;Lushbough&quot;,&quot;given&quot;:&quot;Carol&quot;},{&quot;family&quot;:&quot;Bergman&quot;,&quot;given&quot;:&quot;Michael K.&quot;},{&quot;family&quot;:&quot;Lawrence&quot;,&quot;given&quot;:&quot;Carolyn J.&quot;},{&quot;family&quot;:&quot;Jennewein&quot;,&quot;given&quot;:&quot;Doug&quot;},{&quot;family&quot;:&quot;Brendel&quot;,&quot;given&quot;:&quot;Volker&quot;}],&quot;issued&quot;:{&quot;date-parts&quot;:[[&quot;2010&quot;]]}}}],&quot;schema&quot;:&quot;https://github.com/citation-style-language/schema/raw/master/csl-citation.json&quot;} RNDwVUc2Wp5Uz"/><text:span text:style-name="T117">12</text:span><text:reference-mark-end text:name="ZOTERO_ITEM CSL_CITATION {&quot;citationID&quot;:&quot;l0pOafMs&quot;,&quot;properties&quot;:{&quot;formattedCitation&quot;:&quot;{\\rtf \\super 12\\nosupersub{}}&quot;,&quot;plainCitation&quot;:&quot;12&quot;},&quot;citationItems&quot;:[{&quot;id&quot;:270,&quot;uris&quot;:[&quot;http://zotero.org/users/local/RPudwOpx/items/UNTT5FHI&quot;],&quot;uri&quot;:[&quot;http://zotero.org/users/local/RPudwOpx/items/UNTT5FHI&quot;],&quot;itemData&quot;:{&quot;id&quot;:270,&quot;type&quot;:&quot;article-journal&quot;,&quot;title&quot;:&quot;BioExtract Server&amp;#x2014;An Integrated Workflow-Enabling System to Access and Analyze Heterogeneous, Distributed Biomolecular Data&quot;,&quot;container-title&quot;:&quot;IEEE/ACM Transactions on Computational Biology and Bioinformatics&quot;,&quot;page&quot;:&quot;12-24&quot;,&quot;volume&quot;:&quot;7&quot;,&quot;issue&quot;:&quot;1&quot;,&quot;source&quot;:&quot;IEEE Computer Society&quot;,&quot;abstract&quot;:&quot;Many in silico investigations in bioinformatics require access to multiple, distributed data sources and analytic tools. The requisite data sources may include large public data repositories, community databases, and project databases for use in domain-specific research. Different data sources frequently utilize distinct query languages and return results in unique formats, and therefore researchers must either rely upon a small number of primary data sources or become familiar with multiple query languages and formats. Similarly, the associated analytic tools often require specific input formats and produce unique outputs which make it difficult to utilize the output from one tool as input to another. The BioExtract Server (http://bioextract.org) is a Web-based data integration application designed to consolidate, analyze, and serve data from heterogeneous biomolecular databases in the form of a mash-up. The basic operations of the BioExtract Server allow researchers, via their Web browsers, to specify data sources, flexibly query data sources, apply analytic tools, download result sets, and store query results for later reuse. As a researcher works with the system, their “steps” are saved in the background. At any time, these steps can be preserved long-term as a workflow simply by providing a workflow name and description.&quot;,&quot;DOI&quot;:&quot;10.1109/TCBB.2008.98&quot;,&quot;ISSN&quot;:&quot;1545-5963&quot;,&quot;author&quot;:[{&quot;family&quot;:&quot;Lushbough&quot;,&quot;given&quot;:&quot;Carol&quot;},{&quot;family&quot;:&quot;Bergman&quot;,&quot;given&quot;:&quot;Michael K.&quot;},{&quot;family&quot;:&quot;Lawrence&quot;,&quot;given&quot;:&quot;Carolyn J.&quot;},{&quot;family&quot;:&quot;Jennewein&quot;,&quot;given&quot;:&quot;Doug&quot;},{&quot;family&quot;:&quot;Brendel&quot;,&quot;given&quot;:&quot;Volker&quot;}],&quot;issued&quot;:{&quot;date-parts&quot;:[[&quot;2010&quot;]]}}}],&quot;schema&quot;:&quot;https://github.com/citation-style-language/schema/raw/master/csl-citation.json&quot;} RNDwVUc2Wp5Uz"/><text:span text:style-name="T132">, </text:span><text:span text:style-name="T133">KNIME</text:span><text:reference-mark-start text:name="ZOTERO_ITEM CSL_CITATION {&quot;citationID&quot;:&quot;KHU0TM1N&quot;,&quot;properties&quot;:{&quot;formattedCitation&quot;:&quot;{\\rtf \\super 13\\nosupersub{}}&quot;,&quot;plainCitation&quot;:&quot;13&quot;},&quot;citationItems&quot;:[{&quot;id&quot;:275,&quot;uris&quot;:[&quot;http://zotero.org/users/local/RPudwOpx/items/3RTC4DRQ&quot;],&quot;uri&quot;:[&quot;http://zotero.org/users/local/RPudwOpx/items/3RTC4DRQ&quot;],&quot;itemData&quot;:{&quot;id&quot;:275,&quot;type&quot;:&quot;chapter&quot;,&quot;title&quot;:&quot;KNIME: The Konstanz Information Miner&quot;,&quot;container-title&quot;:&quot;Data Analysis, Machine Learning and Applications&quot;,&quot;collection-title&quot;:&quot;Studies in Classification, Data Analysis, and Knowledge Organization&quot;,&quot;publisher&quot;:&quot;Springer Berlin Heidelberg&quot;,&quot;page&quot;:&quot;319-326&quot;,&quot;source&quot;:&quot;link.springer.com&quot;,&quot;abstract&quot;:&quot;The Konstanz Information Miner is a modular environment, which enables easy visual assembly and interactive execution of a data pipeline. It is designed as a teaching, research and collaboration platform, which enables simple integration of new algorithms and tools as well as data manipulation or visualization methods in the form of new modules or nodes. In this paper we describe some of the design aspects of the underlying architecture and briefly sketch how new nodes can be incorporated.&quot;,&quot;URL&quot;:&quot;http://link.springer.com/chapter/10.1007/978-3-540-78246-9_38&quot;,&quot;ISBN&quot;:&quot;978-3-540-78239-1, 978-3-540-78246-9&quot;,&quot;shortTitle&quot;:&quot;KNIME&quot;,&quot;author&quot;:[{&quot;family&quot;:&quot;Berthold&quot;,&quot;given&quot;:&quot;Michael R.&quot;},{&quot;family&quot;:&quot;Cebron&quot;,&quot;given&quot;:&quot;Nicolas&quot;},{&quot;family&quot;:&quot;Dill&quot;,&quot;given&quot;:&quot;Fabian&quot;},{&quot;family&quot;:&quot;Gabriel&quot;,&quot;given&quot;:&quot;Thomas R.&quot;},{&quot;family&quot;:&quot;Kötter&quot;,&quot;given&quot;:&quot;Tobias&quot;},{&quot;family&quot;:&quot;Meinl&quot;,&quot;given&quot;:&quot;Thorsten&quot;},{&quot;family&quot;:&quot;Ohl&quot;,&quot;given&quot;:&quot;Peter&quot;},{&quot;family&quot;:&quot;Sieb&quot;,&quot;given&quot;:&quot;Christoph&quot;},{&quot;family&quot;:&quot;Thiel&quot;,&quot;given&quot;:&quot;Kilian&quot;},{&quot;family&quot;:&quot;Wiswedel&quot;,&quot;given&quot;:&quot;Bernd&quot;}],&quot;editor&quot;:[{&quot;family&quot;:&quot;Preisach&quot;,&quot;given&quot;:&quot;Christine&quot;},{&quot;family&quot;:&quot;Burkhardt&quot;,&quot;given&quot;:&quot;Professor Dr Hans&quot;},{&quot;family&quot;:&quot;Schmidt-Thieme&quot;,&quot;given&quot;:&quot;Professor Dr Lars&quot;},{&quot;family&quot;:&quot;Decker&quot;,&quot;given&quot;:&quot;Professor Dr Reinhold&quot;}],&quot;issued&quot;:{&quot;date-parts&quot;:[[&quot;2008&quot;,1,1]]},&quot;accessed&quot;:{&quot;date-parts&quot;:[[&quot;2013&quot;,8,5]]}}}],&quot;schema&quot;:&quot;https://github.com/citation-style-language/schema/raw/master/csl-citation.json&quot;} RNDO3UQsjjzaE"/><text:span text:style-name="T116">13</text:span><text:reference-mark-end text:name="ZOTERO_ITEM CSL_CITATION {&quot;citationID&quot;:&quot;KHU0TM1N&quot;,&quot;properties&quot;:{&quot;formattedCitation&quot;:&quot;{\\rtf \\super 13\\nosupersub{}}&quot;,&quot;plainCitation&quot;:&quot;13&quot;},&quot;citationItems&quot;:[{&quot;id&quot;:275,&quot;uris&quot;:[&quot;http://zotero.org/users/local/RPudwOpx/items/3RTC4DRQ&quot;],&quot;uri&quot;:[&quot;http://zotero.org/users/local/RPudwOpx/items/3RTC4DRQ&quot;],&quot;itemData&quot;:{&quot;id&quot;:275,&quot;type&quot;:&quot;chapter&quot;,&quot;title&quot;:&quot;KNIME: The Konstanz Information Miner&quot;,&quot;container-title&quot;:&quot;Data Analysis, Machine Learning and Applications&quot;,&quot;collection-title&quot;:&quot;Studies in Classification, Data Analysis, and Knowledge Organization&quot;,&quot;publisher&quot;:&quot;Springer Berlin Heidelberg&quot;,&quot;page&quot;:&quot;319-326&quot;,&quot;source&quot;:&quot;link.springer.com&quot;,&quot;abstract&quot;:&quot;The Konstanz Information Miner is a modular environment, which enables easy visual assembly and interactive execution of a data pipeline. It is designed as a teaching, research and collaboration platform, which enables simple integration of new algorithms and tools as well as data manipulation or visualization methods in the form of new modules or nodes. In this paper we describe some of the design aspects of the underlying architecture and briefly sketch how new nodes can be incorporated.&quot;,&quot;URL&quot;:&quot;http://link.springer.com/chapter/10.1007/978-3-540-78246-9_38&quot;,&quot;ISBN&quot;:&quot;978-3-540-78239-1, 978-3-540-78246-9&quot;,&quot;shortTitle&quot;:&quot;KNIME&quot;,&quot;author&quot;:[{&quot;family&quot;:&quot;Berthold&quot;,&quot;given&quot;:&quot;Michael R.&quot;},{&quot;family&quot;:&quot;Cebron&quot;,&quot;given&quot;:&quot;Nicolas&quot;},{&quot;family&quot;:&quot;Dill&quot;,&quot;given&quot;:&quot;Fabian&quot;},{&quot;family&quot;:&quot;Gabriel&quot;,&quot;given&quot;:&quot;Thomas R.&quot;},{&quot;family&quot;:&quot;Kötter&quot;,&quot;given&quot;:&quot;Tobias&quot;},{&quot;family&quot;:&quot;Meinl&quot;,&quot;given&quot;:&quot;Thorsten&quot;},{&quot;family&quot;:&quot;Ohl&quot;,&quot;given&quot;:&quot;Peter&quot;},{&quot;family&quot;:&quot;Sieb&quot;,&quot;given&quot;:&quot;Christoph&quot;},{&quot;family&quot;:&quot;Thiel&quot;,&quot;given&quot;:&quot;Kilian&quot;},{&quot;family&quot;:&quot;Wiswedel&quot;,&quot;given&quot;:&quot;Bernd&quot;}],&quot;editor&quot;:[{&quot;family&quot;:&quot;Preisach&quot;,&quot;given&quot;:&quot;Christine&quot;},{&quot;family&quot;:&quot;Burkhardt&quot;,&quot;given&quot;:&quot;Professor Dr Hans&quot;},{&quot;family&quot;:&quot;Schmidt-Thieme&quot;,&quot;given&quot;:&quot;Professor Dr Lars&quot;},{&quot;family&quot;:&quot;Decker&quot;,&quot;given&quot;:&quot;Professor Dr Reinhold&quot;}],&quot;issued&quot;:{&quot;date-parts&quot;:[[&quot;2008&quot;,1,1]]},&quot;accessed&quot;:{&quot;date-parts&quot;:[[&quot;2013&quot;,8,5]]}}}],&quot;schema&quot;:&quot;https://github.com/citation-style-language/schema/raw/master/csl-citation.json&quot;} RNDO3UQsjjzaE"/><text:span text:style-name="T133">, </text:span><text:span text:style-name="T132">Galaxy</text:span><text:reference-mark-start text:name="ZOTERO_ITEM CSL_CITATION {&quot;citationID&quot;:&quot;MmspOyCU&quot;,&quot;properties&quot;:{&quot;formattedCitation&quot;:&quot;{\\rtf \\super 14\\nosupersub{}}&quot;,&quot;plainCitation&quot;:&quot;14&quot;},&quot;citationItems&quot;:[{&quot;id&quot;:82,&quot;uris&quot;:[&quot;http://zotero.org/users/local/RPudwOpx/items/JU35WKMT&quot;],&quot;uri&quot;:[&quot;http://zotero.org/users/local/RPudwOpx/items/JU35WKMT&quot;],&quot;itemData&quot;:{&quot;id&quot;:82,&quot;type&quot;:&quot;chapter&quot;,&quot;title&quot;:&quot;Using Galaxy to Perform Large-Scale Interactive Data Analyses&quot;,&quot;container-title&quot;:&quot;Current Protocols in Bioinformatics&quot;,&quot;publisher&quot;:&quot;John Wiley &amp; Sons, Inc.&quot;,&quot;source&quot;:&quot;Wiley Online Library&quot;,&quot;abstract&quot;:&quot;While most experimental biologists know where to download genomic data, few have a concrete plan on how to analyze it. This situation can be corrected by: (1) providing unified portals serving genomic data and (2) building Web applications to allow flexible retrieval and on-the-fly analyses of the data. Powerful resources, such as the UCSC Genome Browser already address the first issue. The second issue, however, remains open. For example, how to find human protein-coding exons with the highest density of single nucleotide polymorphisms (SNPs) and extract orthologous sequences from all sequenced mammals? Indeed, one can access all relevant data from the UCSC Genome Browser. But once the data is downloaded how would one deal with millions of SNPs and gigabytes of alignments? Galaxy (http://g2.bx.psu.edu) is designed specifically for that purpose. It amplifies the strengths of existing resources (such as UCSC Genome Browser) by allowing the user to access and, most importantly, analyze data within a single interface in an unprecedented number of ways. Curr. Protoc. Bioinform. 19:10.5.1-10.5.25. © 2007 by John Wiley &amp; Sons, Inc.&quot;,&quot;URL&quot;:&quot;http://onlinelibrary.wiley.com/doi/10.1002/0471250953.bi1005s19/abstract&quot;,&quot;ISBN&quot;:&quot;9780471250951&quot;,&quot;language&quot;:&quot;en&quot;,&quot;author&quot;:[{&quot;family&quot;:&quot;Taylor&quot;,&quot;given&quot;:&quot;James&quot;},{&quot;family&quot;:&quot;Schenck&quot;,&quot;given&quot;:&quot;Ian&quot;},{&quot;family&quot;:&quot;Blankenberg&quot;,&quot;given&quot;:&quot;Dan&quot;},{&quot;family&quot;:&quot;Nekrutenko&quot;,&quot;given&quot;:&quot;Anton&quot;}],&quot;issued&quot;:{&quot;date-parts&quot;:[[&quot;2002&quot;]]},&quot;accessed&quot;:{&quot;date-parts&quot;:[[&quot;2013&quot;,8,4]]}}}],&quot;schema&quot;:&quot;https://github.com/citation-style-language/schema/raw/master/csl-citation.json&quot;} RNDQ2NNHxNWXv"/><text:span text:style-name="T117">14</text:span><text:reference-mark-end text:name="ZOTERO_ITEM CSL_CITATION {&quot;citationID&quot;:&quot;MmspOyCU&quot;,&quot;properties&quot;:{&quot;formattedCitation&quot;:&quot;{\\rtf \\super 14\\nosupersub{}}&quot;,&quot;plainCitation&quot;:&quot;14&quot;},&quot;citationItems&quot;:[{&quot;id&quot;:82,&quot;uris&quot;:[&quot;http://zotero.org/users/local/RPudwOpx/items/JU35WKMT&quot;],&quot;uri&quot;:[&quot;http://zotero.org/users/local/RPudwOpx/items/JU35WKMT&quot;],&quot;itemData&quot;:{&quot;id&quot;:82,&quot;type&quot;:&quot;chapter&quot;,&quot;title&quot;:&quot;Using Galaxy to Perform Large-Scale Interactive Data Analyses&quot;,&quot;container-title&quot;:&quot;Current Protocols in Bioinformatics&quot;,&quot;publisher&quot;:&quot;John Wiley &amp; Sons, Inc.&quot;,&quot;source&quot;:&quot;Wiley Online Library&quot;,&quot;abstract&quot;:&quot;While most experimental biologists know where to download genomic data, few have a concrete plan on how to analyze it. This situation can be corrected by: (1) providing unified portals serving genomic data and (2) building Web applications to allow flexible retrieval and on-the-fly analyses of the data. Powerful resources, such as the UCSC Genome Browser already address the first issue. The second issue, however, remains open. For example, how to find human protein-coding exons with the highest density of single nucleotide polymorphisms (SNPs) and extract orthologous sequences from all sequenced mammals? Indeed, one can access all relevant data from the UCSC Genome Browser. But once the data is downloaded how would one deal with millions of SNPs and gigabytes of alignments? Galaxy (http://g2.bx.psu.edu) is designed specifically for that purpose. It amplifies the strengths of existing resources (such as UCSC Genome Browser) by allowing the user to access and, most importantly, analyze data within a single interface in an unprecedented number of ways. Curr. Protoc. Bioinform. 19:10.5.1-10.5.25. © 2007 by John Wiley &amp; Sons, Inc.&quot;,&quot;URL&quot;:&quot;http://onlinelibrary.wiley.com/doi/10.1002/0471250953.bi1005s19/abstract&quot;,&quot;ISBN&quot;:&quot;9780471250951&quot;,&quot;language&quot;:&quot;en&quot;,&quot;author&quot;:[{&quot;family&quot;:&quot;Taylor&quot;,&quot;given&quot;:&quot;James&quot;},{&quot;family&quot;:&quot;Schenck&quot;,&quot;given&quot;:&quot;Ian&quot;},{&quot;family&quot;:&quot;Blankenberg&quot;,&quot;given&quot;:&quot;Dan&quot;},{&quot;family&quot;:&quot;Nekrutenko&quot;,&quot;given&quot;:&quot;Anton&quot;}],&quot;issued&quot;:{&quot;date-parts&quot;:[[&quot;2002&quot;]]},&quot;accessed&quot;:{&quot;date-parts&quot;:[[&quot;2013&quot;,8,4]]}}}],&quot;schema&quot;:&quot;https://github.com/citation-style-language/schema/raw/master/csl-citation.json&quot;} RNDQ2NNHxNWXv"/><text:span text:style-name="T132">, GenePattern</text:span><text:reference-mark-start text:name="ZOTERO_ITEM CSL_CITATION {&quot;citationID&quot;:&quot;zIDWsPjp&quot;,&quot;properties&quot;:{&quot;formattedCitation&quot;:&quot;{\\rtf \\super 15\\nosupersub{}}&quot;,&quot;plainCitation&quot;:&quot;15&quot;},&quot;citationItems&quot;:[{&quot;id&quot;:282,&quot;uris&quot;:[&quot;http://zotero.org/users/local/RPudwOpx/items/TT4E9FSK&quot;],&quot;uri&quot;:[&quot;http://zotero.org/users/local/RPudwOpx/items/TT4E9FSK&quot;],&quot;itemData&quot;:{&quot;id&quot;:282,&quot;type&quot;:&quot;article-journal&quot;,&quot;title&quot;:&quot;GenePattern 2.0&quot;,&quot;container-title&quot;:&quot;Nature Genetics&quot;,&quot;page&quot;:&quot;500-501&quot;,&quot;volume&quot;:&quot;38&quot;,&quot;issue&quot;:&quot;5&quot;,&quot;source&quot;:&quot;www.nature.com&quot;,&quot;abstract&quot;:&quot;Whole-genome expression profiling has created a revolution in the way we study disease and basic biology. Since 1997, the number of published results based on an analysis of gene expression microarray data has grown from 30 to over 5,000 publications per year.&quot;,&quot;DOI&quot;:&quot;10.1038/ng0506-500&quot;,&quot;ISSN&quot;:&quot;1061-4036&quot;,&quot;journalAbbreviation&quot;:&quot;Nat Genet&quot;,&quot;language&quot;:&quot;en&quot;,&quot;author&quot;:[{&quot;family&quot;:&quot;Reich&quot;,&quot;given&quot;:&quot;Michael&quot;},{&quot;family&quot;:&quot;Liefeld&quot;,&quot;given&quot;:&quot;Ted&quot;},{&quot;family&quot;:&quot;Gould&quot;,&quot;given&quot;:&quot;Joshua&quot;},{&quot;family&quot;:&quot;Lerner&quot;,&quot;given&quot;:&quot;Jim&quot;},{&quot;family&quot;:&quot;Tamayo&quot;,&quot;given&quot;:&quot;Pablo&quot;},{&quot;family&quot;:&quot;Mesirov&quot;,&quot;given&quot;:&quot;Jill P.&quot;}],&quot;issued&quot;:{&quot;date-parts&quot;:[[&quot;2006&quot;,5]]},&quot;accessed&quot;:{&quot;date-parts&quot;:[[&quot;2013&quot;,8,5]]}}}],&quot;schema&quot;:&quot;https://github.com/citation-style-language/schema/raw/master/csl-citation.json&quot;} RNDZeDd03r2qL"/><text:span text:style-name="T117">15</text:span><text:reference-mark-end text:name="ZOTERO_ITEM CSL_CITATION {&quot;citationID&quot;:&quot;zIDWsPjp&quot;,&quot;properties&quot;:{&quot;formattedCitation&quot;:&quot;{\\rtf \\super 15\\nosupersub{}}&quot;,&quot;plainCitation&quot;:&quot;15&quot;},&quot;citationItems&quot;:[{&quot;id&quot;:282,&quot;uris&quot;:[&quot;http://zotero.org/users/local/RPudwOpx/items/TT4E9FSK&quot;],&quot;uri&quot;:[&quot;http://zotero.org/users/local/RPudwOpx/items/TT4E9FSK&quot;],&quot;itemData&quot;:{&quot;id&quot;:282,&quot;type&quot;:&quot;article-journal&quot;,&quot;title&quot;:&quot;GenePattern 2.0&quot;,&quot;container-title&quot;:&quot;Nature Genetics&quot;,&quot;page&quot;:&quot;500-501&quot;,&quot;volume&quot;:&quot;38&quot;,&quot;issue&quot;:&quot;5&quot;,&quot;source&quot;:&quot;www.nature.com&quot;,&quot;abstract&quot;:&quot;Whole-genome expression profiling has created a revolution in the way we study disease and basic biology. Since 1997, the number of published results based on an analysis of gene expression microarray data has grown from 30 to over 5,000 publications per year.&quot;,&quot;DOI&quot;:&quot;10.1038/ng0506-500&quot;,&quot;ISSN&quot;:&quot;1061-4036&quot;,&quot;journalAbbreviation&quot;:&quot;Nat Genet&quot;,&quot;language&quot;:&quot;en&quot;,&quot;author&quot;:[{&quot;family&quot;:&quot;Reich&quot;,&quot;given&quot;:&quot;Michael&quot;},{&quot;family&quot;:&quot;Liefeld&quot;,&quot;given&quot;:&quot;Ted&quot;},{&quot;family&quot;:&quot;Gould&quot;,&quot;given&quot;:&quot;Joshua&quot;},{&quot;family&quot;:&quot;Lerner&quot;,&quot;given&quot;:&quot;Jim&quot;},{&quot;family&quot;:&quot;Tamayo&quot;,&quot;given&quot;:&quot;Pablo&quot;},{&quot;family&quot;:&quot;Mesirov&quot;,&quot;given&quot;:&quot;Jill P.&quot;}],&quot;issued&quot;:{&quot;date-parts&quot;:[[&quot;2006&quot;,5]]},&quot;accessed&quot;:{&quot;date-parts&quot;:[[&quot;2013&quot;,8,5]]}}}],&quot;schema&quot;:&quot;https://github.com/citation-style-language/schema/raw/master/csl-citation.json&quot;} RNDZeDd03r2qL"/><text:span text:style-name="T132">, GeneProf, Mobyle</text:span><text:reference-mark-start text:name="ZOTERO_ITEM CSL_CITATION {&quot;citationID&quot;:&quot;o6pNguVG&quot;,&quot;properties&quot;:{&quot;formattedCitation&quot;:&quot;{\\rtf \\super 16\\nosupersub{}}&quot;,&quot;plainCitation&quot;:&quot;16&quot;},&quot;citationItems&quot;:[{&quot;id&quot;:302,&quot;uris&quot;:[&quot;http://zotero.org/users/local/RPudwOpx/items/HHRUDWXW&quot;],&quot;uri&quot;:[&quot;http://zotero.org/users/local/RPudwOpx/items/HHRUDWXW&quot;],&quot;itemData&quot;:{&quot;id&quot;:302,&quot;type&quot;:&quot;article-journal&quot;,&quot;title&quot;:&quot;Mobyle: a new full web bioinformatics framework&quot;,&quot;container-title&quot;:&quot;Bioinformatics&quot;,&quot;page&quot;:&quot;3005-3011&quot;,&quot;volume&quot;:&quot;25&quot;,&quot;issue&quot;:&quot;22&quot;,&quot;source&quot;:&quot;bioinformatics.oxfordjournals.org&quot;,&quot;abstract&quot;:&quot;Motivation: For the biologist, running bioinformatics analyses involves a time-consuming management of data and tools. Users need support to organize their work, retrieve parameters and reproduce their analyses. They also need to be able to combine their analytic tools using a safe data flow software mechanism. Finally, given that scientific tools can be difficult to install, it is particularly helpful for biologists to be able to use these tools through a web user interface. However, providing a web interface for a set of tools raises the problem that a single web portal cannot offer all the existing and possible services: it is the user, again, who has to cope with data copy among a number of different services. A framework enabling portal administrators to build a network of cooperating services would therefore clearly be beneficial.\nResults: We have designed a system, Mobyle, to provide a flexible and usable Web environment for defining and running bioinformatics analyses. It embeds simple yet powerful data management features that allow the user to reproduce analyses and to combine tools using a hierarchical typing system. Mobyle offers invocation of services distributed over remote Mobyle servers, thus enabling a federated network of curated bioinformatics portals without the user having to learn complex concepts or to install sophisticated software. While being focused on the end user, the Mobyle system also addresses the need, for the bioinfomatician, to automate remote services execution: PlayMOBY is a companion tool that automates the publication of BioMOBY web services, using Mobyle program definitions.\nAvailability: The Mobyle system is distributed under the terms of the GNU GPLv2 on the project web site (http://bioweb2.pasteur.fr/projects/mobyle/). It is already deployed on three servers: http://mobyle.pasteur.fr, http://mobyle.rpbs.univ-paris-diderot.fr and http://lipm-bioinfo.toulouse.inra.fr/Mobyle. The PlayMOBY companion is distributed under the terms of the CeCILL license, and is available at http://lipm-bioinfo.toulouse.inra.fr/biomoby/PlayMOBY/.\nContact: mobyle-support@pasteur.fr; mobyle-support@rpbs.univ-paris-diderot.fr; letondal@pasteur.fr\nSupplementary information:Supplementary data are available at Bioinformatics online.&quot;,&quot;DOI&quot;:&quot;10.1093/bioinformatics/btp493&quot;,&quot;ISSN&quot;:&quot;1367-4803, 1460-2059&quot;,&quot;note&quot;:&quot;PMID: 19689959&quot;,&quot;shortTitle&quot;:&quot;Mobyle&quot;,&quot;journalAbbreviation&quot;:&quot;Bioinformatics&quot;,&quot;language&quot;:&quot;en&quot;,&quot;author&quot;:[{&quot;family&quot;:&quot;Néron&quot;,&quot;given&quot;:&quot;Bertrand&quot;},{&quot;family&quot;:&quot;Ménager&quot;,&quot;given&quot;:&quot;Hervé&quot;},{&quot;family&quot;:&quot;Maufrais&quot;,&quot;given&quot;:&quot;Corinne&quot;},{&quot;family&quot;:&quot;Joly&quot;,&quot;given&quot;:&quot;Nicolas&quot;},{&quot;family&quot;:&quot;Maupetit&quot;,&quot;given&quot;:&quot;Julien&quot;},{&quot;family&quot;:&quot;Letort&quot;,&quot;given&quot;:&quot;Sébastien&quot;},{&quot;family&quot;:&quot;Carrere&quot;,&quot;given&quot;:&quot;Sébastien&quot;},{&quot;family&quot;:&quot;Tuffery&quot;,&quot;given&quot;:&quot;Pierre&quot;},{&quot;family&quot;:&quot;Letondal&quot;,&quot;given&quot;:&quot;Catherine&quot;}],&quot;issued&quot;:{&quot;date-parts&quot;:[[&quot;2009&quot;,11,15]]},&quot;accessed&quot;:{&quot;date-parts&quot;:[[&quot;2013&quot;,8,5]]},&quot;PMID&quot;:&quot;19689959&quot;}}],&quot;schema&quot;:&quot;https://github.com/citation-style-language/schema/raw/master/csl-citation.json&quot;} RNDoJTLbMjOzS"/><text:span text:style-name="T117">16</text:span><text:reference-mark-end text:name="ZOTERO_ITEM CSL_CITATION {&quot;citationID&quot;:&quot;o6pNguVG&quot;,&quot;properties&quot;:{&quot;formattedCitation&quot;:&quot;{\\rtf \\super 16\\nosupersub{}}&quot;,&quot;plainCitation&quot;:&quot;16&quot;},&quot;citationItems&quot;:[{&quot;id&quot;:302,&quot;uris&quot;:[&quot;http://zotero.org/users/local/RPudwOpx/items/HHRUDWXW&quot;],&quot;uri&quot;:[&quot;http://zotero.org/users/local/RPudwOpx/items/HHRUDWXW&quot;],&quot;itemData&quot;:{&quot;id&quot;:302,&quot;type&quot;:&quot;article-journal&quot;,&quot;title&quot;:&quot;Mobyle: a new full web bioinformatics framework&quot;,&quot;container-title&quot;:&quot;Bioinformatics&quot;,&quot;page&quot;:&quot;3005-3011&quot;,&quot;volume&quot;:&quot;25&quot;,&quot;issue&quot;:&quot;22&quot;,&quot;source&quot;:&quot;bioinformatics.oxfordjournals.org&quot;,&quot;abstract&quot;:&quot;Motivation: For the biologist, running bioinformatics analyses involves a time-consuming management of data and tools. Users need support to organize their work, retrieve parameters and reproduce their analyses. They also need to be able to combine their analytic tools using a safe data flow software mechanism. Finally, given that scientific tools can be difficult to install, it is particularly helpful for biologists to be able to use these tools through a web user interface. However, providing a web interface for a set of tools raises the problem that a single web portal cannot offer all the existing and possible services: it is the user, again, who has to cope with data copy among a number of different services. A framework enabling portal administrators to build a network of cooperating services would therefore clearly be beneficial.\nResults: We have designed a system, Mobyle, to provide a flexible and usable Web environment for defining and running bioinformatics analyses. It embeds simple yet powerful data management features that allow the user to reproduce analyses and to combine tools using a hierarchical typing system. Mobyle offers invocation of services distributed over remote Mobyle servers, thus enabling a federated network of curated bioinformatics portals without the user having to learn complex concepts or to install sophisticated software. While being focused on the end user, the Mobyle system also addresses the need, for the bioinfomatician, to automate remote services execution: PlayMOBY is a companion tool that automates the publication of BioMOBY web services, using Mobyle program definitions.\nAvailability: The Mobyle system is distributed under the terms of the GNU GPLv2 on the project web site (http://bioweb2.pasteur.fr/projects/mobyle/). It is already deployed on three servers: http://mobyle.pasteur.fr, http://mobyle.rpbs.univ-paris-diderot.fr and http://lipm-bioinfo.toulouse.inra.fr/Mobyle. The PlayMOBY companion is distributed under the terms of the CeCILL license, and is available at http://lipm-bioinfo.toulouse.inra.fr/biomoby/PlayMOBY/.\nContact: mobyle-support@pasteur.fr; mobyle-support@rpbs.univ-paris-diderot.fr; letondal@pasteur.fr\nSupplementary information:Supplementary data are available at Bioinformatics online.&quot;,&quot;DOI&quot;:&quot;10.1093/bioinformatics/btp493&quot;,&quot;ISSN&quot;:&quot;1367-4803, 1460-2059&quot;,&quot;note&quot;:&quot;PMID: 19689959&quot;,&quot;shortTitle&quot;:&quot;Mobyle&quot;,&quot;journalAbbreviation&quot;:&quot;Bioinformatics&quot;,&quot;language&quot;:&quot;en&quot;,&quot;author&quot;:[{&quot;family&quot;:&quot;Néron&quot;,&quot;given&quot;:&quot;Bertrand&quot;},{&quot;family&quot;:&quot;Ménager&quot;,&quot;given&quot;:&quot;Hervé&quot;},{&quot;family&quot;:&quot;Maufrais&quot;,&quot;given&quot;:&quot;Corinne&quot;},{&quot;family&quot;:&quot;Joly&quot;,&quot;given&quot;:&quot;Nicolas&quot;},{&quot;family&quot;:&quot;Maupetit&quot;,&quot;given&quot;:&quot;Julien&quot;},{&quot;family&quot;:&quot;Letort&quot;,&quot;given&quot;:&quot;Sébastien&quot;},{&quot;family&quot;:&quot;Carrere&quot;,&quot;given&quot;:&quot;Sébastien&quot;},{&quot;family&quot;:&quot;Tuffery&quot;,&quot;given&quot;:&quot;Pierre&quot;},{&quot;family&quot;:&quot;Letondal&quot;,&quot;given&quot;:&quot;Catherine&quot;}],&quot;issued&quot;:{&quot;date-parts&quot;:[[&quot;2009&quot;,11,15]]},&quot;accessed&quot;:{&quot;date-parts&quot;:[[&quot;2013&quot;,8,5]]},&quot;PMID&quot;:&quot;19689959&quot;}}],&quot;schema&quot;:&quot;https://github.com/citation-style-language/schema/raw/master/csl-citation.json&quot;} RNDoJTLbMjOzS"/><text:span text:style-name="T132">, </text:span><text:span text:style-name="T134">and </text:span><text:span text:style-name="T123">Pegasus</text:span><text:reference-mark-start text:name="ZOTERO_ITEM CSL_CITATION {&quot;citationID&quot;:&quot;nWD6acyR&quot;,&quot;properties&quot;:{&quot;formattedCitation&quot;:&quot;{\\rtf \\super 17\\nosupersub{}}&quot;,&quot;plainCitation&quot;:&quot;17&quot;},&quot;citationItems&quot;:[{&quot;id&quot;:265,&quot;uris&quot;:[&quot;http://zotero.org/users/local/RPudwOpx/items/8W6RZMEH&quot;],&quot;uri&quot;:[&quot;http://zotero.org/users/local/RPudwOpx/items/8W6RZMEH&quot;],&quot;itemData&quot;:{&quot;id&quot;:265,&quot;type&quot;:&quot;book&quot;,&quot;title&quot;:&quot;Pegasus: Planning for Execution in Grids&quot;,&quot;source&quot;:&quot;CiteSeer&quot;,&quot;abstract&quot;:&quot;Grid computing has made great progress in the last few years. The basic mechanisms for accessing remote resources have been developed as part of the Globus Toolkit and are now widely deployed and used. Among such mechanisms are: � Information services, which allow for the discovery and monitoring of resources. The information provided can be used to find the available resources and select the resources which are the most appropriate for the task. � Security services, which allow users and resources to mutually authenticate and allows the resources to authorize users based on local policies. � Resource management, which allows for the scheduling of jobs on particular resources. � Data management services, which enable users and applications to manage large, distributed and replicated data sets. Some of the available services deal with locating particular data sets, others with efficiently moving large amounts of data across wide area networks. With the use of the above mechanisms, one can manually find out about the resources and schedule the desired computations and data movements. However, this process is time consuming&quot;,&quot;shortTitle&quot;:&quot;Pegasus&quot;,&quot;author&quot;:[{&quot;family&quot;:&quot;Deelman&quot;,&quot;given&quot;:&quot;Ewa&quot;},{&quot;family&quot;:&quot;Blythe&quot;,&quot;given&quot;:&quot;James&quot;},{&quot;family&quot;:&quot;Gil&quot;,&quot;given&quot;:&quot;Yolanda&quot;},{&quot;family&quot;:&quot;Kesselman&quot;,&quot;given&quot;:&quot;Carl&quot;}],&quot;issued&quot;:{&quot;date-parts&quot;:[[&quot;2002&quot;]]}}}],&quot;schema&quot;:&quot;https://github.com/citation-style-language/schema/raw/master/csl-citation.json&quot;} RNDC6mVDdt4uO"/><text:span text:style-name="T118">17</text:span><text:reference-mark-end text:name="ZOTERO_ITEM CSL_CITATION {&quot;citationID&quot;:&quot;nWD6acyR&quot;,&quot;properties&quot;:{&quot;formattedCitation&quot;:&quot;{\\rtf \\super 17\\nosupersub{}}&quot;,&quot;plainCitation&quot;:&quot;17&quot;},&quot;citationItems&quot;:[{&quot;id&quot;:265,&quot;uris&quot;:[&quot;http://zotero.org/users/local/RPudwOpx/items/8W6RZMEH&quot;],&quot;uri&quot;:[&quot;http://zotero.org/users/local/RPudwOpx/items/8W6RZMEH&quot;],&quot;itemData&quot;:{&quot;id&quot;:265,&quot;type&quot;:&quot;book&quot;,&quot;title&quot;:&quot;Pegasus: Planning for Execution in Grids&quot;,&quot;source&quot;:&quot;CiteSeer&quot;,&quot;abstract&quot;:&quot;Grid computing has made great progress in the last few years. The basic mechanisms for accessing remote resources have been developed as part of the Globus Toolkit and are now widely deployed and used. Among such mechanisms are: � Information services, which allow for the discovery and monitoring of resources. The information provided can be used to find the available resources and select the resources which are the most appropriate for the task. � Security services, which allow users and resources to mutually authenticate and allows the resources to authorize users based on local policies. � Resource management, which allows for the scheduling of jobs on particular resources. � Data management services, which enable users and applications to manage large, distributed and replicated data sets. Some of the available services deal with locating particular data sets, others with efficiently moving large amounts of data across wide area networks. With the use of the above mechanisms, one can manually find out about the resources and schedule the desired computations and data movements. However, this process is time consuming&quot;,&quot;shortTitle&quot;:&quot;Pegasus&quot;,&quot;author&quot;:[{&quot;family&quot;:&quot;Deelman&quot;,&quot;given&quot;:&quot;Ewa&quot;},{&quot;family&quot;:&quot;Blythe&quot;,&quot;given&quot;:&quot;James&quot;},{&quot;family&quot;:&quot;Gil&quot;,&quot;given&quot;:&quot;Yolanda&quot;},{&quot;family&quot;:&quot;Kesselman&quot;,&quot;given&quot;:&quot;Carl&quot;}],&quot;issued&quot;:{&quot;date-parts&quot;:[[&quot;2002&quot;]]}}}],&quot;schema&quot;:&quot;https://github.com/citation-style-language/schema/raw/master/csl-citation.json&quot;} RNDC6mVDdt4uO"/><text:span text:style-name="T132"> </text:span><text:span text:style-name="T135">are </text:span><text:span text:style-name="T136">a</text:span><text:span text:style-name="T134">mong </text:span><text:span text:style-name="T137">many </text:span><text:soft-page-break/><text:span text:style-name="T134">n</text:span><text:span text:style-name="T138">ot</text:span><text:span text:style-name="T134">eworthy</text:span><text:span text:style-name="T138"> attempts to </text:span><text:span text:style-name="T127">provide a generalized solution </text:span><text:span text:style-name="T139">for automated </text:span><text:span text:style-name="T140">bioinformatics </text:span><text:span text:style-name="T139">workflows</text:span><text:span text:style-name="T141">. </text:span><text:span text:style-name="T136">They </text:span><text:span text:style-name="T142">are standalone or web applications that </text:span><text:span text:style-name="T143">provide </text:span><text:span text:style-name="T123">interactive tools for scientists </text:span><text:span text:style-name="T143">to </text:span><text:span text:style-name="T123">execute workflows </text:span><text:span text:style-name="T143">using predefined tools </text:span><text:span text:style-name="T123">and view their results in real-time.</text:span><text:span text:style-name="T143"> </text:span><text:span text:style-name="T144">Galaxy and BioExtract also allow the user to save workflows and share data by providing web access to application-specific data objects. </text:span><text:span text:style-name="T145">T</text:span><text:span text:style-name="T146">hese data object formats</text:span><text:span text:style-name="T144"> are not </text:span><text:span text:style-name="T146">widely adopted nor are they </text:span><text:span text:style-name="T144">interchangeable with </text:span><text:span text:style-name="T147">workflow data from other applications.</text:span></text:p>
      <text:p text:style-name="P33"><text:span text:style-name="T152">It is </text:span><text:span text:style-name="T149">also </text:span><text:span text:style-name="T152">important to note that t</text:span><text:span text:style-name="T153">he need for 'industry standard' workflows may have been overestimated. </text:span><text:span text:style-name="T145">Genome s</text:span><text:span text:style-name="T153">cientists appear to be resisting the imposition of canonical data analysis methods. For example, the 1000 </text:span><text:span text:style-name="T154">G</text:span><text:span text:style-name="T153">enomes </text:span><text:span text:style-name="T154">P</text:span><text:span text:style-name="T153">roject </text:span><text:span text:style-name="T155">is a multinational effort to map genetic variation in major population groups around the world </text:span><text:span text:style-name="T156">and </text:span><text:span text:style-name="T153">is </text:span><text:span text:style-name="T155">arguably</text:span><text:span text:style-name="T153"> the most celebrated large-scale NGS project to date</text:span><text:span text:style-name="T155">. The </text:span><text:span text:style-name="T157">p</text:span><text:span text:style-name="T155">roject </text:span><text:span text:style-name="T158">provides well-documented procedures </text:span><text:span text:style-name="T155">for data analysis</text:span><text:span text:style-name="T153">. </text:span><text:span text:style-name="T159">Paradoxically, i</text:span><text:span text:style-name="T160">t</text:span><text:span text:style-name="T161">navigation</text:span><text:span text:style-name="T160"> might be expected that the adoption of a consensus on best </text:span><text:span text:style-name="T162">practices </text:span><text:span text:style-name="T160">would be essential to maximizing comparability </text:span><text:span text:style-name="T163">of results</text:span><text:span text:style-name="T162">.</text:span><text:span text:style-name="T153"> </text:span><text:span text:style-name="T160">However, </text:span><text:span text:style-name="T153">only </text:span><text:span text:style-name="T164">ten</text:span><text:span text:style-name="T153"> out of 299 papers </text:span><text:span text:style-name="T158">published in 2011 that explicitly cite </text:span><text:span text:style-name="T153">the </text:span><text:span text:style-name="T165">1000 Genomes P</text:span><text:span text:style-name="T153">roject </text:span><text:span text:style-name="T148">actually </text:span><text:span text:style-name="T153">used </text:span><text:span text:style-name="T148">the tools recommended by the consortium for mapping and variant discovery</text:span><text:reference-mark-start text:name="ZOTERO_ITEM CSL_CITATION {&quot;citationID&quot;:&quot;2pVjqOOO&quot;,&quot;properties&quot;:{&quot;formattedCitation&quot;:&quot;{\\rtf \\super 5\\nosupersub{}}&quot;,&quot;plainCitation&quot;:&quot;5&quot;},&quot;citationItems&quot;:[{&quot;id&quot;:311,&quot;uris&quot;:[&quot;http://zotero.org/users/local/RPudwOpx/items/TFUP27HV&quot;],&quot;uri&quot;:[&quot;http://zotero.org/users/local/RPudwOpx/items/TFUP27HV&quot;],&quot;itemData&quot;:{&quot;id&quot;:311,&quot;type&quot;:&quot;article-journal&quot;,&quot;title&quot;:&quot;Next-generation sequencing data interpretation: enhancing reproducibility and accessibility&quot;,&quot;container-title&quot;:&quot;Nature Reviews Genetics&quot;,&quot;page&quot;:&quot;667-672&quot;,&quot;volume&quot;:&quot;13&quot;,&quot;issue&quot;:&quot;9&quot;,&quot;source&quot;:&quot;www.nature.com&quot;,&quot;abstract&quot;:&quot;Areas of life sciences research that were previously distant from each other in ideology, analysis practices and toolkits, such as microbial ecology and personalized medicine, have all embraced techniques that rely on next-generation sequencing instruments. Yet the capacity to generate the data greatly outpaces our ability to analyse it. Existing sequencing technologies are more mature and accessible than the methodologies that are available for individual researchers to move, store, analyse and present data in a fashion that is transparent and reproducible. Here we discuss currently pressing issues with analysis, interpretation, reproducibility and accessibility of these data, and we present promising solutions and venture into potential future developments.&quot;,&quot;DOI&quot;:&quot;10.1038/nrg3305&quot;,&quot;ISSN&quot;:&quot;1471-0056&quot;,&quot;shortTitle&quot;:&quot;Next-generation sequencing data interpretation&quot;,&quot;journalAbbreviation&quot;:&quot;Nat Rev Genet&quot;,&quot;language&quot;:&quot;en&quot;,&quot;author&quot;:[{&quot;family&quot;:&quot;Nekrutenko&quot;,&quot;given&quot;:&quot;Anton&quot;},{&quot;family&quot;:&quot;Taylor&quot;,&quot;given&quot;:&quot;James&quot;}],&quot;issued&quot;:{&quot;date-parts&quot;:[[&quot;2012&quot;,9]]},&quot;accessed&quot;:{&quot;date-parts&quot;:[[&quot;2013&quot;,8,5]]}}}],&quot;schema&quot;:&quot;https://github.com/citation-style-language/schema/raw/master/csl-citation.json&quot;} RNDJ0JjG5Vaub"/><text:span text:style-name="T119">5</text:span><text:reference-mark-end text:name="ZOTERO_ITEM CSL_CITATION {&quot;citationID&quot;:&quot;2pVjqOOO&quot;,&quot;properties&quot;:{&quot;formattedCitation&quot;:&quot;{\\rtf \\super 5\\nosupersub{}}&quot;,&quot;plainCitation&quot;:&quot;5&quot;},&quot;citationItems&quot;:[{&quot;id&quot;:311,&quot;uris&quot;:[&quot;http://zotero.org/users/local/RPudwOpx/items/TFUP27HV&quot;],&quot;uri&quot;:[&quot;http://zotero.org/users/local/RPudwOpx/items/TFUP27HV&quot;],&quot;itemData&quot;:{&quot;id&quot;:311,&quot;type&quot;:&quot;article-journal&quot;,&quot;title&quot;:&quot;Next-generation sequencing data interpretation: enhancing reproducibility and accessibility&quot;,&quot;container-title&quot;:&quot;Nature Reviews Genetics&quot;,&quot;page&quot;:&quot;667-672&quot;,&quot;volume&quot;:&quot;13&quot;,&quot;issue&quot;:&quot;9&quot;,&quot;source&quot;:&quot;www.nature.com&quot;,&quot;abstract&quot;:&quot;Areas of life sciences research that were previously distant from each other in ideology, analysis practices and toolkits, such as microbial ecology and personalized medicine, have all embraced techniques that rely on next-generation sequencing instruments. Yet the capacity to generate the data greatly outpaces our ability to analyse it. Existing sequencing technologies are more mature and accessible than the methodologies that are available for individual researchers to move, store, analyse and present data in a fashion that is transparent and reproducible. Here we discuss currently pressing issues with analysis, interpretation, reproducibility and accessibility of these data, and we present promising solutions and venture into potential future developments.&quot;,&quot;DOI&quot;:&quot;10.1038/nrg3305&quot;,&quot;ISSN&quot;:&quot;1471-0056&quot;,&quot;shortTitle&quot;:&quot;Next-generation sequencing data interpretation&quot;,&quot;journalAbbreviation&quot;:&quot;Nat Rev Genet&quot;,&quot;language&quot;:&quot;en&quot;,&quot;author&quot;:[{&quot;family&quot;:&quot;Nekrutenko&quot;,&quot;given&quot;:&quot;Anton&quot;},{&quot;family&quot;:&quot;Taylor&quot;,&quot;given&quot;:&quot;James&quot;}],&quot;issued&quot;:{&quot;date-parts&quot;:[[&quot;2012&quot;,9]]},&quot;accessed&quot;:{&quot;date-parts&quot;:[[&quot;2013&quot;,8,5]]}}}],&quot;schema&quot;:&quot;https://github.com/citation-style-language/schema/raw/master/csl-citation.json&quot;} RNDJ0JjG5Vaub"/><text:span text:style-name="T148">. </text:span><text:span text:style-name="T149">This suggests a more pressing need for standards for </text:span><text:span text:style-name="T150">describing</text:span><text:span text:style-name="T149"> workflows </text:span><text:span text:style-name="T151">rather </text:span><text:span text:style-name="T149">than standard workflows.</text:span></text:p>
      <text:p text:style-name="P19"><text:span text:style-name="T3">Agua proposes a </text:span><text:span text:style-name="T4">standardized </text:span><text:span text:style-name="T3">workflow description format based on JSON </text:span><text:span text:style-name="T4">and leveraging the </text:span><text:span text:style-name="T5">Git version control system </text:span><text:span text:style-name="T4">to </text:span><text:span text:style-name="T5">provide workflow provenance. </text:span><text:span text:style-name="T4">Using Agua, </text:span><text:span text:style-name="T6">scientists</text:span><text:span text:style-name="T4"> can develop a workflow from </text:span><text:span text:style-name="T7">start</text:span><text:span text:style-name="T4"> to finish while generating a series of snapshots of </text:span><text:span text:style-name="T8">a </text:span><text:span text:style-name="T9">JSON </text:span><text:span text:style-name="T8">file describing the </text:span><text:span text:style-name="T9">workflow</text:span><text:span text:style-name="T4">. </text:span><text:span text:style-name="T10">These </text:span><text:span text:style-name="T1">workflow creation steps </text:span><text:span text:style-name="T11">can be </text:span><text:span text:style-name="T4">synchroniz</text:span><text:span text:style-name="T10">ed</text:span><text:span text:style-name="T4"> to </text:span><text:span text:style-name="T10">a </text:span><text:span text:style-name="T12">remote Git service such as </text:span><text:span text:style-name="T4">Github </text:span><text:span text:style-name="T12">or </text:span><text:span text:style-name="T4">BitBucket. </text:span><text:span text:style-name="T13">The user can </text:span><text:span text:style-name="T4">store </text:span><text:span text:style-name="T13">the workflow version history</text:span><text:span text:style-name="T4"> </text:span><text:span text:style-name="T6">as </text:span><text:span text:style-name="T4">a private repository </text:span><text:span text:style-name="T14">or </text:span><text:span text:style-name="T15">as </text:span><text:span text:style-name="T14">a public repository which </text:span><text:span text:style-name="T16">is </text:span><text:span text:style-name="T17">visible to the world </text:span><text:span text:style-name="T18">and </text:span><text:span text:style-name="T14">can be referenced in a </text:span><text:span text:style-name="T19">scientific </text:span><text:span text:style-name="T14">paper</text:span><text:span text:style-name="T4">.</text:span></text:p>
      <text:p text:style-name="P20"><text:span text:style-name="T20">Publication to a Git repository </text:span><text:span text:style-name="T21">simplifies the process of sharing and reusing workflows, </text:span><text:span text:style-name="T22">maximizes transparency and allows scientists to </text:span><text:span text:style-name="T21">easily </text:span><text:span text:style-name="T22">evaluate and reproduce each other's research. </text:span><text:span text:style-name="T217">Version control also provides </text:span><text:span text:style-name="T218">disaster recovery; </text:span><text:span text:style-name="T217">in the event of a catastrophic </text:span><text:span text:style-name="T219">local </text:span><text:span text:style-name="T217">data loss, workflows can be restored by </text:span><text:span text:style-name="T219">simply </text:span><text:span text:style-name="T217">cloning from the remote repository.</text:span></text:p>
      <text:p text:style-name="P31"><text:span text:style-name="T101">The</text:span><text:span text:style-name="T102"> </text:span><text:span text:style-name="T103">U</text:span><text:span text:style-name="T102">ser-</text:span><text:span text:style-name="T103">C</text:span><text:span text:style-name="T102">entric </text:span><text:span text:style-name="T103">E</text:span><text:span text:style-name="T104">xperience</text:span></text:p>
      <text:p text:style-name="P21"><text:span text:style-name="T215">User interface </text:span><text:span text:style-name="T216">design</text:span><text:span text:style-name="T215"> </text:span><text:span text:style-name="T216">is </text:span><text:span text:style-name="T215">critical to the efficient use of </text:span>available data and application resources. <text:span text:style-name="T23">Many biological data </text:span><text:span text:style-name="T24">websites and workflow</text:span><text:span text:style-name="T2"> GUIs </text:span><text:span text:style-name="T25">suffered from </text:span><text:span text:style-name="T26">drawbacks</text:span><text:span text:style-name="T2"> </text:span><text:span text:style-name="T25">that </text:span><text:span text:style-name="T27">caused unsatisfactory </text:span><text:span text:style-name="T25">user experience</text:span><text:span text:style-name="T27">s</text:span><text:span text:style-name="T25"> and impeded their adoption. </text:span><text:span text:style-name="T28">U</text:span><text:span text:style-name="T15">sers had </text:span><text:span text:style-name="T29">difficulty navigating and searching, </text:span><text:span text:style-name="T15">had</text:span><text:span text:style-name="T30"> to navigate back and forth between forms and results, </text:span><text:span text:style-name="T15">had </text:span><text:span text:style-name="T2">difficulty keeping track of past actions, </text:span><text:span text:style-name="T15">often could not obtain </text:span><text:span text:style-name="T2">sufficient documentation of application options and </text:span><text:span text:style-name="T15">were confused by </text:span><text:span text:style-name="T30">ambiguities concerning data storage</text:span><text:span text:style-name="T30"><text:note text:id="ftn1" text:note-class="footnote"><text:note-citation>1</text:note-citation><text:note-body><text:p text:style-name="P53"/></text:note-body></text:note></text:span><text:span text:style-name="T30">. </text:span><text:span text:style-name="T2">Agua is designed to </text:span><text:span text:style-name="T26">minimize these drawbacks and </text:span><text:span text:style-name="T2">maximize 'traction' in the user experience by providing a </text:span><text:span text:style-name="T31">web application interface that is </text:span><text:span text:style-name="T2">high</text:span><text:span text:style-name="T26">ly </text:span><text:span text:style-name="T32">intuitive and transparent</text:span><text:span text:style-name="T2">.</text:span></text:p>
      <text:p text:style-name="P22"><text:span text:style-name="T33">Agua's web interface uses the Dojo </text:span><text:span text:style-name="T35">j</text:span><text:span text:style-name="T33">avascript toolkit (http://www.dojotoolkit.org) which contains a rich assortment of web application components and utilities. </text:span><text:span text:style-name="T34">Agua's design focuses on empowering </text:span><text:span text:style-name="T1">the domain-specific view of scientists </text:span><text:span text:style-name="T36">by enabling </text:span><text:span text:style-name="T37">easy access </text:span><text:span text:style-name="T36">to </text:span><text:span text:style-name="T38">the </text:span><text:span text:style-name="T1">data types, tools and distributed resources </text:span><text:span text:style-name="T37">that are </text:span><text:span text:style-name="T39">specific to </text:span><text:span text:style-name="T37">their </text:span><text:span text:style-name="T36">particular </text:span><text:span text:style-name="T37">research domain. </text:span><text:span text:style-name="T40">Agua uses the AJAX paradigm</text:span><text:reference-mark-start text:name="ZOTERO_ITEM CSL_CITATION {&quot;citationID&quot;:&quot;2p1hf2gn03&quot;,&quot;properties&quot;:{&quot;formattedCitation&quot;:&quot;{\\rtf \\super 18\\nosupersub{}}&quot;,&quot;plainCitation&quot;:&quot;18&quot;},&quot;citationItems&quot;:[{&quot;id&quot;:373,&quot;uris&quot;:[&quot;http://zotero.org/users/local/RPudwOpx/items/XW367BDS&quot;],&quot;uri&quot;:[&quot;http://zotero.org/users/local/RPudwOpx/items/XW367BDS&quot;],&quot;itemData&quot;:{&quot;id&quot;:373,&quot;type&quot;:&quot;article&quot;,&quot;title&quot;:&quot;Ajax: A New Approach to Web  Applications&quot;,&quot;URL&quot;:&quot;www.adaptivepath.com/publications/essays/archives/0 00385.php&quot;,&quot;author&quot;:[{&quot;family&quot;:&quot;Garret&quot;,&quot;given&quot;:&quot;J&quot;}],&quot;issued&quot;:{&quot;date-parts&quot;:[[&quot;2005&quot;]]},&quot;accessed&quot;:{&quot;date-parts&quot;:[[&quot;2014&quot;,8,7]]}}}],&quot;schema&quot;:&quot;https://github.com/citation-style-language/schema/raw/master/csl-citation.json&quot;} RNDjrtgI5btRG"/><text:span text:style-name="T107">18</text:span><text:reference-mark-end text:name="ZOTERO_ITEM CSL_CITATION {&quot;citationID&quot;:&quot;2p1hf2gn03&quot;,&quot;properties&quot;:{&quot;formattedCitation&quot;:&quot;{\\rtf \\super 18\\nosupersub{}}&quot;,&quot;plainCitation&quot;:&quot;18&quot;},&quot;citationItems&quot;:[{&quot;id&quot;:373,&quot;uris&quot;:[&quot;http://zotero.org/users/local/RPudwOpx/items/XW367BDS&quot;],&quot;uri&quot;:[&quot;http://zotero.org/users/local/RPudwOpx/items/XW367BDS&quot;],&quot;itemData&quot;:{&quot;id&quot;:373,&quot;type&quot;:&quot;article&quot;,&quot;title&quot;:&quot;Ajax: A New Approach to Web  Applications&quot;,&quot;URL&quot;:&quot;www.adaptivepath.com/publications/essays/archives/0 00385.php&quot;,&quot;author&quot;:[{&quot;family&quot;:&quot;Garret&quot;,&quot;given&quot;:&quot;J&quot;}],&quot;issued&quot;:{&quot;date-parts&quot;:[[&quot;2005&quot;]]},&quot;accessed&quot;:{&quot;date-parts&quot;:[[&quot;2014&quot;,8,7]]}}}],&quot;schema&quot;:&quot;https://github.com/citation-style-language/schema/raw/master/csl-citation.json&quot;} RNDjrtgI5btRG"/><text:span text:style-name="T40"> to communicate between browser and server, which has been shown to significantly enhance user satisfaction and efficiency of use</text:span><text:reference-mark-start text:name="ZOTERO_ITEM CSL_CITATION {&quot;citationID&quot;:&quot;mSAbzFTZ&quot;,&quot;properties&quot;:{&quot;formattedCitation&quot;:&quot;{\\rtf \\super 19,20\\nosupersub{}}&quot;,&quot;plainCitation&quot;:&quot;19,20&quot;},&quot;citationItems&quot;:[{&quot;id&quot;:364,&quot;uris&quot;:[&quot;http://zotero.org/users/local/RPudwOpx/items/2TJNQ7E9&quot;],&quot;uri&quot;:[&quot;http://zotero.org/users/local/RPudwOpx/items/2TJNQ7E9&quot;],&quot;itemData&quot;:{&quot;id&quot;:364,&quot;type&quot;:&quot;paper-conference&quot;,&quot;title&quot;:&quot;Effects of AJAX Technology on the Usability of Blogs&quot;,&quot;container-title&quot;:&quot;Proceedings of the Symposium on Human Interface 2009 on Human Interface and the Management of Information. Information and Interaction. Part II: Held as part of HCI International 2009&quot;,&quot;publisher&quot;:&quot;Springer-Verlag&quot;,&quot;publisher-place&quot;:&quot;Berlin, Heidelberg&quot;,&quot;page&quot;:&quot;45–54&quot;,&quot;source&quot;:&quot;ACM Digital Library&quot;,&quot;event-place&quot;:&quot;Berlin, Heidelberg&quot;,&quot;abstract&quot;:&quot;AJAX can enhance Web applications by updating a part of the Web page instead of the whole page. This change of technology relates to a usability issue. We used WordPress 2.3 to create two versions of blogs: non-AJAX and AJAX. Then we conducted an experiment by giving a task scenario to eight participants. We collected performance data by recording users' mouse movements during the experiment and collected preference data by providing a questionnaire after the tasks. Finally, we conducted post-experiment interviews to gather participants' experiences. The quantitative results show that AJAX did not improve users' performances the first time they used it, while qualitative interviews demonstrate participants' satisfaction with AJAX blogs.&quot;,&quot;URL&quot;:&quot;http://dx.doi.org/10.1007/978-3-642-02559-4_6&quot;,&quot;DOI&quot;:&quot;10.1007/978-3-642-02559-4_6&quot;,&quot;ISBN&quot;:&quot;978-3-642-02558-7&quot;,&quot;author&quot;:[{&quot;family&quot;:&quot;Kasemvilas&quot;,&quot;given&quot;:&quot;Sumonta&quot;},{&quot;family&quot;:&quot;Firpo&quot;,&quot;given&quot;:&quot;Daniel&quot;}],&quot;issued&quot;:{&quot;date-parts&quot;:[[&quot;2009&quot;]]},&quot;accessed&quot;:{&quot;date-parts&quot;:[[&quot;2013&quot;,8,8]]}}},{&quot;id&quot;:372,&quot;uris&quot;:[&quot;http://zotero.org/users/local/RPudwOpx/items/G6P54M9G&quot;],&quot;uri&quot;:[&quot;http://zotero.org/users/local/RPudwOpx/items/G6P54M9G&quot;],&quot;itemData&quot;:{&quot;id&quot;:372,&quot;type&quot;:&quot;paper-conference&quot;,&quot;title&quot;:&quot;The Effects of the AJAX Technology on Web Application Usability&quot;,&quot;container-title&quot;:&quot;WEBIST 2007 International Conference on Web Information Systems and Technologies&quot;,&quot;page&quot;:&quot;289-294&quot;,&quot;author&quot;:[{&quot;family&quot;:&quot;Kluge&quot;,&quot;given&quot;:&quot;J&quot;},{&quot;family&quot;:&quot;Kargl&quot;,&quot;given&quot;:&quot;F&quot;},{&quot;family&quot;:&quot;Weber&quot;,&quot;given&quot;:&quot;M&quot;}],&quot;issued&quot;:{&quot;date-parts&quot;:[[&quot;2007&quot;]]}}}],&quot;schema&quot;:&quot;https://github.com/citation-style-language/schema/raw/master/csl-citation.json&quot;} RNDCMtRyZR9vj"/><text:span text:style-name="T107">19,20</text:span><text:reference-mark-end text:name="ZOTERO_ITEM CSL_CITATION {&quot;citationID&quot;:&quot;mSAbzFTZ&quot;,&quot;properties&quot;:{&quot;formattedCitation&quot;:&quot;{\\rtf \\super 19,20\\nosupersub{}}&quot;,&quot;plainCitation&quot;:&quot;19,20&quot;},&quot;citationItems&quot;:[{&quot;id&quot;:364,&quot;uris&quot;:[&quot;http://zotero.org/users/local/RPudwOpx/items/2TJNQ7E9&quot;],&quot;uri&quot;:[&quot;http://zotero.org/users/local/RPudwOpx/items/2TJNQ7E9&quot;],&quot;itemData&quot;:{&quot;id&quot;:364,&quot;type&quot;:&quot;paper-conference&quot;,&quot;title&quot;:&quot;Effects of AJAX Technology on the Usability of Blogs&quot;,&quot;container-title&quot;:&quot;Proceedings of the Symposium on Human Interface 2009 on Human Interface and the Management of Information. Information and Interaction. Part II: Held as part of HCI International 2009&quot;,&quot;publisher&quot;:&quot;Springer-Verlag&quot;,&quot;publisher-place&quot;:&quot;Berlin, Heidelberg&quot;,&quot;page&quot;:&quot;45–54&quot;,&quot;source&quot;:&quot;ACM Digital Library&quot;,&quot;event-place&quot;:&quot;Berlin, Heidelberg&quot;,&quot;abstract&quot;:&quot;AJAX can enhance Web applications by updating a part of the Web page instead of the whole page. This change of technology relates to a usability issue. We used WordPress 2.3 to create two versions of blogs: non-AJAX and AJAX. Then we conducted an experiment by giving a task scenario to eight participants. We collected performance data by recording users' mouse movements during the experiment and collected preference data by providing a questionnaire after the tasks. Finally, we conducted post-experiment interviews to gather participants' experiences. The quantitative results show that AJAX did not improve users' performances the first time they used it, while qualitative interviews demonstrate participants' satisfaction with AJAX blogs.&quot;,&quot;URL&quot;:&quot;http://dx.doi.org/10.1007/978-3-642-02559-4_6&quot;,&quot;DOI&quot;:&quot;10.1007/978-3-642-02559-4_6&quot;,&quot;ISBN&quot;:&quot;978-3-642-02558-7&quot;,&quot;author&quot;:[{&quot;family&quot;:&quot;Kasemvilas&quot;,&quot;given&quot;:&quot;Sumonta&quot;},{&quot;family&quot;:&quot;Firpo&quot;,&quot;given&quot;:&quot;Daniel&quot;}],&quot;issued&quot;:{&quot;date-parts&quot;:[[&quot;2009&quot;]]},&quot;accessed&quot;:{&quot;date-parts&quot;:[[&quot;2013&quot;,8,8]]}}},{&quot;id&quot;:372,&quot;uris&quot;:[&quot;http://zotero.org/users/local/RPudwOpx/items/G6P54M9G&quot;],&quot;uri&quot;:[&quot;http://zotero.org/users/local/RPudwOpx/items/G6P54M9G&quot;],&quot;itemData&quot;:{&quot;id&quot;:372,&quot;type&quot;:&quot;paper-conference&quot;,&quot;title&quot;:&quot;The Effects of the AJAX Technology on Web Application Usability&quot;,&quot;container-title&quot;:&quot;WEBIST 2007 International Conference on Web Information Systems and Technologies&quot;,&quot;page&quot;:&quot;289-294&quot;,&quot;author&quot;:[{&quot;family&quot;:&quot;Kluge&quot;,&quot;given&quot;:&quot;J&quot;},{&quot;family&quot;:&quot;Kargl&quot;,&quot;given&quot;:&quot;F&quot;},{&quot;family&quot;:&quot;Weber&quot;,&quot;given&quot;:&quot;M&quot;}],&quot;issued&quot;:{&quot;date-parts&quot;:[[&quot;2007&quot;]]}}}],&quot;schema&quot;:&quot;https://github.com/citation-style-language/schema/raw/master/csl-citation.json&quot;} RNDCMtRyZR9vj"/><text:span text:style-name="T40">.</text:span></text:p>
      <text:p text:style-name="P30"><text:span text:style-name="T41">Agua's</text:span><text:span text:style-name="T42"> tabular,</text:span><text:span text:style-name="T43"> </text:span><text:span text:style-name="T44">AJAX</text:span><text:span text:style-name="T45">-base</text:span><text:span text:style-name="T46">d</text:span><text:span text:style-name="T44"> </text:span><text:span text:style-name="T42">design</text:span><text:span text:style-name="T47"> </text:span><text:span text:style-name="T48">i</text:span><text:span text:style-name="T49">s</text:span><text:span text:style-name="T48"> relatively unaffected by the issues of </text:span><text:span text:style-name="T47">navigation </text:span><text:span text:style-name="T50">and </text:span><text:span text:style-name="T51">'</text:span><text:span text:style-name="T50">data scent</text:span><text:span text:style-name="T51">'</text:span><text:span text:style-name="T50"> </text:span><text:span text:style-name="T47">associated with </text:span><text:span text:style-name="T43">website</text:span><text:span text:style-name="T47">s</text:span><text:reference-mark-start text:name="ZOTERO_ITEM CSL_CITATION {&quot;citationID&quot;:&quot;LJDe3rm2&quot;,&quot;properties&quot;:{&quot;formattedCitation&quot;:&quot;{\\rtf \\super 21\\nosupersub{}}&quot;,&quot;plainCitation&quot;:&quot;21&quot;},&quot;citationItems&quot;:[{&quot;id&quot;:317,&quot;uris&quot;:[&quot;http://zotero.org/users/local/RPudwOpx/items/FTXT9H93&quot;],&quot;uri&quot;:[&quot;http://zotero.org/users/local/RPudwOpx/items/FTXT9H93&quot;],&quot;itemData&quot;:{&quot;id&quot;:317,&quot;type&quot;:&quot;article&quot;,&quot;title&quot;:&quot;Designing for the Scent of Information. The Essentials Every Designer Needs to Know About How Users Navigate Through Large Web Sites&quot;,&quot;publisher&quot;:&quot;User Interface Engineering&quot;,&quot;URL&quot;:&quot;http://www.uie.com/reports/scent_of_information/&quot;}}],&quot;schema&quot;:&quot;https://github.com/citation-style-language/schema/raw/master/csl-citation.json&quot;} RNDrHcMvbqPEI"/><text:span text:style-name="T108">21</text:span><text:reference-mark-end text:name="ZOTERO_ITEM CSL_CITATION {&quot;citationID&quot;:&quot;LJDe3rm2&quot;,&quot;properties&quot;:{&quot;formattedCitation&quot;:&quot;{\\rtf \\super 21\\nosupersub{}}&quot;,&quot;plainCitation&quot;:&quot;21&quot;},&quot;citationItems&quot;:[{&quot;id&quot;:317,&quot;uris&quot;:[&quot;http://zotero.org/users/local/RPudwOpx/items/FTXT9H93&quot;],&quot;uri&quot;:[&quot;http://zotero.org/users/local/RPudwOpx/items/FTXT9H93&quot;],&quot;itemData&quot;:{&quot;id&quot;:317,&quot;type&quot;:&quot;article&quot;,&quot;title&quot;:&quot;Designing for the Scent of Information. The Essentials Every Designer Needs to Know About How Users Navigate Through Large Web Sites&quot;,&quot;publisher&quot;:&quot;User Interface Engineering&quot;,&quot;URL&quot;:&quot;http://www.uie.com/reports/scent_of_information/&quot;}}],&quot;schema&quot;:&quot;https://github.com/citation-style-language/schema/raw/master/csl-citation.json&quot;} RNDrHcMvbqPEI"/><text:span text:style-name="T47">. However, w</text:span><text:span text:style-name="T43">hile websites have issues of navigation, web applications have issues of state </text:span><text:span text:style-name="T52">updating </text:span><text:span text:style-name="T53">and user notification of changes</text:span><text:reference-mark-start text:name="ZOTERO_ITEM CSL_CITATION {&quot;citationID&quot;:&quot;8nic10k0b&quot;,&quot;properties&quot;:{&quot;formattedCitation&quot;:&quot;{\\rtf \\super 22\\nosupersub{}}&quot;,&quot;plainCitation&quot;:&quot;22&quot;},&quot;citationItems&quot;:[{&quot;id&quot;:374,&quot;uris&quot;:[&quot;http://zotero.org/users/local/RPudwOpx/items/JZ5SRUTV&quot;],&quot;uri&quot;:[&quot;http://zotero.org/users/local/RPudwOpx/items/JZ5SRUTV&quot;],&quot;itemData&quot;:{&quot;id&quot;:374,&quot;type&quot;:&quot;article-journal&quot;,&quot;title&quot;:&quot;An investigation of usability issues in AJAX based web sites&quot;,&quot;source&quot;:&quot;researchbank.swinburne.edu.au&quot;,&quot;abstract&quot;:&quot;Ajax, as one of the technological pillars of Web 2.0, has revolutionized the way that users access content and interact with each other on the Web. Unfortunately, many developers appear to be inspired by what is technologically possible through Ajax disregarding good design practice and fundamental usability theories. The key usability challenges of Ajax have been noted in the research literature with some technical solutions and design advice available on developer forums. What is unclear is how commercial Ajax developers respond to these issues. This paper presents the results of an empirical study of four commercial web sites that utilize Ajax technologies. The study investigated two usability issues in Ajax with the results contrasted in relation to the general usability principles of consistency, learnability and feedback. The results of the study found inconsistencies in how the sites managed the usability issues and demonstrated that combinations of the issues have a detrimental effect on user performance and satisfaction. The findings also suggest that developers may not be consistently responding to the available advice and guidelines. The paper concludes with several recommendations for Ajax developers to improve the usability of their Web applications.&quot;,&quot;URL&quot;:&quot;http://researchbank.swinburne.edu.au/vital/access/manager/Repository/swin:33109&quot;,&quot;author&quot;:[{&quot;family&quot;:&quot;Pilgrim&quot;,&quot;given&quot;:&quot;Chris J.&quot;}],&quot;issued&quot;:{&quot;date-parts&quot;:[[&quot;2013&quot;]]},&quot;accessed&quot;:{&quot;date-parts&quot;:[[&quot;2013&quot;,8,8]]}}}],&quot;schema&quot;:&quot;https://github.com/citation-style-language/schema/raw/master/csl-citation.json&quot;} RNDYrW8eRxM0A"/><text:span text:style-name="T109">22</text:span><text:reference-mark-end text:name="ZOTERO_ITEM CSL_CITATION {&quot;citationID&quot;:&quot;8nic10k0b&quot;,&quot;properties&quot;:{&quot;formattedCitation&quot;:&quot;{\\rtf \\super 22\\nosupersub{}}&quot;,&quot;plainCitation&quot;:&quot;22&quot;},&quot;citationItems&quot;:[{&quot;id&quot;:374,&quot;uris&quot;:[&quot;http://zotero.org/users/local/RPudwOpx/items/JZ5SRUTV&quot;],&quot;uri&quot;:[&quot;http://zotero.org/users/local/RPudwOpx/items/JZ5SRUTV&quot;],&quot;itemData&quot;:{&quot;id&quot;:374,&quot;type&quot;:&quot;article-journal&quot;,&quot;title&quot;:&quot;An investigation of usability issues in AJAX based web sites&quot;,&quot;source&quot;:&quot;researchbank.swinburne.edu.au&quot;,&quot;abstract&quot;:&quot;Ajax, as one of the technological pillars of Web 2.0, has revolutionized the way that users access content and interact with each other on the Web. Unfortunately, many developers appear to be inspired by what is technologically possible through Ajax disregarding good design practice and fundamental usability theories. The key usability challenges of Ajax have been noted in the research literature with some technical solutions and design advice available on developer forums. What is unclear is how commercial Ajax developers respond to these issues. This paper presents the results of an empirical study of four commercial web sites that utilize Ajax technologies. The study investigated two usability issues in Ajax with the results contrasted in relation to the general usability principles of consistency, learnability and feedback. The results of the study found inconsistencies in how the sites managed the usability issues and demonstrated that combinations of the issues have a detrimental effect on user performance and satisfaction. The findings also suggest that developers may not be consistently responding to the available advice and guidelines. The paper concludes with several recommendations for Ajax developers to improve the usability of their Web applications.&quot;,&quot;URL&quot;:&quot;http://researchbank.swinburne.edu.au/vital/access/manager/Repository/swin:33109&quot;,&quot;author&quot;:[{&quot;family&quot;:&quot;Pilgrim&quot;,&quot;given&quot;:&quot;Chris J.&quot;}],&quot;issued&quot;:{&quot;date-parts&quot;:[[&quot;2013&quot;]]},&quot;accessed&quot;:{&quot;date-parts&quot;:[[&quot;2013&quot;,8,8]]}}}],&quot;schema&quot;:&quot;https://github.com/citation-style-language/schema/raw/master/csl-citation.json&quot;} RNDYrW8eRxM0A"/><text:span text:style-name="T43">. </text:span><text:span text:style-name="T47">Agua </text:span><text:span text:style-name="T54">uses </text:span><text:span text:style-name="T55">a publish/subscribe model to maintain state across its various displays. T</text:span><text:span text:style-name="T47">he user </text:span><text:span text:style-name="T56">can </text:span><text:span text:style-name="T47">open multiple tabs which communicate with </text:span><text:soft-page-break/><text:span text:style-name="T47">each other; a change in the data in one tab is automatically propagated to all other tabs. </text:span><text:span text:style-name="T57">Agua also uses visual 'standby' notifications to inform the user when processing has completed </text:span><text:span text:style-name="T91">and </text:span><text:span text:style-name="T57">server push </text:span><text:span text:style-name="T58">t</text:span><text:span text:style-name="T57">o avoid </text:span><text:span text:style-name="T58">server timeout </text:span><text:span text:style-name="T57">errors </text:span><text:span text:style-name="T59">when AJAX responses are delayed due to </text:span><text:span text:style-name="T57">long-running processes </text:span><text:span text:style-name="T59">on the server</text:span><text:span text:style-name="T57">.</text:span></text:p>
      <text:p text:style-name="P32"><text:span text:style-name="T60">In </text:span><text:span text:style-name="T61">response to </text:span><text:span text:style-name="T38">the </text:span><text:span text:style-name="T62">tendency </text:span><text:span text:style-name="T38">among scientists </text:span><text:span text:style-name="T62">towards a </text:span><text:span text:style-name="T63">heterogeneity of computational approaches, Agua </text:span><text:span text:style-name="T62">provides </text:span><text:span text:style-name="T64">a </text:span><text:span text:style-name="T65">easy-to-use way to create </text:span><text:span text:style-name="T64">custom workflows. Agua </text:span><text:span text:style-name="T63">enables </text:span><text:span text:style-name="T66">users</text:span><text:span text:style-name="T63"> </text:span><text:span text:style-name="T66">with basic web page interaction skills </text:span><text:span text:style-name="T63">to </text:span><text:span text:style-name="T67">create and run complex</text:span><text:span text:style-name="T68"> workflows</text:span><text:span text:style-name="T69">. </text:span><text:span text:style-name="T68">A simple drag and drop add</text:span><text:span text:style-name="T66">s an application</text:span><text:span text:style-name="T68"> to a workflow. </text:span><text:span text:style-name="T70">For each application, </text:span><text:span text:style-name="T71">the user </text:span><text:span text:style-name="T72">can use </text:span><text:span text:style-name="T71">the </text:span><text:span text:style-name="T72">default </text:span><text:span text:style-name="T73">parameters </text:span><text:span text:style-name="T72">or manually </text:span><text:span text:style-name="T74">set parameter values</text:span><text:span text:style-name="T72">. </text:span><text:span text:style-name="T75">For</text:span><text:span text:style-name="T76"> custom pipelines, </text:span><text:span text:style-name="T66">Agua </text:span><text:span text:style-name="T77">provides unparalleled ease of </text:span><text:span text:style-name="T75">implementation</text:span><text:span text:style-name="T66">. </text:span><text:span text:style-name="T78">Any application that can be invoked from the Linux command line can be added. </text:span><text:span text:style-name="T79">New applications </text:span><text:span text:style-name="T80">are</text:span><text:span text:style-name="T79"> deployed in two </text:span><text:span text:style-name="T77">simple </text:span><text:span text:style-name="T79">steps: </text:span><text:span text:style-name="T81">1) </text:span><text:span text:style-name="T79">A user adds an application to </text:span><text:span text:style-name="T82">the server filesystem, </text:span><text:span text:style-name="T81">2) </text:span><text:span text:style-name="T79">the administrative user </text:span><text:span text:style-name="T83">inputs</text:span><text:span text:style-name="T79"> the application </text:span><text:span text:style-name="T83">details into </text:span><text:span text:style-name="T79">a</text:span><text:span text:style-name="T82"> simple form </text:span><text:span text:style-name="T84">in the 'Apps' tab</text:span><text:span text:style-name="T82">. </text:span><text:span text:style-name="T85">R</text:span><text:span text:style-name="T81">equired details</text:span><text:span text:style-name="T82"> </text:span><text:span text:style-name="T81">are </text:span><text:span text:style-name="T82">the application's </text:span><text:span text:style-name="T81">name, </text:span><text:span text:style-name="T82">location and the name of the package containing the application.</text:span><text:span text:style-name="T78"> </text:span></text:p>
      <text:p text:style-name="P35"><text:span text:style-name="T86">The </text:span><text:span text:style-name="T79">administrative user </text:span><text:span text:style-name="T86">can sync </text:span><text:span text:style-name="T87">a </text:span><text:span text:style-name="T86">package to a public Git repository to share all its applications with the global research community. </text:span><text:span text:style-name="T100">GitHub and BitBucket are free for open-source projects and have many features which facilitate teams working on software or documents. </text:span><text:span text:style-name="T95">P</text:span><text:span text:style-name="T92">ublishing workflows using distributed repositories avoids </text:span><text:span text:style-name="T93">dependence </text:span><text:span text:style-name="T92">on </text:span><text:span text:style-name="T94">accurate and uniform description</text:span><text:span text:style-name="T92">s</text:span><text:span text:style-name="T94"> of biological data types and relations for which there is no commonly-accepted ontology <text:s/></text:span><text:span text:style-name="T110">28</text:span><text:span text:style-name="T111">–30</text:span><text:span text:style-name="T94"> <text:s/>or language, despite some developments</text:span><text:span text:style-name="T110">31</text:span><text:span text:style-name="T94">. </text:span><text:span text:style-name="T87">Agua also </text:span><text:span text:style-name="T96">implements </text:span><text:span text:style-name="T87">a package </text:span><text:span text:style-name="T96">installation</text:span><text:span text:style-name="T220"> </text:span><text:span text:style-name="T299">and version control </text:span><text:span text:style-name="T300">method </text:span><text:span text:style-name="T232">based on a proposed </text:span><text:span text:style-name="T220">Open Package Schema </text:span><text:span text:style-name="T298">which can also be published to distributed repositories</text:span><text:span text:style-name="T221">.</text:span></text:p>
      <text:p text:style-name="P23"><text:span text:style-name="T105">Data </text:span><text:span text:style-name="T106">Transparency</text:span></text:p>
      <text:p text:style-name="P28"><text:span text:style-name="T276">Researchers, funders and journals are in broad agreement that data must be accessible to support the conclusions of scientific publications and for the research to have impact. What is lacking is agreement on timing, formatting and attribution</text:span><text:reference-mark-start text:name="ZOTERO_ITEM CSL_CITATION {&quot;citationID&quot;:&quot;2X773DPX&quot;,&quot;properties&quot;:{&quot;formattedCitation&quot;:&quot;{\\rtf \\super 23\\nosupersub{}}&quot;,&quot;plainCitation&quot;:&quot;23&quot;},&quot;citationItems&quot;:[{&quot;id&quot;:354,&quot;uris&quot;:[&quot;http://zotero.org/users/local/RPudwOpx/items/435JV6DT&quot;],&quot;uri&quot;:[&quot;http://zotero.org/users/local/RPudwOpx/items/435JV6DT&quot;],&quot;itemData&quot;:{&quot;id&quot;:354,&quot;type&quot;:&quot;article-journal&quot;,&quot;title&quot;:&quot;It's not about the data&quot;,&quot;container-title&quot;:&quot;Nature Genetics&quot;,&quot;page&quot;:&quot;111-111&quot;,&quot;volume&quot;:&quot;44&quot;,&quot;issue&quot;:&quot;2&quot;,&quot;source&quot;:&quot;www.nature.com&quot;,&quot;abstract&quot;:&quot;Researchers, funders and journals are in broad agreement that data must be accessible to support the conclusions of scientific publications and for the research to have impact. What is lacking is agreement on timing, formatting and attribution.&quot;,&quot;DOI&quot;:&quot;10.1038/ng.1099&quot;,&quot;ISSN&quot;:&quot;1061-4036&quot;,&quot;journalAbbreviation&quot;:&quot;Nat Genet&quot;,&quot;language&quot;:&quot;en&quot;,&quot;issued&quot;:{&quot;date-parts&quot;:[[&quot;2012&quot;,2]]},&quot;accessed&quot;:{&quot;date-parts&quot;:[[&quot;2013&quot;,8,8]]}}}],&quot;schema&quot;:&quot;https://github.com/citation-style-language/schema/raw/master/csl-citation.json&quot;} RNDmpUGwnXuG4"/><text:span text:style-name="T171">23</text:span><text:reference-mark-end text:name="ZOTERO_ITEM CSL_CITATION {&quot;citationID&quot;:&quot;2X773DPX&quot;,&quot;properties&quot;:{&quot;formattedCitation&quot;:&quot;{\\rtf \\super 23\\nosupersub{}}&quot;,&quot;plainCitation&quot;:&quot;23&quot;},&quot;citationItems&quot;:[{&quot;id&quot;:354,&quot;uris&quot;:[&quot;http://zotero.org/users/local/RPudwOpx/items/435JV6DT&quot;],&quot;uri&quot;:[&quot;http://zotero.org/users/local/RPudwOpx/items/435JV6DT&quot;],&quot;itemData&quot;:{&quot;id&quot;:354,&quot;type&quot;:&quot;article-journal&quot;,&quot;title&quot;:&quot;It's not about the data&quot;,&quot;container-title&quot;:&quot;Nature Genetics&quot;,&quot;page&quot;:&quot;111-111&quot;,&quot;volume&quot;:&quot;44&quot;,&quot;issue&quot;:&quot;2&quot;,&quot;source&quot;:&quot;www.nature.com&quot;,&quot;abstract&quot;:&quot;Researchers, funders and journals are in broad agreement that data must be accessible to support the conclusions of scientific publications and for the research to have impact. What is lacking is agreement on timing, formatting and attribution.&quot;,&quot;DOI&quot;:&quot;10.1038/ng.1099&quot;,&quot;ISSN&quot;:&quot;1061-4036&quot;,&quot;journalAbbreviation&quot;:&quot;Nat Genet&quot;,&quot;language&quot;:&quot;en&quot;,&quot;issued&quot;:{&quot;date-parts&quot;:[[&quot;2012&quot;,2]]},&quot;accessed&quot;:{&quot;date-parts&quot;:[[&quot;2013&quot;,8,8]]}}}],&quot;schema&quot;:&quot;https://github.com/citation-style-language/schema/raw/master/csl-citation.json&quot;} RNDmpUGwnXuG4"/><text:span text:style-name="T276">.</text:span></text:p>
      <text:p text:style-name="P24"><text:span text:style-name="T88">T</text:span><text:span text:style-name="T89">he central metaphor of the user interface is symmetry between the logical structure and the file structure. Each project represents a folder of the same name containing one or more subdirectories, each representing a workflow of the same name. Each workflow is composed of one or more applications whose input data resides in the workflow folder. Each application has inputs, resources and outputs. This simple and intuitive symmetry is designed to increase transparency and facilitate data navigation. Agua's 'Folders' tab, </text:span><text:span text:style-name="T90">which is </text:span><text:span text:style-name="T89">similar in appearance to a desktop file explorer, enables the user to browse, delete, upload, download and view inside files.</text:span></text:p>
      <text:p text:style-name="P41">Data provenance is explicitly defined in the data input stages of the workflow, such as downloading files by FTP, accessing S3 buckets or creating EC2 volumes from snapshots of data archives. Agua also retains workflow provenance information such as the owner, workflow application run dates and content type.</text:p>
      <text:p text:style-name="P38">Sharing</text:p>
      <text:p text:style-name="P12"><text:span text:style-name="T227">The group is central to Agua's data access model. Users can create groups and add other users to their groups. </text:span><text:span text:style-name="T226">Group </text:span><text:span text:style-name="T227">access permissions mirror the three progressive levels of Linux file permissions: the owner's access, group members' access and public access. </text:span><text:span text:style-name="T228">Users can add a project to a group to permit the group users to access the project's files and workflow</text:span><text:span text:style-name="T225">. </text:span><text:span text:style-name="T228">For example, t</text:span><text:span text:style-name="T225">o access a </text:span><text:span text:style-name="T228">project </text:span>folder <text:span text:style-name="T225">owned by another user, the user has to be added to the group to which the project belongs. </text:span><text:span text:style-name="T229">Similarly, </text:span><text:span text:style-name="T230">genomic views </text:span><text:span text:style-name="T229">can be shared </text:span><text:span text:style-name="T230">with other users by adding them to the group to which the project </text:span><text:span text:style-name="T231">containing the views </text:span><text:span text:style-name="T230">belongs</text:span><text:span text:style-name="T229">.</text:span></text:p>
      <text:p text:style-name="P16"><text:span text:style-name="T202">Scalable </text:span><text:span text:style-name="T203">Computi</text:span><text:span text:style-name="T204">ng</text:span></text:p>
      <text:p text:style-name="P28"><text:soft-page-break/><text:span text:style-name="T258">Current NGS technologies require considerable computing resources for sequence processing and analysis. </text:span><text:span text:style-name="T259">Aside from completing jobs in less time, </text:span><text:span text:style-name="T260">using </text:span><text:span text:style-name="T261">more</text:span><text:span text:style-name="T260"> nodes</text:span><text:span text:style-name="T259"> also reduces storage costs. </text:span><text:span text:style-name="T262">However, using too many nodes during less computationally demanding steps in a workflow can result needless waste of resources. </text:span><text:span text:style-name="T263">Agua </text:span><text:span text:style-name="T264">integrates</text:span><text:span text:style-name="T263"> </text:span><text:span text:style-name="T264">the </text:span><text:span text:style-name="T263">StarCluster </text:span><text:span text:style-name="T264">(</text:span><text:a xlink:type="simple" xlink:href="http://star.mit.edu/cluster/"><text:span text:style-name="T264">http://star.mit.edu/cluster/</text:span></text:a><text:span text:style-name="T264">) </text:span><text:span text:style-name="T263">cluster </text:span><text:span text:style-name="T264">computing toolkit</text:span><text:span text:style-name="T263">, </text:span><text:span text:style-name="T265">which </text:span><text:span text:style-name="T264">is </text:span><text:span text:style-name="T265">scalable to 10,000 nodes</text:span><text:reference-mark-start text:name="ZOTERO_ITEM CSL_CITATION {&quot;citationID&quot;:&quot;2oqf6fdkuh&quot;,&quot;properties&quot;:{&quot;formattedCitation&quot;:&quot;{\\rtf \\super 24\\nosupersub{}}&quot;,&quot;plainCitation&quot;:&quot;24&quot;},&quot;citationItems&quot;:[{&quot;id&quot;:363,&quot;uris&quot;:[&quot;http://zotero.org/users/local/RPudwOpx/items/VMGTNW9Z&quot;],&quot;uri&quot;:[&quot;http://zotero.org/users/local/RPudwOpx/items/VMGTNW9Z&quot;],&quot;itemData&quot;:{&quot;id&quot;:363,&quot;type&quot;:&quot;article&quot;,&quot;title&quot;:&quot;Running a 10,000-node Grid Engine Cluster in Amazon EC2&quot;,&quot;URL&quot;:&quot;http://blogs.scalablelogic.com/2012/11/running-10000-node-grid-engine-cluster.html&quot;,&quot;author&quot;:[{&quot;family&quot;:&quot;Ho&quot;,&quot;given&quot;:&quot;Rayson&quot;}],&quot;accessed&quot;:{&quot;date-parts&quot;:[[&quot;2014&quot;,8,7]]}}}],&quot;schema&quot;:&quot;https://github.com/citation-style-language/schema/raw/master/csl-citation.json&quot;} RNDV8rIeFNhOQ"/><text:span text:style-name="T170">24</text:span><text:reference-mark-end text:name="ZOTERO_ITEM CSL_CITATION {&quot;citationID&quot;:&quot;2oqf6fdkuh&quot;,&quot;properties&quot;:{&quot;formattedCitation&quot;:&quot;{\\rtf \\super 24\\nosupersub{}}&quot;,&quot;plainCitation&quot;:&quot;24&quot;},&quot;citationItems&quot;:[{&quot;id&quot;:363,&quot;uris&quot;:[&quot;http://zotero.org/users/local/RPudwOpx/items/VMGTNW9Z&quot;],&quot;uri&quot;:[&quot;http://zotero.org/users/local/RPudwOpx/items/VMGTNW9Z&quot;],&quot;itemData&quot;:{&quot;id&quot;:363,&quot;type&quot;:&quot;article&quot;,&quot;title&quot;:&quot;Running a 10,000-node Grid Engine Cluster in Amazon EC2&quot;,&quot;URL&quot;:&quot;http://blogs.scalablelogic.com/2012/11/running-10000-node-grid-engine-cluster.html&quot;,&quot;author&quot;:[{&quot;family&quot;:&quot;Ho&quot;,&quot;given&quot;:&quot;Rayson&quot;}],&quot;accessed&quot;:{&quot;date-parts&quot;:[[&quot;2014&quot;,8,7]]}}}],&quot;schema&quot;:&quot;https://github.com/citation-style-language/schema/raw/master/csl-citation.json&quot;} RNDV8rIeFNhOQ"/><text:span text:style-name="T263">. Once a cluster is started, StarCluster begins to auto-scale, adding new nodes when the number and average duration of jobs is high and removing nodes when demand slacks off. The user can preconfigure the minimum and maximum number of nodes for each StarCluster tailored to each workflow. The user can also change the minimum and maximum number of nodes while the workflow is in progress to best suit their budget and time constraints. </text:span></text:p>
      <text:p text:style-name="P39">Genomic Viewer</text:p>
      <text:p text:style-name="P9"><text:span text:style-name="T277">Agua’s genome viewer functionality incorporates the AJAX-enabled JBrowse genome viewer (</text:span><text:a xlink:type="simple" xlink:href="http://jbrowse.org/"><text:span text:style-name="T277">http://jbrowse.org</text:span></text:a><text:span text:style-name="T277">) to provide a fast, fluid and responsive genome browser interface with drag and drop feature track selection. </text:span><text:span text:style-name="T278">Users can zoom and pan in real time from nucleotide to chromosome level views. JBrowse displays pre-loaded feature tracks alongside feature tracks generated from workflow outputs. </text:span><text:span text:style-name="T279">R</text:span><text:span text:style-name="T278">ight-click context menus </text:span><text:span text:style-name="T279">allow the user </text:span><text:span text:style-name="T278">to display detailed feature information and open linked web pages. </text:span></text:p>
      <text:p text:style-name="P40">Conclusion</text:p>
      <text:p text:style-name="P8"><text:span text:style-name="T293">The </text:span><text:span text:style-name="T294">rate </text:span><text:span text:style-name="T293">of genomic data generation far surpasses our capacity to analyse the data. </text:span><text:span text:style-name="T236">Agua </text:span><text:span text:style-name="T237">proposes a</text:span><text:span text:style-name="T238"> user-centric</text:span><text:span text:style-name="T236"> </text:span><text:span text:style-name="T238">approach </text:span><text:span text:style-name="T237">to facilitating workflow </text:span><text:span text:style-name="T236">sharing, </text:span><text:span text:style-name="T239">reproducibility</text:span><text:span text:style-name="T236"> </text:span><text:span text:style-name="T240">and interpretation </text:span><text:span text:style-name="T293">to accelerate genomic analysis</text:span><text:span text:style-name="T236">. </text:span><text:span text:style-name="T280">Agua aims to maximize reproducibility and transparency</text:span><text:span text:style-name="T241"> </text:span><text:span text:style-name="T295">by </text:span><text:span text:style-name="T241">enabling the sharing of workflow configuration</text:span><text:span text:style-name="T280">s</text:span><text:span text:style-name="T241"> </text:span><text:span text:style-name="T280">using distributed version control </text:span><text:span text:style-name="T289">and a </text:span><text:span text:style-name="T280">proposed JSON-based workflow descriptor format </text:span><text:span text:style-name="T289">that </text:span><text:span text:style-name="T280">is </text:span><text:span text:style-name="T290">human-friendly </text:span><text:span text:style-name="T280">and </text:span><text:span text:style-name="T296">readily </text:span><text:span text:style-name="T280">usable in web and server applications. </text:span><text:span text:style-name="T297">Integration with distributed version control systems enhances reproducibility and transparency and is particularly suited to a federated model of workflow standards. </text:span></text:p>
      <text:p text:style-name="P7"><text:span text:style-name="T291">Agua's modular, plugin-based architecture, provides </text:span><text:span text:style-name="T281">a </text:span><text:span text:style-name="T234">flexible,</text:span><text:span text:style-name="T233"> end-to-end </text:span><text:span text:style-name="T235">cloud </text:span><text:span text:style-name="T241">platform </text:span><text:span text:style-name="T281">with rich features and easy extensibility. By enabling advanced management and interrogation of sequencing results by informatics non-experts, Agua lowers the technology barriers to using and understanding genomic data.</text:span></text:p>
      <text:p text:style-name="P26"><text:span text:style-name="T266">Although intended primarily as a bioinformatics platform, Agua</text:span><text:span text:style-name="T268">'s</text:span><text:span text:style-name="T266"> feature set and underlying technologies make it </text:span><text:span text:style-name="T267">suitable for use as a </text:span><text:span text:style-name="T266">workflow tool </text:span><text:span text:style-name="T267">in any scientific or commercial domain that uses </text:span><text:span text:style-name="T266">Linux command-line applications.</text:span></text:p>
      <text:p text:style-name="P27"><text:span text:style-name="T286">As</text:span><text:span text:style-name="T236"> the </text:span><text:span text:style-name="T286">bioinformatics </text:span><text:span text:style-name="T236">bottleneck shift</text:span><text:span text:style-name="T286">s </text:span><text:span text:style-name="T236">to </text:span><text:span text:style-name="T282">the integration of </text:span><text:span text:style-name="T236">clinical </text:span><text:span text:style-name="T286">and phenotypic </text:span><text:span text:style-name="T283">data</text:span><text:span text:style-name="T236"> </text:span><text:span text:style-name="T284">with</text:span><text:span text:style-name="T236"> genomic </text:span><text:span text:style-name="T283">data</text:span><text:span text:style-name="T285">, </text:span><text:span text:style-name="T287">r</text:span><text:span text:style-name="T179">eproducibility </text:span><text:span text:style-name="T180">remains critical to the advancement of </text:span><text:span text:style-name="T181">scientific </text:span><text:span text:style-name="T180">knowledge</text:span><text:span text:style-name="T179">. </text:span><text:span text:style-name="T182">T</text:span><text:span text:style-name="T287">he </text:span><text:span text:style-name="T288">open and user-centric </text:span><text:span text:style-name="T287">design philosophy of Agua and its implemented features are a valuable alternative </text:span><text:span text:style-name="T292">and</text:span><text:span text:style-name="T287"> complement to other workflow systems</text:span><text:span text:style-name="T179">. </text:span></text:p>
      <text:p text:style-name="P42"/>
      <text:p text:style-name="P4">List of abbreviations</text:p>
      <text:p text:style-name="P10"><text:span text:style-name="T187">GUI: Graphical User Interface; </text:span><text:span text:style-name="T199">JSON: Javascript Object Notation; </text:span><text:span text:style-name="T178">NGS: next-generation sequencing.</text:span></text:p>
      <text:p text:style-name="P4"/>
      <text:p text:style-name="P4">Authors' contributions</text:p>
      <text:p text:style-name="P11">SY and JG designed the approach, acquired the data, interpreted the results and wrote the manuscript. <text:soft-page-break/>SY implemented the Agua framework and maintains its website, repository and cloud presence.</text:p>
      <text:p text:style-name="P4"/>
      <text:p text:style-name="P4">Authors' information</text:p>
      <text:p text:style-name="P4"/>
      <text:p text:style-name="P4">Acknowledgements</text:p>
      <text:p text:style-name="P4"/>
      <text:p text:style-name="P44">References</text:p>
      <text:section text:style-name="Sect1" text:name="ZOTERO_BIBL {&quot;custom&quot;:[]} CSL_BIBLIOGRAPHY RNDNmgaTCvvWl">
        <text:p text:style-name="Bibliography_20_1"><text:span text:style-name="T177">1.</text:span><text:tab/>FASTSTATS - Deaths and Mortality. at &lt;http://www.cdc.gov/nchs/fastats/deaths.htm&gt;</text:p>
        <text:p text:style-name="Bibliography_20_1">2.<text:tab/>Galperin, M. Y. &amp; Fernandez-Suarez, X. M. The 2012 Nucleic Acids Research Database Issue and the online Molecular Biology Database Collection. <text:span text:style-name="T172">Nucleic Acids Res.</text:span><text:span text:style-name="T174"> </text:span><text:span text:style-name="T175">40,</text:span><text:span text:style-name="T176"> D1–D8 (2012).</text:span></text:p>
        <text:p text:style-name="Bibliography_20_1"><text:span text:style-name="T176">3.<text:tab/>Bolchini, D., Finkelstein, A., Perrone, V. &amp; Nagl, S. Better bioinformatics through usability analysis. </text:span><text:span text:style-name="T173">Bioinformatics</text:span><text:span text:style-name="T176"> </text:span><text:span text:style-name="T175">25,</text:span><text:span text:style-name="T176"> 406–412 (2009).</text:span></text:p>
        <text:p text:style-name="Bibliography_20_1"><text:span text:style-name="T176">4.<text:tab/>Kedes, L. &amp; Campany, G. The new date, new format, new goals and new sponsor of the Archon Genomics X PRIZE Competition. </text:span><text:span text:style-name="T173">Nat. Genet.</text:span><text:span text:style-name="T176"> </text:span><text:span text:style-name="T175">43,</text:span><text:span text:style-name="T176"> 1055–1058 (2011).</text:span></text:p>
        <text:p text:style-name="Bibliography_20_1"><text:span text:style-name="T176">5.<text:tab/>Nekrutenko, A. &amp; Taylor, J. Next-generation sequencing data interpretation: enhancing reproducibility and accessibility. </text:span><text:span text:style-name="T173">Nat. Rev. Genet.</text:span><text:span text:style-name="T176"> </text:span><text:span text:style-name="T175">13,</text:span><text:span text:style-name="T176"> 667–672 (2012).</text:span></text:p>
        <text:p text:style-name="Bibliography_20_1"><text:span text:style-name="T176">6.<text:tab/>Mesirov, J. P. Accessible Reproducible Research. </text:span><text:span text:style-name="T173">Science</text:span><text:span text:style-name="T176"> </text:span><text:span text:style-name="T175">327,</text:span><text:span text:style-name="T176"> 415–416 (2010).</text:span></text:p>
        <text:p text:style-name="Bibliography_20_1"><text:span text:style-name="T176">7.<text:tab/>Goecks, J., Nekrutenko, A. &amp; Taylor, J. Galaxy: a comprehensive approach for supporting accessible, reproducible, and transparent computational research in the life sciences. </text:span><text:span text:style-name="T173">Genome Biol.</text:span><text:span text:style-name="T176"> </text:span><text:span text:style-name="T175">11,</text:span><text:span text:style-name="T176"> R86 (2010).</text:span></text:p>
        <text:p text:style-name="Bibliography_20_1"><text:span text:style-name="T176">8.<text:tab/>Huang, Y. &amp; Gottardo, R. Comparability and reproducibility of biomedical data. </text:span><text:span text:style-name="T173">Brief. Bioinform.</text:span><text:span text:style-name="T176"> </text:span><text:span text:style-name="T175">14,</text:span><text:span text:style-name="T176"> 391–401 (2013).</text:span></text:p>
        <text:p text:style-name="Bibliography_20_1"><text:span text:style-name="T176">9.<text:tab/>Rice, P., Longden, I. &amp; Bleasby, A. EMBOSS: the European Molecular Biology Open Software Suite. </text:span><text:span text:style-name="T173">Trends Genet. TIG</text:span><text:span text:style-name="T176"> </text:span><text:span text:style-name="T175">16,</text:span><text:span text:style-name="T176"> 276–277 (2000).</text:span></text:p>
        <text:p text:style-name="P54">10.<text:tab/>EMBOSS. at &lt;http://emboss.sourceforge.net/&gt;</text:p>
        <text:p text:style-name="P54">11.<text:tab/>NCBITools (NCBI Software Collaboration). at &lt;https://github.com/NCBITools/&gt;</text:p>
        <text:p text:style-name="Bibliography_20_1"><text:span text:style-name="T176">12.<text:tab/>Lushbough, C., Bergman, M. K., Lawrence, C. J., Jennewein, D. &amp; Brendel, V. BioExtract Server&amp;#x2014;An Integrated Workflow-Enabling System to Access and Analyze Heterogeneous, Distributed Biomolecular Data. </text:span><text:span text:style-name="T173">IEEE/ACM Trans. Comput. Biol. Bioinform.</text:span><text:span text:style-name="T176"> </text:span><text:span text:style-name="T175">7,</text:span><text:span text:style-name="T176"> 12–24 (2010).</text:span></text:p>
        <text:p text:style-name="Bibliography_20_1"><text:span text:style-name="T176">13.<text:tab/>Berthold, M. R. </text:span><text:span text:style-name="T173">et al.</text:span><text:span text:style-name="T176"> in </text:span><text:span text:style-name="T173">Data Anal. Mach. Learn. Appl.</text:span><text:span text:style-name="T176"> (Preisach, C., Burkhardt, P. D. H., Schmidt-Thieme, P. D. L. &amp; Decker, P. D. R.) 319–326 (Springer Berlin Heidelberg, 2008). at &lt;http://link.springer.com/chapter/10.1007/978-3-540-78246-9_38&gt;</text:span></text:p>
        <text:p text:style-name="Bibliography_20_1"><text:span text:style-name="T176">14.<text:tab/>Taylor, J., Schenck, I., Blankenberg, D. &amp; Nekrutenko, A. in </text:span><text:span text:style-name="T173">Curr. Protoc. Bioinforma.</text:span><text:span text:style-name="T176"> (John Wiley &amp; Sons, Inc., 2002). at &lt;http://onlinelibrary.wiley.com/doi/10.1002/0471250953.bi1005s19/abstract&gt;</text:span></text:p>
        <text:p text:style-name="Bibliography_20_1"><text:span text:style-name="T176">15.<text:tab/>Reich, M. </text:span><text:span text:style-name="T173">et al.</text:span><text:span text:style-name="T176"> GenePattern 2.0. </text:span><text:span text:style-name="T173">Nat. Genet.</text:span><text:span text:style-name="T176"> </text:span><text:span text:style-name="T175">38,</text:span><text:span text:style-name="T176"> 500–501 (2006).</text:span></text:p>
        <text:p text:style-name="Bibliography_20_1"><text:span text:style-name="T176">16.<text:tab/>Néron, B. </text:span><text:span text:style-name="T173">et al.</text:span><text:span text:style-name="T176"> Mobyle: a new full web bioinformatics framework. </text:span><text:span text:style-name="T173">Bioinformatics</text:span><text:span text:style-name="T176"> </text:span><text:span text:style-name="T175">25,</text:span><text:span text:style-name="T176"> 3005–3011 (2009).</text:span></text:p>
        <text:p text:style-name="Bibliography_20_1"><text:span text:style-name="T176">17.<text:tab/>Deelman, E., Blythe, J., Gil, Y. &amp; Kesselman, C. </text:span><text:span text:style-name="T173">Pegasus: Planning for Execution in Grids</text:span><text:span text:style-name="T176">. (2002).</text:span></text:p>
        <text:p text:style-name="P54">18.<text:tab/>Garret, J. Ajax: A New Approach to Web <text:s/>Applications. (2005). at &lt;www.adaptivepath.com/publications/essays/archives/0 00385.php&gt;</text:p>
        <text:p text:style-name="Bibliography_20_1"><text:span text:style-name="T176">19.<text:tab/>Kasemvilas, S. &amp; Firpo, D. Effects of AJAX Technology on the Usability of Blogs. in </text:span><text:span text:style-name="T173">Proc. Symp. Hum. Interface 2009 Hum. Interface Manag. Inf. Inf. Interact. Part II Held Part HCI Int. 2009</text:span><text:span text:style-name="T176"> 45–54 (Springer-Verlag, 2009). doi:10.1007/978-3-642-02559-4_6</text:span></text:p>
        <text:p text:style-name="Bibliography_20_1"><text:span text:style-name="T176">20.<text:tab/>Kluge, J., Kargl, F. &amp; Weber, M. The Effects of the AJAX Technology on Web Application Usability. in </text:span><text:span text:style-name="T173">WEBIST 2007 Int. Conf. Web Inf. Syst. Technol.</text:span><text:span text:style-name="T176"> 289–294 (2007).</text:span></text:p>
        <text:p text:style-name="P54"><text:soft-page-break/>21.<text:tab/>Designing for the Scent of Information. The Essentials Every Designer Needs to Know About How Users Navigate Through Large Web Sites. at &lt;http://www.uie.com/reports/scent_of_information/&gt;</text:p>
        <text:p text:style-name="P54">22.<text:tab/>Pilgrim, C. J. An investigation of usability issues in AJAX based web sites. (2013). at &lt;http://researchbank.swinburne.edu.au/vital/access/manager/Repository/swin:33109&gt;</text:p>
        <text:p text:style-name="Bibliography_20_1"><text:span text:style-name="T176">23.<text:tab/>It’s not about the data. </text:span><text:span text:style-name="T173">Nat. Genet.</text:span><text:span text:style-name="T176"> </text:span><text:span text:style-name="T175">44,</text:span><text:span text:style-name="T176"> 111–111 (2012).</text:span></text:p>
        <text:p text:style-name="P54">24.<text:tab/>Ho, R. Running a 10,000-node Grid Engine Cluster in Amazon EC2. at &lt;http://blogs.scalablelogic.com/2012/11/running-10000-node-grid-engine-cluster.html&gt;</text:p>
      </text:section>
      <text:p text:style-name="P1"/>
      <text:p text:style-name="P2">Illustrations and figures (if any)</text:p>
      <text:p text:style-name="P2">Tables and captions (if any)</text:p>
      <text:p text:style-name="P2"/>
      <text:p text:style-name="P3"><draw:frame draw:style-name="fr1" draw:name="Object1" text:anchor-type="paragraph" svg:x="-0.7874in" svg:y="0in" svg:width="8.5in" svg:height="4.1492in" draw:z-index="0"><draw:object xlink:href="./Object 1" xlink:type="simple" xlink:show="embed" xlink:actuate="onLoad"/><draw:image xlink:href="./ObjectReplacements/Object 1" xlink:type="simple" xlink:show="embed" xlink:actuate="onLoad"/></draw:frame></text:p>
      <text:p text:style-name="P45"/>
      <text:p text:style-name="P46"><text:span text:style-name="T205">Figure 1. </text:span><text:span text:style-name="T301">Functionality coverage of g</text:span><text:span text:style-name="T206">enomic viewer</text:span><text:span text:style-name="T301">s</text:span><text:span text:style-name="T206"> and bioinformatics workflow tools</text:span></text:p>
      <text:p text:style-name="P46"><text:span text:style-name="T206"/></text:p>
      <text:p text:style-name="P48"><text:span text:style-name="T120"/></text:p>
      <text:p text:style-name="P48"><text:span text:style-name="T120"/></text:p>
      <text:p text:style-name="P48"><text:span text:style-name="T97">Figure 2. Workflow tab enables drag and drop of applications to create pipelines</text:span></text:p>
      <text:p text:style-name="P48"><text:span text:style-name="T97"/></text:p>
      <text:p text:style-name="P48"><text:span text:style-name="T97"/></text:p>
      <text:p text:style-name="P48"><text:span text:style-name="T97">Figure 3. Folder tab provides file manager view of remote filesystem</text:span></text:p>
      <text:p text:style-name="P48"><text:span text:style-name="T97"/></text:p>
      <text:p text:style-name="P48"><text:span text:style-name="T97"/></text:p>
      <text:p text:style-name="P48"><text:span text:style-name="T97">Figure 4. </text:span><text:span text:style-name="T98">View tab displays genomic features with drag and drop add/remove of feature tracks</text:span></text:p>
      <text:p text:style-name="P48"><text:span text:style-name="T98"/></text:p>
      <text:p text:style-name="P48"><text:span text:style-name="T98"/></text:p>
      <text:p text:style-name="P49"><text:span text:style-name="T98">Figure 5. </text:span><text:span text:style-name="T99">Admin tab enables quick addition of new applications and packages</text:span></text:p>
      <text:p text:style-name="P50"><text:soft-page-break/><text:span text:style-name="T99">Figure 6. Cloud tab provides easy management of cloud authentication and settings</text:span></text:p>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2665in" fo:margin-right="0in" fo:margin-top="0in" fo:margin-bottom="0in" style:contextual-spacing="false" style:line-height-at-least="0.1665in" fo:text-indent="-0.2665in" style:auto-text-indent="false">
        <style:tab-stops>
          <style:tab-stop style:position="0.2665in"/>
        </style:tab-stops>
      </style:paragraph-properties>
    </style:style>
    <style:style style:name="regulartext" style:family="paragraph" style:parent-style-name="Standard" style:default-outline-level="">
      <style:paragraph-properties fo:margin-top="0.0693in" fo:margin-bottom="0.0693in" style:contextual-spacing="false"/>
      <style:text-properties fo:font-size="12pt" style:font-name-asian="Times New Roman1" style:font-size-asian="12pt" style:font-size-complex="12pt"/>
    </style:style>
    <style:style style:name="Normal_20__28_Web_29_" style:display-name="Normal (Web)" style:family="paragraph" style:parent-style-name="Standard" style:default-outline-level="">
      <style:paragraph-properties fo:margin-top="0.0693in" fo:margin-bottom="0.0693in" style:contextual-spacing="false"/>
      <style:text-properties fo:font-size="12pt" style:font-name-asian="Times New Roman1" style:font-size-asian="12pt" style:font-size-complex="12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Lohit Hindi"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Lohit Hindi" style:font-size-complex="18pt" style:font-weight-complex="bold"/>
    </style:style>
    <style:style style:name="Frame_20_contents" style:display-name="Frame contents" style:family="paragraph" style:parent-style-name="Text_20_body" style:class="extra"/>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apple-style-span" style:family="text" style:parent-style-name="Default_20_Paragraph_20_Font"/>
    <style:style style:name="normal_5f__5f_char" style:display-name="normal__char" style:family="text" style:parent-style-name="Default_20_Paragraph_20_Font"/>
    <style:style style:name="Emphasis" style:family="text">
      <style:text-properties fo:font-style="italic" style:font-style-asian="italic" style:font-style-complex="italic"/>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young </meta:initial-creator>
    <meta:creation-date>2013-08-03T14:15:57</meta:creation-date>
    <meta:generator>LibreOffice/4.0.2.2$Linux_X86_64 LibreOffice_project/400m0$Build-2</meta:generator>
    <dc:date>2013-08-08T17:17:25</dc:date>
    <dc:creator>syoung </dc:creator>
    <meta:editing-duration>P3DT9H48M15S</meta:editing-duration>
    <meta:editing-cycles>542</meta:editing-cycles>
    <meta:document-statistic meta:table-count="0" meta:image-count="0" meta:object-count="1" meta:page-count="7" meta:paragraph-count="76" meta:word-count="2611" meta:character-count="18057" meta:non-whitespace-character-count="15528"/>
    <meta:user-defined meta:name="ZOTERO_PREF_1">&lt;data data-version="3" zotero-version="4.0.9"&gt;&lt;session id="ojmdXSzX"/&gt;&lt;style id="http://www.zotero.org/styles/nature" hasBibliography="1" bibliographyStyleHasBeenSet="1"/&gt;&lt;prefs&gt;&lt;pref name="fieldType" value="ReferenceMark"/&gt;&lt;pref name="storeReferences" va</meta:user-defined>
    <meta:user-defined meta:name="ZOTERO_PREF_2">lue="true"/&gt;&lt;pref name="automaticJournalAbbreviations" value="true"/&gt;&lt;pref name="noteType" value="0"/&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3335in"/>
    </style:style>
    <style:style style:name="co3" style:family="table-column">
      <style:table-column-properties fo:break-before="auto" style:column-width="3.598in"/>
    </style:style>
    <style:style style:name="co4" style:family="table-column">
      <style:table-column-properties fo:break-before="auto" style:column-width="0.861in"/>
    </style:style>
    <style:style style:name="co5" style:family="table-column">
      <style:table-column-properties fo:break-before="auto" style:column-width="1.0138in"/>
    </style:style>
    <style:style style:name="co6" style:family="table-column">
      <style:table-column-properties fo:break-before="auto" style:column-width="0.8299in"/>
    </style:style>
    <style:style style:name="co7" style:family="table-column">
      <style:table-column-properties fo:break-before="auto" style:column-width="1.111in"/>
    </style:style>
    <style:style style:name="co8" style:family="table-column">
      <style:table-column-properties fo:break-before="auto" style:column-width="0.972in"/>
    </style:style>
    <style:style style:name="co9" style:family="table-column">
      <style:table-column-properties fo:break-before="auto" style:column-width="0.7638in"/>
    </style:style>
    <style:style style:name="ro1" style:family="table-row">
      <style:table-row-properties style:row-height="0.178in" fo:break-before="auto" style:use-optimal-row-height="true"/>
    </style:style>
    <style:style style:name="ro2" style:family="table-row">
      <style:table-row-properties style:row-height="0.2693in" fo:break-before="auto" style:use-optimal-row-height="true"/>
    </style:style>
    <style:style style:name="ro3" style:family="table-row">
      <style:table-row-properties style:row-height="0.4972in" fo:break-before="auto" style:use-optimal-row-height="true"/>
    </style:style>
    <style:style style:name="ro4" style:family="table-row">
      <style:table-row-properties style:row-height="0.3854in" fo:break-before="auto" style:use-optimal-row-height="false"/>
    </style:style>
    <style:style style:name="ro5" style:family="table-row">
      <style:table-row-properties style:row-height="0.2681in" fo:break-before="auto" style:use-optimal-row-height="true"/>
    </style:style>
    <style:style style:name="ro6" style:family="table-row">
      <style:table-row-properties style:row-height="0.4272in" fo:break-before="auto" style:use-optimal-row-height="false"/>
    </style:style>
    <style:style style:name="ro7" style:family="table-row">
      <style:table-row-properties style:row-height="0.18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ff" style:rotation-align="none"/>
    </style:style>
    <style:style style:name="ce2" style:family="table-cell" style:parent-style-name="Default">
      <style:table-cell-properties fo:background-color="#ffffff" style:text-align-source="fix" style:repeat-content="false" fo:wrap-option="wrap" style:direction="ltr" style:rotation-angle="0" style:rotation-align="none" style:shrink-to-fit="false" style:vertical-align="middle" style:vertical-justify="auto"/>
      <style:paragraph-properties fo:text-align="center" css3t:text-justify="auto" fo:margin-left="0in" style:writing-mode="page"/>
    </style:style>
    <style:style style:name="ce3"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end" css3t:text-justify="auto" fo:margin-left="0in" style:writing-mode="page"/>
      <style:text-properties fo:color="#000000" style:text-outline="false" style:text-line-through-styl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6"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in" style:writing-mode="page"/>
      <style:text-properties fo:color="#00cc00" style:text-outline="false" style:text-line-through-style="none"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8"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in" style:writing-mode="page"/>
      <style:text-properties fo:color="#ff0000" style:text-outline="false" style:text-line-through-style="none"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9"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style:vertical-justify="auto"/>
      <style:paragraph-properties fo:text-align="center" css3t:text-justify="auto" fo:margin-left="0in" style:writing-mode="page"/>
      <style:text-properties fo:color="#00cc00"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11" style:family="table-cell" style:parent-style-name="Default">
      <style:table-cell-properties style:rotation-align="none"/>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6" table:number-columns-repeated="5" table:default-cell-style-name="Default"/>
        <table:table-row table:style-name="ro1">
          <table:table-cell table:number-columns-repeated="15"/>
        </table:table-row>
        <table:table-row table:style-name="ro2">
          <table:table-cell/>
          <table:table-cell table:style-name="ce1" table:number-columns-repeated="2"/>
          <table:table-cell table:style-name="ce5" office:value-type="string" table:number-columns-spanned="6" table:number-rows-spanned="1">
            <text:p>Genome viewers and annotators</text:p>
          </table:table-cell>
          <table:covered-table-cell table:number-columns-repeated="5" table:style-name="ce5"/>
          <table:table-cell table:style-name="ce10" office:value-type="string" table:number-columns-spanned="6" table:number-rows-spanned="1">
            <text:p>Workflow tools</text:p>
          </table:table-cell>
          <table:covered-table-cell table:number-columns-repeated="4" table:style-name="ce5"/>
          <table:covered-table-cell table:style-name="ce11"/>
        </table:table-row>
        <table:table-row table:style-name="ro3">
          <table:table-cell/>
          <table:table-cell table:style-name="ce2" table:number-columns-repeated="2"/>
          <table:table-cell table:style-name="ce6" office:value-type="string">
            <text:p>UCSC Genome Browser</text:p>
          </table:table-cell>
          <table:table-cell table:style-name="ce6" office:value-type="string">
            <text:p>Ensemble Genome Browser</text:p>
          </table:table-cell>
          <table:table-cell table:style-name="ce6" office:value-type="string">
            <text:p>Generic Genome Browser</text:p>
          </table:table-cell>
          <table:table-cell table:style-name="ce6" office:value-type="string">
            <text:p>Integrative Genome Viewer</text:p>
          </table:table-cell>
          <table:table-cell table:style-name="ce6" office:value-type="string">
            <text:p>Apollo</text:p>
          </table:table-cell>
          <table:table-cell table:style-name="ce6" office:value-type="string">
            <text:p>Jbrowse</text:p>
          </table:table-cell>
          <table:table-cell table:style-name="ce6" office:value-type="string">
            <text:p>Pise (Gpipe)</text:p>
          </table:table-cell>
          <table:table-cell table:style-name="ce6" office:value-type="string">
            <text:p>Galaxy</text:p>
          </table:table-cell>
          <table:table-cell table:style-name="ce6" office:value-type="string">
            <text:p>Taverna</text:p>
          </table:table-cell>
          <table:table-cell table:style-name="ce6" office:value-type="string">
            <text:p>Wildfire</text:p>
          </table:table-cell>
          <table:table-cell table:style-name="ce6" office:value-type="string">
            <text:p>CBJ</text:p>
          </table:table-cell>
          <table:table-cell table:style-name="ce6" office:value-type="string">
            <text:p>Agua</text:p>
          </table:table-cell>
        </table:table-row>
        <table:table-row table:style-name="ro4">
          <table:table-cell/>
          <table:table-cell table:style-name="ce3" office:value-type="string" table:number-columns-spanned="1" table:number-rows-spanned="9">
            <text:p>Genome Viewer Functions</text:p>
          </table:table-cell>
          <table:table-cell table:style-name="ce4" office:value-type="string">
            <text:p>Nucleotide level view</text:p>
          </table:table-cell>
          <table:table-cell table:number-columns-repeated="3" table:style-name="ce7" office:value-type="string">
            <text:p>√</text:p>
          </table:table-cell>
          <table:table-cell table:style-name="ce8" office:value-type="string">
            <text:p>X</text:p>
          </table:table-cell>
          <table:table-cell table:number-columns-repeated="2" table:style-name="ce7" office:value-type="string">
            <text:p>√</text:p>
          </table:table-cell>
          <table:table-cell table:number-columns-repeated="5" table:style-name="ce8" office:value-type="string">
            <text:p>X</text:p>
          </table:table-cell>
          <table:table-cell table:style-name="ce7" office:value-type="string">
            <text:p>√</text:p>
          </table:table-cell>
        </table:table-row>
        <table:table-row table:style-name="ro5">
          <table:table-cell/>
          <table:covered-table-cell table:style-name="ce3"/>
          <table:table-cell table:style-name="ce4" office:value-type="string">
            <text:p>Abundant genomic features</text:p>
          </table:table-cell>
          <table:table-cell table:number-columns-repeated="2" table:style-name="ce7" office:value-type="string">
            <text:p>√</text:p>
          </table:table-cell>
          <table:table-cell table:number-columns-repeated="9" table:style-name="ce8" office:value-type="string">
            <text:p>X</text:p>
          </table:table-cell>
          <table:table-cell table:style-name="ce7" office:value-type="string">
            <text:p>√</text:p>
          </table:table-cell>
        </table:table-row>
        <table:table-row table:style-name="ro5">
          <table:table-cell/>
          <table:covered-table-cell table:style-name="ce3"/>
          <table:table-cell table:style-name="ce4" office:value-type="string">
            <text:p>Interactive display</text:p>
          </table:table-cell>
          <table:table-cell table:number-columns-repeated="6" table:style-name="ce7" office:value-type="string">
            <text:p>√</text:p>
          </table:table-cell>
          <table:table-cell table:number-columns-repeated="5" table:style-name="ce8" office:value-type="string">
            <text:p>X</text:p>
          </table:table-cell>
          <table:table-cell table:style-name="ce7" office:value-type="string">
            <text:p>√</text:p>
          </table:table-cell>
        </table:table-row>
        <table:table-row table:style-name="ro5">
          <table:table-cell/>
          <table:covered-table-cell table:style-name="ce3"/>
          <table:table-cell table:style-name="ce4" office:value-type="string">
            <text:p>Rich context menu</text:p>
          </table:table-cell>
          <table:table-cell table:number-columns-repeated="4" table:style-name="ce8" office:value-type="string">
            <text:p>X</text:p>
          </table:table-cell>
          <table:table-cell table:style-name="ce7" office:value-type="string">
            <text:p>√</text:p>
          </table:table-cell>
          <table:table-cell table:number-columns-repeated="6" table:style-name="ce8" office:value-type="string">
            <text:p>X</text:p>
          </table:table-cell>
          <table:table-cell table:style-name="ce7" office:value-type="string">
            <text:p>√</text:p>
          </table:table-cell>
        </table:table-row>
        <table:table-row table:style-name="ro5">
          <table:table-cell/>
          <table:covered-table-cell table:style-name="ce3"/>
          <table:table-cell table:style-name="ce4" office:value-type="string">
            <text:p>Extensible genomic features</text:p>
          </table:table-cell>
          <table:table-cell table:number-columns-repeated="3" table:style-name="ce7" office:value-type="string">
            <text:p>√</text:p>
          </table:table-cell>
          <table:table-cell table:style-name="ce8" office:value-type="string">
            <text:p>X</text:p>
          </table:table-cell>
          <table:table-cell table:number-columns-repeated="2" table:style-name="ce7" office:value-type="string">
            <text:p>√</text:p>
          </table:table-cell>
          <table:table-cell table:number-columns-repeated="5" table:style-name="ce8" office:value-type="string">
            <text:p>X</text:p>
          </table:table-cell>
          <table:table-cell table:style-name="ce7" office:value-type="string">
            <text:p>√</text:p>
          </table:table-cell>
        </table:table-row>
        <table:table-row table:style-name="ro5">
          <table:table-cell/>
          <table:covered-table-cell table:style-name="ce3"/>
          <table:table-cell table:style-name="ce4" office:value-type="string">
            <text:p>Multiple feature views</text:p>
          </table:table-cell>
          <table:table-cell table:number-columns-repeated="6" table:style-name="ce7" office:value-type="string">
            <text:p>√</text:p>
          </table:table-cell>
          <table:table-cell table:number-columns-repeated="5" table:style-name="ce8" office:value-type="string">
            <text:p>X</text:p>
          </table:table-cell>
          <table:table-cell table:style-name="ce7" office:value-type="string">
            <text:p>√</text:p>
          </table:table-cell>
        </table:table-row>
        <table:table-row table:style-name="ro6">
          <table:table-cell/>
          <table:covered-table-cell table:style-name="ce3"/>
          <table:table-cell table:style-name="ce4" office:value-type="string">
            <text:p>Aggregate high level view</text:p>
          </table:table-cell>
          <table:table-cell table:number-columns-repeated="5" table:style-name="ce8" office:value-type="string">
            <text:p>X</text:p>
          </table:table-cell>
          <table:table-cell table:style-name="ce7" office:value-type="string">
            <text:p>√</text:p>
          </table:table-cell>
          <table:table-cell table:number-columns-repeated="5" table:style-name="ce8" office:value-type="string">
            <text:p>X</text:p>
          </table:table-cell>
          <table:table-cell table:style-name="ce7" office:value-type="string">
            <text:p>√</text:p>
          </table:table-cell>
        </table:table-row>
        <table:table-row table:style-name="ro6">
          <table:table-cell/>
          <table:covered-table-cell table:style-name="ce3"/>
          <table:table-cell table:style-name="ce4" office:value-type="string">
            <text:p>Fast view update</text:p>
          </table:table-cell>
          <table:table-cell table:number-columns-repeated="3" table:style-name="ce8" office:value-type="string">
            <text:p>X</text:p>
          </table:table-cell>
          <table:table-cell table:style-name="ce7" office:value-type="string">
            <text:p>√</text:p>
          </table:table-cell>
          <table:table-cell table:style-name="ce8" office:value-type="string">
            <text:p>X</text:p>
          </table:table-cell>
          <table:table-cell table:number-columns-repeated="2" table:style-name="ce7" office:value-type="string">
            <text:p>√</text:p>
          </table:table-cell>
          <table:table-cell table:number-columns-repeated="4" table:style-name="ce8" office:value-type="string">
            <text:p>X</text:p>
          </table:table-cell>
          <table:table-cell table:style-name="ce7" office:value-type="string">
            <text:p>√</text:p>
          </table:table-cell>
        </table:table-row>
        <table:table-row table:style-name="ro5">
          <table:table-cell/>
          <table:covered-table-cell table:style-name="ce3"/>
          <table:table-cell table:style-name="ce4" office:value-type="string">
            <text:p>Filter view based on data</text:p>
          </table:table-cell>
          <table:table-cell table:number-columns-repeated="3" table:style-name="ce8" office:value-type="string">
            <text:p>X</text:p>
          </table:table-cell>
          <table:table-cell table:style-name="ce9" office:value-type="string">
            <text:p>√</text:p>
          </table:table-cell>
          <table:table-cell table:number-columns-repeated="7" table:style-name="ce8" office:value-type="string">
            <text:p>X</text:p>
          </table:table-cell>
          <table:table-cell table:style-name="ce7" office:value-type="string">
            <text:p>√</text:p>
          </table:table-cell>
        </table:table-row>
        <table:table-row table:style-name="ro6">
          <table:table-cell/>
          <table:table-cell table:style-name="ce3" office:value-type="string" table:number-columns-spanned="1" table:number-rows-spanned="14">
            <text:p>Workflow Tool Functions</text:p>
          </table:table-cell>
          <table:table-cell table:style-name="ce4" office:value-type="string">
            <text:p>Maintain state (action history)</text:p>
          </table:table-cell>
          <table:table-cell table:number-columns-repeated="7" table:style-name="ce8" office:value-type="string">
            <text:p>X</text:p>
          </table:table-cell>
          <table:table-cell table:number-columns-repeated="5" table:style-name="ce7" office:value-type="string">
            <text:p>√</text:p>
          </table:table-cell>
        </table:table-row>
        <table:table-row table:style-name="ro6">
          <table:table-cell/>
          <table:covered-table-cell table:style-name="ce3"/>
          <table:table-cell table:style-name="ce4" office:value-type="string">
            <text:p>Standard workflows</text:p>
          </table:table-cell>
          <table:table-cell table:number-columns-repeated="6" table:style-name="ce8" office:value-type="string">
            <text:p>X</text:p>
          </table:table-cell>
          <table:table-cell table:number-columns-repeated="6" table:style-name="ce7" office:value-type="string">
            <text:p>√</text:p>
          </table:table-cell>
        </table:table-row>
        <table:table-row table:style-name="ro5">
          <table:table-cell/>
          <table:covered-table-cell table:style-name="ce3"/>
          <table:table-cell table:style-name="ce4" office:value-type="string">
            <text:p>Customisable workflows</text:p>
          </table:table-cell>
          <table:table-cell table:number-columns-repeated="7" table:style-name="ce8" office:value-type="string">
            <text:p>X</text:p>
          </table:table-cell>
          <table:table-cell table:number-columns-repeated="3" table:style-name="ce7" office:value-type="string">
            <text:p>√</text:p>
          </table:table-cell>
          <table:table-cell table:style-name="ce8" office:value-type="string">
            <text:p>X</text:p>
          </table:table-cell>
          <table:table-cell table:style-name="ce7" office:value-type="string">
            <text:p>√</text:p>
          </table:table-cell>
        </table:table-row>
        <table:table-row table:style-name="ro5">
          <table:table-cell/>
          <table:covered-table-cell table:style-name="ce3"/>
          <table:table-cell table:style-name="ce4" office:value-type="string">
            <text:p>Drag and drop workflows</text:p>
          </table:table-cell>
          <table:table-cell table:number-columns-repeated="7" table:style-name="ce8" office:value-type="string">
            <text:p>X</text:p>
          </table:table-cell>
          <table:table-cell table:style-name="ce7" office:value-type="string">
            <text:p>√</text:p>
          </table:table-cell>
          <table:table-cell table:style-name="ce8" office:value-type="string">
            <text:p>X</text:p>
          </table:table-cell>
          <table:table-cell table:number-columns-repeated="3" table:style-name="ce7" office:value-type="string">
            <text:p>√</text:p>
          </table:table-cell>
        </table:table-row>
        <table:table-row table:style-name="ro5">
          <table:table-cell/>
          <table:covered-table-cell table:style-name="ce3"/>
          <table:table-cell table:style-name="ce4" office:value-type="string">
            <text:p>Cluster execution</text:p>
          </table:table-cell>
          <table:table-cell table:number-columns-repeated="7" table:style-name="ce8" office:value-type="string">
            <text:p>X</text:p>
          </table:table-cell>
          <table:table-cell table:number-columns-repeated="5" table:style-name="ce7" office:value-type="string">
            <text:p>√</text:p>
          </table:table-cell>
        </table:table-row>
        <table:table-row table:style-name="ro5">
          <table:table-cell/>
          <table:covered-table-cell table:style-name="ce3"/>
          <table:table-cell table:style-name="ce4" office:value-type="string">
            <text:p>Grid execution</text:p>
          </table:table-cell>
          <table:table-cell table:number-columns-repeated="8" table:style-name="ce8" office:value-type="string">
            <text:p>X</text:p>
          </table:table-cell>
          <table:table-cell table:style-name="ce7" office:value-type="string">
            <text:p>√</text:p>
          </table:table-cell>
          <table:table-cell table:number-columns-repeated="3" table:style-name="ce8" office:value-type="string">
            <text:p>X</text:p>
          </table:table-cell>
        </table:table-row>
        <table:table-row table:style-name="ro5">
          <table:table-cell/>
          <table:covered-table-cell table:style-name="ce3"/>
          <table:table-cell table:style-name="ce4" office:value-type="string">
            <text:p>Loops, conditional branching</text:p>
          </table:table-cell>
          <table:table-cell table:number-columns-repeated="8" table:style-name="ce8" office:value-type="string">
            <text:p>X</text:p>
          </table:table-cell>
          <table:table-cell table:number-columns-repeated="3" table:style-name="ce7" office:value-type="string">
            <text:p>√</text:p>
          </table:table-cell>
          <table:table-cell table:style-name="ce8" office:value-type="string">
            <text:p>X</text:p>
          </table:table-cell>
        </table:table-row>
        <table:table-row table:style-name="ro5">
          <table:table-cell/>
          <table:covered-table-cell table:style-name="ce3"/>
          <table:table-cell table:style-name="ce4" office:value-type="string">
            <text:p>Data management</text:p>
          </table:table-cell>
          <table:table-cell table:number-columns-repeated="11" table:style-name="ce8" office:value-type="string">
            <text:p>X</text:p>
          </table:table-cell>
          <table:table-cell table:style-name="ce7" office:value-type="string">
            <text:p>√</text:p>
          </table:table-cell>
        </table:table-row>
        <table:table-row table:style-name="ro5">
          <table:table-cell/>
          <table:covered-table-cell table:style-name="ce3"/>
          <table:table-cell table:style-name="ce4" office:value-type="string">
            <text:p>Workflow search</text:p>
          </table:table-cell>
          <table:table-cell table:number-columns-repeated="10" table:style-name="ce8" office:value-type="string">
            <text:p>X</text:p>
          </table:table-cell>
          <table:table-cell table:number-columns-repeated="2" table:style-name="ce7" office:value-type="string">
            <text:p>√</text:p>
          </table:table-cell>
        </table:table-row>
        <table:table-row table:style-name="ro5">
          <table:table-cell/>
          <table:covered-table-cell table:style-name="ce3"/>
          <table:table-cell table:style-name="ce4" office:value-type="string">
            <text:p>Web interface</text:p>
          </table:table-cell>
          <table:table-cell table:number-columns-repeated="12" table:style-name="ce8" office:value-type="string">
            <text:p>X</text:p>
          </table:table-cell>
        </table:table-row>
        <table:table-row table:style-name="ro5">
          <table:table-cell/>
          <table:covered-table-cell table:style-name="ce3"/>
          <table:table-cell table:style-name="ce4" office:value-type="string">
            <text:p>Web service</text:p>
          </table:table-cell>
          <table:table-cell table:number-columns-repeated="8" table:style-name="ce8" office:value-type="string">
            <text:p>X</text:p>
          </table:table-cell>
          <table:table-cell table:number-columns-repeated="2" table:style-name="ce7" office:value-type="string">
            <text:p>√</text:p>
          </table:table-cell>
          <table:table-cell table:number-columns-repeated="2" table:style-name="ce8" office:value-type="string">
            <text:p>X</text:p>
          </table:table-cell>
        </table:table-row>
        <table:table-row table:style-name="ro5">
          <table:table-cell/>
          <table:covered-table-cell table:style-name="ce3"/>
          <table:table-cell table:style-name="ce4" office:value-type="string">
            <text:p>Plug 'n play applications</text:p>
          </table:table-cell>
          <table:table-cell table:number-columns-repeated="10" table:style-name="ce8" office:value-type="string">
            <text:p>X</text:p>
          </table:table-cell>
          <table:table-cell table:number-columns-repeated="2" table:style-name="ce7" office:value-type="string">
            <text:p>√</text:p>
          </table:table-cell>
        </table:table-row>
        <table:table-row table:style-name="ro5">
          <table:table-cell/>
          <table:covered-table-cell table:style-name="ce3"/>
          <table:table-cell table:style-name="ce4" office:value-type="string">
            <text:p>Annotation</text:p>
          </table:table-cell>
          <table:table-cell table:number-columns-repeated="10" table:style-name="ce8" office:value-type="string">
            <text:p>X</text:p>
          </table:table-cell>
          <table:table-cell table:number-columns-repeated="2" table:style-name="ce7" office:value-type="string">
            <text:p>√</text:p>
          </table:table-cell>
        </table:table-row>
        <table:table-row table:style-name="ro5">
          <table:table-cell/>
          <table:covered-table-cell table:style-name="ce3"/>
          <table:table-cell table:style-name="ce4" office:value-type="string">
            <text:p>Group access and sharing</text:p>
          </table:table-cell>
          <table:table-cell table:number-columns-repeated="10" table:style-name="ce8" office:value-type="string">
            <text:p>X</text:p>
          </table:table-cell>
          <table:table-cell table:number-columns-repeated="2" table:style-name="ce7" office:value-type="string">
            <text:p>√</text:p>
          </table:table-cell>
        </table:table-row>
        <table:table-row table:style-name="ro7" table:number-rows-repeated="1048549">
          <table:table-cell table:number-columns-repeated="15"/>
        </table:table-row>
        <table:table-row table:style-name="ro7">
          <table:table-cell table:number-columns-repeated="15"/>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0119P0" style:volatile="true" number:language="en" number:country="US">
      <number:currency-symbol/>
      <number:number number:decimal-places="0" number:min-integer-digits="1" number:grouping="true"/>
      <number:text> </number:text>
    </number:currency-style>
    <number:currency-style style:name="N10119" number:language="en" number:country="US">
      <number:text>(</number:text>
      <number:currency-symbol/>
      <number:number number:decimal-places="0" number:min-integer-digits="1" number:grouping="true"/>
      <number:text>)</number:text>
      <style:map style:condition="value()&gt;=0" style:apply-style-name="N10119P0"/>
    </number:currency-style>
    <number:currency-style style:name="N10120P0" style:volatile="true" number:language="en" number:country="US">
      <number:currency-symbol/>
      <number:number number:decimal-places="0" number:min-integer-digits="1" number:grouping="true"/>
      <number:text> </number:text>
    </number:currency-style>
    <number:currency-style style:name="N10120" number:language="en" number:country="US">
      <style:text-properties fo:color="#ff0000"/>
      <number:text>(</number:text>
      <number:currency-symbol/>
      <number:number number:decimal-places="0" number:min-integer-digits="1" number:grouping="true"/>
      <number:text>)</number:text>
      <style:map style:condition="value()&gt;=0" style:apply-style-name="N10120P0"/>
    </number:currency-style>
    <number:currency-style style:name="N10122P0" style:volatile="true" number:language="en" number:country="US">
      <number:currency-symbol/>
      <number:number number:decimal-places="2" number:min-integer-digits="1" number:grouping="true"/>
      <number:text> </number:text>
    </number:currency-style>
    <number:currency-style style:name="N10122" number:language="en" number:country="US">
      <number:text>(</number:text>
      <number:currency-symbol/>
      <number:number number:decimal-places="2"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number:min-integer-digits="1" number:grouping="true"/>
      <number:text> </number:text>
    </number:currency-style>
    <number:currency-style style:name="N10123" number:language="en" number:country="US">
      <style:text-properties fo:color="#ff0000"/>
      <number:text>(</number:text>
      <number:currency-symbol/>
      <number:number number:decimal-places="2" number:min-integer-digits="1" number:grouping="true"/>
      <number:text>)</number:text>
      <style:map style:condition="value()&gt;=0" style:apply-style-name="N10123P0"/>
    </number:currency-style>
    <number:date-style style:name="N10124" number:language="en" number:country="US">
      <number:month/>
      <number:text>/</number:text>
      <number:day/>
      <number:text>/</number:text>
      <number:year number:style="long"/>
    </number:date-style>
    <number:date-style style:name="N10125" number:language="en" number:country="US">
      <number:day/>
      <number:text>-</number:text>
      <number:month number:textual="true"/>
      <number:text>-</number:text>
      <number:year/>
    </number:date-style>
    <number:date-style style:name="N10126" number:language="en" number:country="US">
      <number:day/>
      <number:text>-</number:text>
      <number:month number:textual="true"/>
    </number:date-style>
    <number:date-style style:name="N10127" number:language="en" number:country="US">
      <number:month number:textual="true"/>
      <number:text>-</number:text>
      <number:year/>
    </number:date-style>
    <number:time-style style:name="N10128" number:language="en" number:country="US">
      <number:hours/>
      <number:text>:</number:text>
      <number:minutes number:style="long"/>
      <number:text> </number:text>
      <number:am-pm/>
    </number:time-style>
    <number:time-style style:name="N10129" number:language="en" number:country="US">
      <number:hours/>
      <number:text>:</number:text>
      <number:minutes number:style="long"/>
      <number:text>:</number:text>
      <number:seconds number:style="long"/>
      <number:text> </number:text>
      <number:am-pm/>
    </number:time-style>
    <number:time-style style:name="N10130" number:language="en" number:country="US">
      <number:hours/>
      <number:text>:</number:text>
      <number:minutes number:style="long"/>
    </number:time-style>
    <number:time-style style:name="N10131" number:language="en" number:country="US">
      <number:hours/>
      <number:text>:</number:text>
      <number:minutes number:style="long"/>
      <number:text>:</number:text>
      <number:seconds number:style="long"/>
    </number:time-style>
    <number:date-style style:name="N10132"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number:min-integer-digits="1" number:grouping="true"/>
      <number:text> </number:text>
    </number:number-style>
    <number:number-style style:name="N10134" number:language="en" number:country="US">
      <style:text-properties fo:color="#ff0000"/>
      <number:text>(</number:text>
      <number:number number:decimal-places="0" number:min-integer-digits="1" number:grouping="true"/>
      <number:text>)</number:text>
      <style:map style:condition="value()&gt;=0" style:apply-style-name="N10134P0"/>
    </number:number-style>
    <number:number-style style:name="N10136P0" style:volatile="true" number:language="en" number:country="US">
      <number:number number:decimal-places="2" number:min-integer-digits="1" number:grouping="true"/>
      <number:text> </number:text>
    </number:number-style>
    <number:number-style style:name="N10136" number:language="en" number:country="US">
      <style:text-properties fo:color="#ff0000"/>
      <number:text>(</number:text>
      <number:number number:decimal-places="2" number:min-integer-digits="1" number:grouping="true"/>
      <number:text>)</number:text>
      <style:map style:condition="value()&gt;=0" style:apply-style-name="N10136P0"/>
    </number:number-style>
    <number:number-style style:name="N10140P0" style:volatile="true" number:language="en" number:country="US">
      <number:fill-character> </number:fill-character>
      <number:number number:decimal-places="0" number:min-integer-digits="1" number:grouping="true"/>
      <number:text> </number:text>
    </number:number-style>
    <number:number-style style:name="N10140P1" style:volatile="true" number:language="en" number:country="US">
      <number:fill-character> </number:fill-character>
      <number:text>(</number:text>
      <number:number number:decimal-places="0" number:min-integer-digits="1" number:grouping="true"/>
      <number:text>)</number:text>
    </number:number-style>
    <number:number-style style:name="N10140P2" style:volatile="true" number:language="en" number:country="US">
      <number:fill-character> </number:fill-character>
      <number:text>- </number:text>
    </number:number-style>
    <number:text-style style:name="N10140" number:language="en" number:country="US">
      <number:text-content/>
      <number:text> </number:text>
      <style:map style:condition="value()&gt;0" style:apply-style-name="N10140P0"/>
      <style:map style:condition="value()&lt;0" style:apply-style-name="N10140P1"/>
      <style:map style:condition="value()=0" style:apply-style-name="N10140P2"/>
    </number:text-style>
    <number:currency-style style:name="N10144P0" style:volatile="true" number:language="en" number:country="US">
      <number:currency-symbol/>
      <number:fill-character> </number:fill-character>
      <number:number number:decimal-places="0" number:min-integer-digits="1" number:grouping="true"/>
      <number:text> </number:text>
    </number:currency-style>
    <number:currency-style style:name="N10144P1" style:volatile="true" number:language="en" number:country="US">
      <number:currency-symbol/>
      <number:fill-character> </number:fill-character>
      <number:text>(</number:text>
      <number:number number:decimal-places="0" number:min-integer-digits="1" number:grouping="true"/>
      <number:text>)</number:text>
    </number:currency-style>
    <number:currency-style style:name="N10144P2" style:volatile="true" number:language="en" number:country="US">
      <number:currency-symbol/>
      <number:fill-character> </number:fill-character>
      <number:text>- </number:text>
    </number:currency-style>
    <number:text-style style:name="N10144" number:language="en" number:country="US">
      <number:text-content/>
      <number:text> </number:text>
      <style:map style:condition="value()&gt;0" style:apply-style-name="N10144P0"/>
      <style:map style:condition="value()&lt;0" style:apply-style-name="N10144P1"/>
      <style:map style:condition="value()=0" style:apply-style-name="N10144P2"/>
    </number:text-style>
    <number:number-style style:name="N10148P0" style:volatile="true" number:language="en" number:country="US">
      <number:fill-character> </number:fill-character>
      <number:number number:decimal-places="2" number:min-integer-digits="1" number:grouping="true"/>
      <number:text> </number:text>
    </number:number-style>
    <number:number-style style:name="N10148P1" style:volatile="true" number:language="en" number:country="US">
      <number:fill-character> </number:fill-character>
      <number:text>(</number:text>
      <number:number number:decimal-places="2" number:min-integer-digits="1" number:grouping="true"/>
      <number:text>)</number:text>
    </number:number-style>
    <number:number-style style:name="N10148P2" style:volatile="true" number:language="en" number:country="US">
      <number:fill-character> </number:fill-character>
      <number:text>-</number:text>
      <number:number number:decimal-places="0" number:min-integer-digits="0"/>
      <number:text> </number:text>
    </number:number-style>
    <number:text-style style:name="N10148" number:language="en" number:country="US">
      <number:text-content/>
      <number:text> </number:text>
      <style:map style:condition="value()&gt;0" style:apply-style-name="N10148P0"/>
      <style:map style:condition="value()&lt;0" style:apply-style-name="N10148P1"/>
      <style:map style:condition="value()=0" style:apply-style-name="N10148P2"/>
    </number:text-style>
    <number:currency-style style:name="N10152P0" style:volatile="true" number:language="en" number:country="US">
      <number:currency-symbol/>
      <number:fill-character> </number:fill-character>
      <number:number number:decimal-places="2" number:min-integer-digits="1" number:grouping="true"/>
      <number:text> </number:text>
    </number:currency-style>
    <number:currency-style style:name="N10152P1" style:volatile="true" number:language="en" number:country="US">
      <number:currency-symbol/>
      <number:fill-character> </number:fill-character>
      <number:text>(</number:text>
      <number:number number:decimal-places="2" number:min-integer-digits="1" number:grouping="true"/>
      <number:text>)</number:text>
    </number:currency-style>
    <number:currency-style style:name="N10152P2" style:volatile="true" number:language="en" number:country="US">
      <number:currency-symbol/>
      <number:fill-character> </number:fill-character>
      <number:text>-</number:text>
      <number:number number:decimal-places="0" number:min-integer-digits="0"/>
      <number:text> </number:text>
    </number:currency-style>
    <number:text-style style:name="N10152" number:language="en" number:country="US">
      <number:text-content/>
      <number:text> </number:text>
      <style:map style:condition="value()&gt;0" style:apply-style-name="N10152P0"/>
      <style:map style:condition="value()&lt;0" style:apply-style-name="N10152P1"/>
      <style:map style:condition="value()=0" style:apply-style-name="N10152P2"/>
    </number:text-style>
    <number:time-style style:name="N10153" number:language="en" number:country="US">
      <number:minutes number:style="long"/>
      <number:text>:</number:text>
      <number:seconds number:style="long"/>
    </number:time-style>
    <number:time-style style:name="N10154" number:language="en" number:country="US" number:truncate-on-overflow="false">
      <number:hours/>
      <number:text>:</number:text>
      <number:minutes number:style="long"/>
      <number:text>:</number:text>
      <number:seconds number:style="long"/>
    </number:time-style>
    <number:time-style style:name="N10155" number:language="en" number:country="US">
      <number:minutes number:style="long"/>
      <number:text>:</number:text>
      <number:seconds number:style="long" number:decimal-places="1"/>
    </number:time-style>
    <number:number-style style:name="N10156" number:language="en" number:country="US">
      <number:scientific-number number:decimal-places="1" number:min-integer-digits="3" number:min-exponent-digits="1"/>
    </number:number-style>
    <style:style style:name="Default" style:family="table-cell"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8-08">00/00/0000</text:date>, <text:time style:data-style-name="N2" text:time-value="0000-00-00T01:20:49">00:00:00</text:time></text:p>
        </style:region-right>
      </style:header>
      <style:header-left style:display="false"/>
      <style:footer>
        <text:p>Page <text:page-number>1</text:page-number> / <text:page-count>99</text:page-count></text:p>
      </style:footer>
      <style:footer-left style:display="false"/>
    </style:master-page>
  </office:master-styles>
</office:document-styles>
</file>